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216_085745conf_memo" table:style-name="ta1">
        <table:shapes>
          <draw:frame draw:z-index="0" draw:style-name="gr1" draw:text-style-name="P1" svg:width="15.999cm" svg:height="8.999cm" svg:x="3.567cm" svg:y="475.588cm">
            <draw:object draw:notify-on-update-of-ranges="20230216_085745conf_memo.A1:20230216_085745conf_memo.A10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901745319366455" calcext:value-type="float">
            <text:p>0.901745319366455</text:p>
          </table:table-cell>
          <table:table-cell table:number-columns-repeated="2"/>
        </table:table-row>
        <table:table-row table:style-name="ro1">
          <table:table-cell office:value-type="float" office:value="0.902316749095917" calcext:value-type="float">
            <text:p>0.902316749095917</text:p>
          </table:table-cell>
          <table:table-cell table:number-columns-repeated="2"/>
        </table:table-row>
        <table:table-row table:style-name="ro1">
          <table:table-cell office:value-type="float" office:value="0.882185339927673" calcext:value-type="float">
            <text:p>0.882185339927673</text:p>
          </table:table-cell>
          <table:table-cell table:number-columns-repeated="2"/>
        </table:table-row>
        <table:table-row table:style-name="ro1">
          <table:table-cell office:value-type="float" office:value="0.847980856895447" calcext:value-type="float">
            <text:p>0.847980856895447</text:p>
          </table:table-cell>
          <table:table-cell table:number-columns-repeated="2"/>
        </table:table-row>
        <table:table-row table:style-name="ro1">
          <table:table-cell office:value-type="float" office:value="0.892020881175995" calcext:value-type="float">
            <text:p>0.892020881175995</text:p>
          </table:table-cell>
          <table:table-cell table:number-columns-repeated="2"/>
        </table:table-row>
        <table:table-row table:style-name="ro1">
          <table:table-cell office:value-type="float" office:value="0.901366114616394" calcext:value-type="float">
            <text:p>0.901366114616394</text:p>
          </table:table-cell>
          <table:table-cell table:number-columns-repeated="2"/>
        </table:table-row>
        <table:table-row table:style-name="ro1">
          <table:table-cell office:value-type="float" office:value="0.895798027515411" calcext:value-type="float">
            <text:p>0.895798027515411</text:p>
          </table:table-cell>
          <table:table-cell table:number-columns-repeated="2"/>
        </table:table-row>
        <table:table-row table:style-name="ro1">
          <table:table-cell office:value-type="float" office:value="0.900192022323608" calcext:value-type="float">
            <text:p>0.900192022323608</text:p>
          </table:table-cell>
          <table:table-cell table:number-columns-repeated="2"/>
        </table:table-row>
        <table:table-row table:style-name="ro1">
          <table:table-cell office:value-type="float" office:value="0.911071360111237" calcext:value-type="float">
            <text:p>0.911071360111237</text:p>
          </table:table-cell>
          <table:table-cell table:number-columns-repeated="2"/>
        </table:table-row>
        <table:table-row table:style-name="ro1">
          <table:table-cell office:value-type="float" office:value="0.903886914253235" calcext:value-type="float">
            <text:p>0.903886914253235</text:p>
          </table:table-cell>
          <table:table-cell table:number-columns-repeated="2"/>
        </table:table-row>
        <table:table-row table:style-name="ro1">
          <table:table-cell office:value-type="float" office:value="0.872052192687988" calcext:value-type="float">
            <text:p>0.872052192687988</text:p>
          </table:table-cell>
          <table:table-cell table:number-columns-repeated="2"/>
        </table:table-row>
        <table:table-row table:style-name="ro1">
          <table:table-cell office:value-type="float" office:value="0.887509822845459" calcext:value-type="float">
            <text:p>0.887509822845459</text:p>
          </table:table-cell>
          <table:table-cell table:number-columns-repeated="2"/>
        </table:table-row>
        <table:table-row table:style-name="ro1">
          <table:table-cell office:value-type="float" office:value="0.890698432922363" calcext:value-type="float">
            <text:p>0.890698432922363</text:p>
          </table:table-cell>
          <table:table-cell table:number-columns-repeated="2"/>
        </table:table-row>
        <table:table-row table:style-name="ro1">
          <table:table-cell office:value-type="float" office:value="0.902847170829773" calcext:value-type="float">
            <text:p>0.902847170829773</text:p>
          </table:table-cell>
          <table:table-cell table:number-columns-repeated="2"/>
        </table:table-row>
        <table:table-row table:style-name="ro1">
          <table:table-cell office:value-type="float" office:value="0.87258380651474" calcext:value-type="float">
            <text:p>0.87258380651474</text:p>
          </table:table-cell>
          <table:table-cell table:number-columns-repeated="2"/>
        </table:table-row>
        <table:table-row table:style-name="ro1">
          <table:table-cell office:value-type="float" office:value="0.895982563495636" calcext:value-type="float">
            <text:p>0.895982563495636</text:p>
          </table:table-cell>
          <table:table-cell table:number-columns-repeated="2"/>
        </table:table-row>
        <table:table-row table:style-name="ro1">
          <table:table-cell office:value-type="float" office:value="0.887316823005676" calcext:value-type="float">
            <text:p>0.887316823005676</text:p>
          </table:table-cell>
          <table:table-cell table:number-columns-repeated="2"/>
        </table:table-row>
        <table:table-row table:style-name="ro1">
          <table:table-cell office:value-type="float" office:value="0.895136952400208" calcext:value-type="float">
            <text:p>0.895136952400208</text:p>
          </table:table-cell>
          <table:table-cell table:number-columns-repeated="2"/>
        </table:table-row>
        <table:table-row table:style-name="ro1">
          <table:table-cell office:value-type="float" office:value="0.818774402141571" calcext:value-type="float">
            <text:p>0.818774402141571</text:p>
          </table:table-cell>
          <table:table-cell table:number-columns-repeated="2"/>
        </table:table-row>
        <table:table-row table:style-name="ro1">
          <table:table-cell office:value-type="float" office:value="0.851759016513824" calcext:value-type="float">
            <text:p>0.851759016513824</text:p>
          </table:table-cell>
          <table:table-cell table:number-columns-repeated="2"/>
        </table:table-row>
        <table:table-row table:style-name="ro1">
          <table:table-cell office:value-type="float" office:value="0.846272230148315" calcext:value-type="float">
            <text:p>0.846272230148315</text:p>
          </table:table-cell>
          <table:table-cell table:number-columns-repeated="2"/>
        </table:table-row>
        <table:table-row table:style-name="ro1">
          <table:table-cell office:value-type="float" office:value="0.89125007390976" calcext:value-type="float">
            <text:p>0.89125007390976</text:p>
          </table:table-cell>
          <table:table-cell table:number-columns-repeated="2"/>
        </table:table-row>
        <table:table-row table:style-name="ro1">
          <table:table-cell office:value-type="float" office:value="0.775108456611633" calcext:value-type="float">
            <text:p>0.775108456611633</text:p>
          </table:table-cell>
          <table:table-cell table:number-columns-repeated="2"/>
        </table:table-row>
        <table:table-row table:style-name="ro1">
          <table:table-cell office:value-type="float" office:value="0.478965729475021" calcext:value-type="float">
            <text:p>0.478965729475021</text:p>
          </table:table-cell>
          <table:table-cell table:number-columns-repeated="2"/>
        </table:table-row>
        <table:table-row table:style-name="ro1">
          <table:table-cell office:value-type="float" office:value="0.881737291812897" calcext:value-type="float">
            <text:p>0.881737291812897</text:p>
          </table:table-cell>
          <table:table-cell table:number-columns-repeated="2"/>
        </table:table-row>
        <table:table-row table:style-name="ro1">
          <table:table-cell office:value-type="float" office:value="0.835982263088226" calcext:value-type="float">
            <text:p>0.835982263088226</text:p>
          </table:table-cell>
          <table:table-cell table:number-columns-repeated="2"/>
        </table:table-row>
        <table:table-row table:style-name="ro1">
          <table:table-cell office:value-type="float" office:value="0.880946218967438" calcext:value-type="float">
            <text:p>0.880946218967438</text:p>
          </table:table-cell>
          <table:table-cell table:number-columns-repeated="2"/>
        </table:table-row>
        <table:table-row table:style-name="ro1">
          <table:table-cell office:value-type="float" office:value="0.833435654640198" calcext:value-type="float">
            <text:p>0.833435654640198</text:p>
          </table:table-cell>
          <table:table-cell table:number-columns-repeated="2"/>
        </table:table-row>
        <table:table-row table:style-name="ro1">
          <table:table-cell office:value-type="float" office:value="0.883302807807922" calcext:value-type="float">
            <text:p>0.883302807807922</text:p>
          </table:table-cell>
          <table:table-cell table:number-columns-repeated="2"/>
        </table:table-row>
        <table:table-row table:style-name="ro1">
          <table:table-cell office:value-type="float" office:value="0.902666866779327" calcext:value-type="float">
            <text:p>0.902666866779327</text:p>
          </table:table-cell>
          <table:table-cell table:number-columns-repeated="2"/>
        </table:table-row>
        <table:table-row table:style-name="ro1">
          <table:table-cell office:value-type="float" office:value="0.887291610240936" calcext:value-type="float">
            <text:p>0.887291610240936</text:p>
          </table:table-cell>
          <table:table-cell table:number-columns-repeated="2"/>
        </table:table-row>
        <table:table-row table:style-name="ro1">
          <table:table-cell office:value-type="float" office:value="0.891583561897278" calcext:value-type="float">
            <text:p>0.891583561897278</text:p>
          </table:table-cell>
          <table:table-cell table:number-columns-repeated="2"/>
        </table:table-row>
        <table:table-row table:style-name="ro1">
          <table:table-cell office:value-type="float" office:value="0.88160514831543" calcext:value-type="float">
            <text:p>0.88160514831543</text:p>
          </table:table-cell>
          <table:table-cell table:number-columns-repeated="2"/>
        </table:table-row>
        <table:table-row table:style-name="ro1">
          <table:table-cell office:value-type="float" office:value="0.900084316730499" calcext:value-type="float">
            <text:p>0.900084316730499</text:p>
          </table:table-cell>
          <table:table-cell table:number-columns-repeated="2"/>
        </table:table-row>
        <table:table-row table:style-name="ro1">
          <table:table-cell office:value-type="float" office:value="0.890924692153931" calcext:value-type="float">
            <text:p>0.890924692153931</text:p>
          </table:table-cell>
          <table:table-cell table:number-columns-repeated="2"/>
        </table:table-row>
        <table:table-row table:style-name="ro1">
          <table:table-cell office:value-type="float" office:value="0.890306651592254" calcext:value-type="float">
            <text:p>0.890306651592254</text:p>
          </table:table-cell>
          <table:table-cell table:number-columns-repeated="2"/>
        </table:table-row>
        <table:table-row table:style-name="ro1">
          <table:table-cell office:value-type="float" office:value="0.890980660915375" calcext:value-type="float">
            <text:p>0.890980660915375</text:p>
          </table:table-cell>
          <table:table-cell table:number-columns-repeated="2"/>
        </table:table-row>
        <table:table-row table:style-name="ro1">
          <table:table-cell office:value-type="float" office:value="0.892802000045776" calcext:value-type="float">
            <text:p>0.892802000045776</text:p>
          </table:table-cell>
          <table:table-cell table:number-columns-repeated="2"/>
        </table:table-row>
        <table:table-row table:style-name="ro1">
          <table:table-cell office:value-type="float" office:value="0.893921315670013" calcext:value-type="float">
            <text:p>0.893921315670013</text:p>
          </table:table-cell>
          <table:table-cell table:number-columns-repeated="2"/>
        </table:table-row>
        <table:table-row table:style-name="ro1">
          <table:table-cell office:value-type="float" office:value="0.894871830940247" calcext:value-type="float">
            <text:p>0.894871830940247</text:p>
          </table:table-cell>
          <table:table-cell table:number-columns-repeated="2"/>
        </table:table-row>
        <table:table-row table:style-name="ro1">
          <table:table-cell office:value-type="float" office:value="0.892484247684479" calcext:value-type="float">
            <text:p>0.892484247684479</text:p>
          </table:table-cell>
          <table:table-cell table:number-columns-repeated="2"/>
        </table:table-row>
        <table:table-row table:style-name="ro1">
          <table:table-cell office:value-type="float" office:value="0.89131885766983" calcext:value-type="float">
            <text:p>0.89131885766983</text:p>
          </table:table-cell>
          <table:table-cell table:number-columns-repeated="2"/>
        </table:table-row>
        <table:table-row table:style-name="ro1">
          <table:table-cell office:value-type="float" office:value="0.891943037509918" calcext:value-type="float">
            <text:p>0.891943037509918</text:p>
          </table:table-cell>
          <table:table-cell table:number-columns-repeated="2"/>
        </table:table-row>
        <table:table-row table:style-name="ro1">
          <table:table-cell office:value-type="float" office:value="0.890067636966705" calcext:value-type="float">
            <text:p>0.890067636966705</text:p>
          </table:table-cell>
          <table:table-cell table:number-columns-repeated="2"/>
        </table:table-row>
        <table:table-row table:style-name="ro1">
          <table:table-cell office:value-type="float" office:value="0.886523067951202" calcext:value-type="float">
            <text:p>0.886523067951202</text:p>
          </table:table-cell>
          <table:table-cell table:number-columns-repeated="2"/>
        </table:table-row>
        <table:table-row table:style-name="ro1">
          <table:table-cell office:value-type="float" office:value="0.888435661792755" calcext:value-type="float">
            <text:p>0.888435661792755</text:p>
          </table:table-cell>
          <table:table-cell table:number-columns-repeated="2"/>
        </table:table-row>
        <table:table-row table:style-name="ro1">
          <table:table-cell office:value-type="float" office:value="0.886749446392059" calcext:value-type="float">
            <text:p>0.886749446392059</text:p>
          </table:table-cell>
          <table:table-cell table:number-columns-repeated="2"/>
        </table:table-row>
        <table:table-row table:style-name="ro1">
          <table:table-cell office:value-type="float" office:value="0.893868088722229" calcext:value-type="float">
            <text:p>0.893868088722229</text:p>
          </table:table-cell>
          <table:table-cell table:number-columns-repeated="2"/>
        </table:table-row>
        <table:table-row table:style-name="ro1">
          <table:table-cell office:value-type="float" office:value="0.893732249736786" calcext:value-type="float">
            <text:p>0.893732249736786</text:p>
          </table:table-cell>
          <table:table-cell table:number-columns-repeated="2"/>
        </table:table-row>
        <table:table-row table:style-name="ro1">
          <table:table-cell office:value-type="float" office:value="0.90399032831192" calcext:value-type="float">
            <text:p>0.90399032831192</text:p>
          </table:table-cell>
          <table:table-cell table:number-columns-repeated="2"/>
        </table:table-row>
        <table:table-row table:style-name="ro1">
          <table:table-cell office:value-type="float" office:value="0.903107941150665" calcext:value-type="float">
            <text:p>0.903107941150665</text:p>
          </table:table-cell>
          <table:table-cell table:number-columns-repeated="2"/>
        </table:table-row>
        <table:table-row table:style-name="ro1">
          <table:table-cell office:value-type="float" office:value="0.907066464424133" calcext:value-type="float">
            <text:p>0.907066464424133</text:p>
          </table:table-cell>
          <table:table-cell table:number-columns-repeated="2"/>
        </table:table-row>
        <table:table-row table:style-name="ro1">
          <table:table-cell office:value-type="float" office:value="0.907477259635925" calcext:value-type="float">
            <text:p>0.907477259635925</text:p>
          </table:table-cell>
          <table:table-cell table:number-columns-repeated="2"/>
        </table:table-row>
        <table:table-row table:style-name="ro1">
          <table:table-cell office:value-type="float" office:value="0.905680775642395" calcext:value-type="float">
            <text:p>0.905680775642395</text:p>
          </table:table-cell>
          <table:table-cell table:number-columns-repeated="2"/>
        </table:table-row>
        <table:table-row table:style-name="ro1">
          <table:table-cell office:value-type="float" office:value="0.897253155708313" calcext:value-type="float">
            <text:p>0.897253155708313</text:p>
          </table:table-cell>
          <table:table-cell table:number-columns-repeated="2"/>
        </table:table-row>
        <table:table-row table:style-name="ro1">
          <table:table-cell office:value-type="float" office:value="0.897803068161011" calcext:value-type="float">
            <text:p>0.897803068161011</text:p>
          </table:table-cell>
          <table:table-cell table:number-columns-repeated="2"/>
        </table:table-row>
        <table:table-row table:style-name="ro1">
          <table:table-cell office:value-type="float" office:value="0.90383768081665" calcext:value-type="float">
            <text:p>0.90383768081665</text:p>
          </table:table-cell>
          <table:table-cell table:number-columns-repeated="2"/>
        </table:table-row>
        <table:table-row table:style-name="ro1">
          <table:table-cell office:value-type="float" office:value="0.900109648704529" calcext:value-type="float">
            <text:p>0.900109648704529</text:p>
          </table:table-cell>
          <table:table-cell table:number-columns-repeated="2"/>
        </table:table-row>
        <table:table-row table:style-name="ro1">
          <table:table-cell office:value-type="float" office:value="0.89061039686203" calcext:value-type="float">
            <text:p>0.89061039686203</text:p>
          </table:table-cell>
          <table:table-cell table:number-columns-repeated="2"/>
        </table:table-row>
        <table:table-row table:style-name="ro1">
          <table:table-cell office:value-type="float" office:value="0.878239929676056" calcext:value-type="float">
            <text:p>0.878239929676056</text:p>
          </table:table-cell>
          <table:table-cell table:number-columns-repeated="2"/>
        </table:table-row>
        <table:table-row table:style-name="ro1">
          <table:table-cell office:value-type="float" office:value="0.886681795120239" calcext:value-type="float">
            <text:p>0.886681795120239</text:p>
          </table:table-cell>
          <table:table-cell table:number-columns-repeated="2"/>
        </table:table-row>
        <table:table-row table:style-name="ro1">
          <table:table-cell office:value-type="float" office:value="0.886648595333099" calcext:value-type="float">
            <text:p>0.886648595333099</text:p>
          </table:table-cell>
          <table:table-cell table:number-columns-repeated="2"/>
        </table:table-row>
        <table:table-row table:style-name="ro1">
          <table:table-cell office:value-type="float" office:value="0.867134511470795" calcext:value-type="float">
            <text:p>0.867134511470795</text:p>
          </table:table-cell>
          <table:table-cell table:number-columns-repeated="2"/>
        </table:table-row>
        <table:table-row table:style-name="ro1">
          <table:table-cell office:value-type="float" office:value="0.87206381559372" calcext:value-type="float">
            <text:p>0.87206381559372</text:p>
          </table:table-cell>
          <table:table-cell table:number-columns-repeated="2"/>
        </table:table-row>
        <table:table-row table:style-name="ro1">
          <table:table-cell office:value-type="float" office:value="0.868716180324554" calcext:value-type="float">
            <text:p>0.868716180324554</text:p>
          </table:table-cell>
          <table:table-cell table:number-columns-repeated="2"/>
        </table:table-row>
        <table:table-row table:style-name="ro1">
          <table:table-cell office:value-type="float" office:value="0.875334620475769" calcext:value-type="float">
            <text:p>0.875334620475769</text:p>
          </table:table-cell>
          <table:table-cell table:number-columns-repeated="2"/>
        </table:table-row>
        <table:table-row table:style-name="ro1">
          <table:table-cell office:value-type="float" office:value="0.875090837478638" calcext:value-type="float">
            <text:p>0.875090837478638</text:p>
          </table:table-cell>
          <table:table-cell table:number-columns-repeated="2"/>
        </table:table-row>
        <table:table-row table:style-name="ro1">
          <table:table-cell office:value-type="float" office:value="0.881097257137299" calcext:value-type="float">
            <text:p>0.881097257137299</text:p>
          </table:table-cell>
          <table:table-cell table:number-columns-repeated="2"/>
        </table:table-row>
        <table:table-row table:style-name="ro1">
          <table:table-cell office:value-type="float" office:value="0.885363459587097" calcext:value-type="float">
            <text:p>0.885363459587097</text:p>
          </table:table-cell>
          <table:table-cell table:number-columns-repeated="2"/>
        </table:table-row>
        <table:table-row table:style-name="ro1">
          <table:table-cell office:value-type="float" office:value="0.881925344467163" calcext:value-type="float">
            <text:p>0.881925344467163</text:p>
          </table:table-cell>
          <table:table-cell table:number-columns-repeated="2"/>
        </table:table-row>
        <table:table-row table:style-name="ro1">
          <table:table-cell office:value-type="float" office:value="0.882555425167084" calcext:value-type="float">
            <text:p>0.882555425167084</text:p>
          </table:table-cell>
          <table:table-cell table:number-columns-repeated="2"/>
        </table:table-row>
        <table:table-row table:style-name="ro1">
          <table:table-cell office:value-type="float" office:value="0.902644515037537" calcext:value-type="float">
            <text:p>0.902644515037537</text:p>
          </table:table-cell>
          <table:table-cell table:number-columns-repeated="2"/>
        </table:table-row>
        <table:table-row table:style-name="ro1">
          <table:table-cell office:value-type="float" office:value="0.88774436712265" calcext:value-type="float">
            <text:p>0.88774436712265</text:p>
          </table:table-cell>
          <table:table-cell table:number-columns-repeated="2"/>
        </table:table-row>
        <table:table-row table:style-name="ro1">
          <table:table-cell office:value-type="float" office:value="0.883080065250397" calcext:value-type="float">
            <text:p>0.883080065250397</text:p>
          </table:table-cell>
          <table:table-cell table:number-columns-repeated="2"/>
        </table:table-row>
        <table:table-row table:style-name="ro1">
          <table:table-cell office:value-type="float" office:value="0.890135288238525" calcext:value-type="float">
            <text:p>0.890135288238525</text:p>
          </table:table-cell>
          <table:table-cell table:number-columns-repeated="2"/>
        </table:table-row>
        <table:table-row table:style-name="ro1">
          <table:table-cell office:value-type="float" office:value="0.896749496459961" calcext:value-type="float">
            <text:p>0.896749496459961</text:p>
          </table:table-cell>
          <table:table-cell table:number-columns-repeated="2"/>
        </table:table-row>
        <table:table-row table:style-name="ro1">
          <table:table-cell office:value-type="float" office:value="0.890246152877808" calcext:value-type="float">
            <text:p>0.890246152877808</text:p>
          </table:table-cell>
          <table:table-cell table:number-columns-repeated="2"/>
        </table:table-row>
        <table:table-row table:style-name="ro1">
          <table:table-cell office:value-type="float" office:value="0.893491566181183" calcext:value-type="float">
            <text:p>0.893491566181183</text:p>
          </table:table-cell>
          <table:table-cell table:number-columns-repeated="2"/>
        </table:table-row>
        <table:table-row table:style-name="ro1">
          <table:table-cell office:value-type="float" office:value="0.894822776317596" calcext:value-type="float">
            <text:p>0.894822776317596</text:p>
          </table:table-cell>
          <table:table-cell table:number-columns-repeated="2"/>
        </table:table-row>
        <table:table-row table:style-name="ro1">
          <table:table-cell office:value-type="float" office:value="0.888458847999573" calcext:value-type="float">
            <text:p>0.888458847999573</text:p>
          </table:table-cell>
          <table:table-cell table:number-columns-repeated="2"/>
        </table:table-row>
        <table:table-row table:style-name="ro1">
          <table:table-cell office:value-type="float" office:value="0.892933487892151" calcext:value-type="float">
            <text:p>0.892933487892151</text:p>
          </table:table-cell>
          <table:table-cell table:number-columns-repeated="2"/>
        </table:table-row>
        <table:table-row table:style-name="ro1">
          <table:table-cell office:value-type="float" office:value="0.89118880033493" calcext:value-type="float">
            <text:p>0.89118880033493</text:p>
          </table:table-cell>
          <table:table-cell table:number-columns-repeated="2"/>
        </table:table-row>
        <table:table-row table:style-name="ro1">
          <table:table-cell office:value-type="float" office:value="0.886355638504028" calcext:value-type="float">
            <text:p>0.886355638504028</text:p>
          </table:table-cell>
          <table:table-cell table:number-columns-repeated="2"/>
        </table:table-row>
        <table:table-row table:style-name="ro1">
          <table:table-cell office:value-type="float" office:value="0.867577254772186" calcext:value-type="float">
            <text:p>0.867577254772186</text:p>
          </table:table-cell>
          <table:table-cell table:number-columns-repeated="2"/>
        </table:table-row>
        <table:table-row table:style-name="ro1">
          <table:table-cell office:value-type="float" office:value="0.851680755615234" calcext:value-type="float">
            <text:p>0.851680755615234</text:p>
          </table:table-cell>
          <table:table-cell table:number-columns-repeated="2"/>
        </table:table-row>
        <table:table-row table:style-name="ro1">
          <table:table-cell office:value-type="float" office:value="0.850342154502869" calcext:value-type="float">
            <text:p>0.850342154502869</text:p>
          </table:table-cell>
          <table:table-cell table:number-columns-repeated="2"/>
        </table:table-row>
        <table:table-row table:style-name="ro1">
          <table:table-cell office:value-type="float" office:value="0.834325313568115" calcext:value-type="float">
            <text:p>0.834325313568115</text:p>
          </table:table-cell>
          <table:table-cell table:number-columns-repeated="2"/>
        </table:table-row>
        <table:table-row table:style-name="ro1">
          <table:table-cell office:value-type="float" office:value="0.843703985214233" calcext:value-type="float">
            <text:p>0.843703985214233</text:p>
          </table:table-cell>
          <table:table-cell table:number-columns-repeated="2"/>
        </table:table-row>
        <table:table-row table:style-name="ro1">
          <table:table-cell office:value-type="float" office:value="0.864651381969452" calcext:value-type="float">
            <text:p>0.864651381969452</text:p>
          </table:table-cell>
          <table:table-cell table:number-columns-repeated="2"/>
        </table:table-row>
        <table:table-row table:style-name="ro1">
          <table:table-cell office:value-type="float" office:value="0.88897317647934" calcext:value-type="float">
            <text:p>0.88897317647934</text:p>
          </table:table-cell>
          <table:table-cell table:number-columns-repeated="2"/>
        </table:table-row>
        <table:table-row table:style-name="ro1">
          <table:table-cell office:value-type="float" office:value="0.87801855802536" calcext:value-type="float">
            <text:p>0.87801855802536</text:p>
          </table:table-cell>
          <table:table-cell table:number-columns-repeated="2"/>
        </table:table-row>
        <table:table-row table:style-name="ro1">
          <table:table-cell office:value-type="float" office:value="0.894021153450012" calcext:value-type="float">
            <text:p>0.894021153450012</text:p>
          </table:table-cell>
          <table:table-cell table:number-columns-repeated="2"/>
        </table:table-row>
        <table:table-row table:style-name="ro1">
          <table:table-cell office:value-type="float" office:value="0.898951351642608" calcext:value-type="float">
            <text:p>0.898951351642608</text:p>
          </table:table-cell>
          <table:table-cell table:number-columns-repeated="2"/>
        </table:table-row>
        <table:table-row table:style-name="ro1">
          <table:table-cell office:value-type="float" office:value="0.906232476234436" calcext:value-type="float">
            <text:p>0.906232476234436</text:p>
          </table:table-cell>
          <table:table-cell table:number-columns-repeated="2"/>
        </table:table-row>
        <table:table-row table:style-name="ro1">
          <table:table-cell office:value-type="float" office:value="0.904326558113098" calcext:value-type="float">
            <text:p>0.904326558113098</text:p>
          </table:table-cell>
          <table:table-cell table:number-columns-repeated="2"/>
        </table:table-row>
        <table:table-row table:style-name="ro1">
          <table:table-cell office:value-type="float" office:value="0.896012365818024" calcext:value-type="float">
            <text:p>0.896012365818024</text:p>
          </table:table-cell>
          <table:table-cell table:number-columns-repeated="2"/>
        </table:table-row>
        <table:table-row table:style-name="ro1">
          <table:table-cell office:value-type="float" office:value="0.895472943782806" calcext:value-type="float">
            <text:p>0.895472943782806</text:p>
          </table:table-cell>
          <table:table-cell table:number-columns-repeated="2"/>
        </table:table-row>
        <table:table-row table:style-name="ro1">
          <table:table-cell office:value-type="float" office:value="0.882304847240448" calcext:value-type="float">
            <text:p>0.882304847240448</text:p>
          </table:table-cell>
          <table:table-cell table:number-columns-repeated="2"/>
        </table:table-row>
        <table:table-row table:style-name="ro1">
          <table:table-cell office:value-type="float" office:value="0.888491153717041" calcext:value-type="float">
            <text:p>0.888491153717041</text:p>
          </table:table-cell>
          <table:table-cell table:number-columns-repeated="2"/>
        </table:table-row>
        <table:table-row table:style-name="ro1">
          <table:table-cell office:value-type="float" office:value="0.900202810764313" calcext:value-type="float">
            <text:p>0.900202810764313</text:p>
          </table:table-cell>
          <table:table-cell table:number-columns-repeated="2"/>
        </table:table-row>
        <table:table-row table:style-name="ro1">
          <table:table-cell office:value-type="float" office:value="0.895323097705841" calcext:value-type="float">
            <text:p>0.895323097705841</text:p>
          </table:table-cell>
          <table:table-cell table:number-columns-repeated="2"/>
        </table:table-row>
        <table:table-row table:style-name="ro1">
          <table:table-cell office:value-type="float" office:value="0.921548247337341" calcext:value-type="float">
            <text:p>0.921548247337341</text:p>
          </table:table-cell>
          <table:table-cell table:number-columns-repeated="2"/>
        </table:table-row>
        <table:table-row table:style-name="ro1">
          <table:table-cell office:value-type="float" office:value="0.901502966880798" calcext:value-type="float">
            <text:p>0.901502966880798</text:p>
          </table:table-cell>
          <table:table-cell table:number-columns-repeated="2"/>
        </table:table-row>
        <table:table-row table:style-name="ro1">
          <table:table-cell office:value-type="float" office:value="0.900993227958679" calcext:value-type="float">
            <text:p>0.900993227958679</text:p>
          </table:table-cell>
          <table:table-cell table:number-columns-repeated="2"/>
        </table:table-row>
        <table:table-row table:style-name="ro1">
          <table:table-cell office:value-type="float" office:value="0.911802768707275" calcext:value-type="float">
            <text:p>0.911802768707275</text:p>
          </table:table-cell>
          <table:table-cell table:number-columns-repeated="2"/>
        </table:table-row>
        <table:table-row table:style-name="ro1">
          <table:table-cell office:value-type="float" office:value="0.916021704673767" calcext:value-type="float">
            <text:p>0.916021704673767</text:p>
          </table:table-cell>
          <table:table-cell table:number-columns-repeated="2"/>
        </table:table-row>
        <table:table-row table:style-name="ro1">
          <table:table-cell office:value-type="float" office:value="0.922020316123962" calcext:value-type="float">
            <text:p>0.922020316123962</text:p>
          </table:table-cell>
          <table:table-cell table:number-columns-repeated="2"/>
        </table:table-row>
        <table:table-row table:style-name="ro1">
          <table:table-cell office:value-type="float" office:value="0.918530404567718" calcext:value-type="float">
            <text:p>0.918530404567718</text:p>
          </table:table-cell>
          <table:table-cell table:number-columns-repeated="2"/>
        </table:table-row>
        <table:table-row table:style-name="ro1">
          <table:table-cell office:value-type="float" office:value="0.912513256072998" calcext:value-type="float">
            <text:p>0.912513256072998</text:p>
          </table:table-cell>
          <table:table-cell table:number-columns-repeated="2"/>
        </table:table-row>
        <table:table-row table:style-name="ro1">
          <table:table-cell office:value-type="float" office:value="0.910931646823883" calcext:value-type="float">
            <text:p>0.910931646823883</text:p>
          </table:table-cell>
          <table:table-cell table:number-columns-repeated="2"/>
        </table:table-row>
        <table:table-row table:style-name="ro1">
          <table:table-cell office:value-type="float" office:value="0.916266202926636" calcext:value-type="float">
            <text:p>0.916266202926636</text:p>
          </table:table-cell>
          <table:table-cell table:number-columns-repeated="2"/>
        </table:table-row>
        <table:table-row table:style-name="ro1">
          <table:table-cell office:value-type="float" office:value="0.905718445777893" calcext:value-type="float">
            <text:p>0.905718445777893</text:p>
          </table:table-cell>
          <table:table-cell table:number-columns-repeated="2"/>
        </table:table-row>
        <table:table-row table:style-name="ro1">
          <table:table-cell office:value-type="float" office:value="0.907431423664093" calcext:value-type="float">
            <text:p>0.907431423664093</text:p>
          </table:table-cell>
          <table:table-cell table:number-columns-repeated="2"/>
        </table:table-row>
        <table:table-row table:style-name="ro1">
          <table:table-cell office:value-type="float" office:value="0.916384816169739" calcext:value-type="float">
            <text:p>0.916384816169739</text:p>
          </table:table-cell>
          <table:table-cell table:number-columns-repeated="2"/>
        </table:table-row>
        <table:table-row table:style-name="ro1">
          <table:table-cell office:value-type="float" office:value="0.928272247314453" calcext:value-type="float">
            <text:p>0.928272247314453</text:p>
          </table:table-cell>
          <table:table-cell table:number-columns-repeated="2"/>
        </table:table-row>
        <table:table-row table:style-name="ro1">
          <table:table-cell office:value-type="float" office:value="0.920032143592834" calcext:value-type="float">
            <text:p>0.920032143592834</text:p>
          </table:table-cell>
          <table:table-cell table:number-columns-repeated="2"/>
        </table:table-row>
        <table:table-row table:style-name="ro1">
          <table:table-cell office:value-type="float" office:value="0.906646847724915" calcext:value-type="float">
            <text:p>0.906646847724915</text:p>
          </table:table-cell>
          <table:table-cell table:number-columns-repeated="2"/>
        </table:table-row>
        <table:table-row table:style-name="ro1">
          <table:table-cell office:value-type="float" office:value="0.887823462486267" calcext:value-type="float">
            <text:p>0.887823462486267</text:p>
          </table:table-cell>
          <table:table-cell table:number-columns-repeated="2"/>
        </table:table-row>
        <table:table-row table:style-name="ro1">
          <table:table-cell office:value-type="float" office:value="0.882711410522461" calcext:value-type="float">
            <text:p>0.882711410522461</text:p>
          </table:table-cell>
          <table:table-cell table:number-columns-repeated="2"/>
        </table:table-row>
        <table:table-row table:style-name="ro1">
          <table:table-cell office:value-type="float" office:value="0.872166991233826" calcext:value-type="float">
            <text:p>0.872166991233826</text:p>
          </table:table-cell>
          <table:table-cell table:number-columns-repeated="2"/>
        </table:table-row>
        <table:table-row table:style-name="ro1">
          <table:table-cell office:value-type="float" office:value="0.907940745353699" calcext:value-type="float">
            <text:p>0.907940745353699</text:p>
          </table:table-cell>
          <table:table-cell table:number-columns-repeated="2"/>
        </table:table-row>
        <table:table-row table:style-name="ro1">
          <table:table-cell office:value-type="float" office:value="0.89702171087265" calcext:value-type="float">
            <text:p>0.89702171087265</text:p>
          </table:table-cell>
          <table:table-cell table:number-columns-repeated="2"/>
        </table:table-row>
        <table:table-row table:style-name="ro1">
          <table:table-cell office:value-type="float" office:value="0.77527242898941" calcext:value-type="float">
            <text:p>0.77527242898941</text:p>
          </table:table-cell>
          <table:table-cell table:number-columns-repeated="2"/>
        </table:table-row>
        <table:table-row table:style-name="ro1">
          <table:table-cell office:value-type="float" office:value="0.907902717590332" calcext:value-type="float">
            <text:p>0.907902717590332</text:p>
          </table:table-cell>
          <table:table-cell table:number-columns-repeated="2"/>
        </table:table-row>
        <table:table-row table:style-name="ro1">
          <table:table-cell office:value-type="float" office:value="0.861812651157379" calcext:value-type="float">
            <text:p>0.861812651157379</text:p>
          </table:table-cell>
          <table:table-cell table:number-columns-repeated="2"/>
        </table:table-row>
        <table:table-row table:style-name="ro1">
          <table:table-cell office:value-type="float" office:value="0.90989750623703" calcext:value-type="float">
            <text:p>0.90989750623703</text:p>
          </table:table-cell>
          <table:table-cell table:number-columns-repeated="2"/>
        </table:table-row>
        <table:table-row table:style-name="ro1">
          <table:table-cell office:value-type="float" office:value="0.895857393741608" calcext:value-type="float">
            <text:p>0.895857393741608</text:p>
          </table:table-cell>
          <table:table-cell table:number-columns-repeated="2"/>
        </table:table-row>
        <table:table-row table:style-name="ro1">
          <table:table-cell office:value-type="float" office:value="0.913975179195404" calcext:value-type="float">
            <text:p>0.913975179195404</text:p>
          </table:table-cell>
          <table:table-cell table:number-columns-repeated="2"/>
        </table:table-row>
        <table:table-row table:style-name="ro1">
          <table:table-cell office:value-type="float" office:value="0.909484684467316" calcext:value-type="float">
            <text:p>0.909484684467316</text:p>
          </table:table-cell>
          <table:table-cell table:number-columns-repeated="2"/>
        </table:table-row>
        <table:table-row table:style-name="ro1">
          <table:table-cell office:value-type="float" office:value="0.909828782081604" calcext:value-type="float">
            <text:p>0.909828782081604</text:p>
          </table:table-cell>
          <table:table-cell table:number-columns-repeated="2"/>
        </table:table-row>
        <table:table-row table:style-name="ro1">
          <table:table-cell office:value-type="float" office:value="0.911457598209381" calcext:value-type="float">
            <text:p>0.911457598209381</text:p>
          </table:table-cell>
          <table:table-cell table:number-columns-repeated="2"/>
        </table:table-row>
        <table:table-row table:style-name="ro1">
          <table:table-cell office:value-type="float" office:value="0.912204384803772" calcext:value-type="float">
            <text:p>0.912204384803772</text:p>
          </table:table-cell>
          <table:table-cell table:number-columns-repeated="2"/>
        </table:table-row>
        <table:table-row table:style-name="ro1">
          <table:table-cell office:value-type="float" office:value="0.919202148914337" calcext:value-type="float">
            <text:p>0.919202148914337</text:p>
          </table:table-cell>
          <table:table-cell table:number-columns-repeated="2"/>
        </table:table-row>
        <table:table-row table:style-name="ro1">
          <table:table-cell office:value-type="float" office:value="0.924326121807098" calcext:value-type="float">
            <text:p>0.924326121807098</text:p>
          </table:table-cell>
          <table:table-cell table:number-columns-repeated="2"/>
        </table:table-row>
        <table:table-row table:style-name="ro1">
          <table:table-cell office:value-type="float" office:value="0.924136102199554" calcext:value-type="float">
            <text:p>0.924136102199554</text:p>
          </table:table-cell>
          <table:table-cell table:number-columns-repeated="2"/>
        </table:table-row>
        <table:table-row table:style-name="ro1">
          <table:table-cell office:value-type="float" office:value="0.925192534923553" calcext:value-type="float">
            <text:p>0.925192534923553</text:p>
          </table:table-cell>
          <table:table-cell table:number-columns-repeated="2"/>
        </table:table-row>
        <table:table-row table:style-name="ro1">
          <table:table-cell office:value-type="float" office:value="0.923674762248993" calcext:value-type="float">
            <text:p>0.923674762248993</text:p>
          </table:table-cell>
          <table:table-cell table:number-columns-repeated="2"/>
        </table:table-row>
        <table:table-row table:style-name="ro1">
          <table:table-cell office:value-type="float" office:value="0.920734882354736" calcext:value-type="float">
            <text:p>0.920734882354736</text:p>
          </table:table-cell>
          <table:table-cell table:number-columns-repeated="2"/>
        </table:table-row>
        <table:table-row table:style-name="ro1">
          <table:table-cell office:value-type="float" office:value="0.913973152637482" calcext:value-type="float">
            <text:p>0.913973152637482</text:p>
          </table:table-cell>
          <table:table-cell table:number-columns-repeated="2"/>
        </table:table-row>
        <table:table-row table:style-name="ro1">
          <table:table-cell office:value-type="float" office:value="0.922447860240936" calcext:value-type="float">
            <text:p>0.922447860240936</text:p>
          </table:table-cell>
          <table:table-cell table:number-columns-repeated="2"/>
        </table:table-row>
        <table:table-row table:style-name="ro1">
          <table:table-cell office:value-type="float" office:value="0.926055371761322" calcext:value-type="float">
            <text:p>0.926055371761322</text:p>
          </table:table-cell>
          <table:table-cell table:number-columns-repeated="2"/>
        </table:table-row>
        <table:table-row table:style-name="ro1">
          <table:table-cell office:value-type="float" office:value="0.927233874797821" calcext:value-type="float">
            <text:p>0.927233874797821</text:p>
          </table:table-cell>
          <table:table-cell table:number-columns-repeated="2"/>
        </table:table-row>
        <table:table-row table:style-name="ro1">
          <table:table-cell office:value-type="float" office:value="0.931895971298218" calcext:value-type="float">
            <text:p>0.931895971298218</text:p>
          </table:table-cell>
          <table:table-cell table:number-columns-repeated="2"/>
        </table:table-row>
        <table:table-row table:style-name="ro1">
          <table:table-cell office:value-type="float" office:value="0.924287617206574" calcext:value-type="float">
            <text:p>0.924287617206574</text:p>
          </table:table-cell>
          <table:table-cell table:number-columns-repeated="2"/>
        </table:table-row>
        <table:table-row table:style-name="ro1">
          <table:table-cell office:value-type="float" office:value="0.922006726264954" calcext:value-type="float">
            <text:p>0.922006726264954</text:p>
          </table:table-cell>
          <table:table-cell table:number-columns-repeated="2"/>
        </table:table-row>
        <table:table-row table:style-name="ro1">
          <table:table-cell office:value-type="float" office:value="0.913062274456024" calcext:value-type="float">
            <text:p>0.913062274456024</text:p>
          </table:table-cell>
          <table:table-cell table:number-columns-repeated="2"/>
        </table:table-row>
        <table:table-row table:style-name="ro1">
          <table:table-cell office:value-type="float" office:value="0.920906603336334" calcext:value-type="float">
            <text:p>0.920906603336334</text:p>
          </table:table-cell>
          <table:table-cell table:number-columns-repeated="2"/>
        </table:table-row>
        <table:table-row table:style-name="ro1">
          <table:table-cell office:value-type="float" office:value="0.916299641132355" calcext:value-type="float">
            <text:p>0.916299641132355</text:p>
          </table:table-cell>
          <table:table-cell table:number-columns-repeated="2"/>
        </table:table-row>
        <table:table-row table:style-name="ro1">
          <table:table-cell office:value-type="float" office:value="0.925626397132874" calcext:value-type="float">
            <text:p>0.925626397132874</text:p>
          </table:table-cell>
          <table:table-cell table:number-columns-repeated="2"/>
        </table:table-row>
        <table:table-row table:style-name="ro1">
          <table:table-cell office:value-type="float" office:value="0.935825347900391" calcext:value-type="float">
            <text:p>0.935825347900391</text:p>
          </table:table-cell>
          <table:table-cell table:number-columns-repeated="2"/>
        </table:table-row>
        <table:table-row table:style-name="ro1">
          <table:table-cell office:value-type="float" office:value="0.940620124340057" calcext:value-type="float">
            <text:p>0.940620124340057</text:p>
          </table:table-cell>
          <table:table-cell table:number-columns-repeated="2"/>
        </table:table-row>
        <table:table-row table:style-name="ro1">
          <table:table-cell office:value-type="float" office:value="0.951929748058319" calcext:value-type="float">
            <text:p>0.951929748058319</text:p>
          </table:table-cell>
          <table:table-cell table:number-columns-repeated="2"/>
        </table:table-row>
        <table:table-row table:style-name="ro1">
          <table:table-cell office:value-type="float" office:value="0.95768803358078" calcext:value-type="float">
            <text:p>0.95768803358078</text:p>
          </table:table-cell>
          <table:table-cell table:number-columns-repeated="2"/>
        </table:table-row>
        <table:table-row table:style-name="ro1">
          <table:table-cell office:value-type="float" office:value="0.917514264583588" calcext:value-type="float">
            <text:p>0.917514264583588</text:p>
          </table:table-cell>
          <table:table-cell table:number-columns-repeated="2"/>
        </table:table-row>
        <table:table-row table:style-name="ro1">
          <table:table-cell office:value-type="float" office:value="0.921377599239349" calcext:value-type="float">
            <text:p>0.921377599239349</text:p>
          </table:table-cell>
          <table:table-cell table:number-columns-repeated="2"/>
        </table:table-row>
        <table:table-row table:style-name="ro1">
          <table:table-cell office:value-type="float" office:value="0.927326798439026" calcext:value-type="float">
            <text:p>0.927326798439026</text:p>
          </table:table-cell>
          <table:table-cell table:number-columns-repeated="2"/>
        </table:table-row>
        <table:table-row table:style-name="ro1">
          <table:table-cell office:value-type="float" office:value="0.912038087844849" calcext:value-type="float">
            <text:p>0.912038087844849</text:p>
          </table:table-cell>
          <table:table-cell table:number-columns-repeated="2"/>
        </table:table-row>
        <table:table-row table:style-name="ro1">
          <table:table-cell office:value-type="float" office:value="0.940189063549041" calcext:value-type="float">
            <text:p>0.940189063549041</text:p>
          </table:table-cell>
          <table:table-cell table:number-columns-repeated="2"/>
        </table:table-row>
        <table:table-row table:style-name="ro1">
          <table:table-cell office:value-type="float" office:value="0.920813798904419" calcext:value-type="float">
            <text:p>0.920813798904419</text:p>
          </table:table-cell>
          <table:table-cell table:number-columns-repeated="2"/>
        </table:table-row>
        <table:table-row table:style-name="ro1">
          <table:table-cell office:value-type="float" office:value="0.908683836460114" calcext:value-type="float">
            <text:p>0.908683836460114</text:p>
          </table:table-cell>
          <table:table-cell table:number-columns-repeated="2"/>
        </table:table-row>
        <table:table-row table:style-name="ro1">
          <table:table-cell office:value-type="float" office:value="0.898200154304504" calcext:value-type="float">
            <text:p>0.898200154304504</text:p>
          </table:table-cell>
          <table:table-cell table:number-columns-repeated="2"/>
        </table:table-row>
        <table:table-row table:style-name="ro1">
          <table:table-cell office:value-type="float" office:value="0.911893308162689" calcext:value-type="float">
            <text:p>0.911893308162689</text:p>
          </table:table-cell>
          <table:table-cell table:number-columns-repeated="2"/>
        </table:table-row>
        <table:table-row table:style-name="ro1">
          <table:table-cell office:value-type="float" office:value="0.89911824464798" calcext:value-type="float">
            <text:p>0.89911824464798</text:p>
          </table:table-cell>
          <table:table-cell table:number-columns-repeated="2"/>
        </table:table-row>
        <table:table-row table:style-name="ro1">
          <table:table-cell office:value-type="float" office:value="0.920687317848206" calcext:value-type="float">
            <text:p>0.920687317848206</text:p>
          </table:table-cell>
          <table:table-cell table:number-columns-repeated="2"/>
        </table:table-row>
        <table:table-row table:style-name="ro1">
          <table:table-cell office:value-type="float" office:value="0.922764480113983" calcext:value-type="float">
            <text:p>0.922764480113983</text:p>
          </table:table-cell>
          <table:table-cell table:number-columns-repeated="2"/>
        </table:table-row>
        <table:table-row table:style-name="ro1">
          <table:table-cell office:value-type="float" office:value="0.920455396175384" calcext:value-type="float">
            <text:p>0.920455396175384</text:p>
          </table:table-cell>
          <table:table-cell table:number-columns-repeated="2"/>
        </table:table-row>
        <table:table-row table:style-name="ro1">
          <table:table-cell office:value-type="float" office:value="0.895690143108368" calcext:value-type="float">
            <text:p>0.895690143108368</text:p>
          </table:table-cell>
          <table:table-cell table:number-columns-repeated="2"/>
        </table:table-row>
        <table:table-row table:style-name="ro1">
          <table:table-cell office:value-type="float" office:value="0.915747106075287" calcext:value-type="float">
            <text:p>0.915747106075287</text:p>
          </table:table-cell>
          <table:table-cell table:number-columns-repeated="2"/>
        </table:table-row>
        <table:table-row table:style-name="ro1">
          <table:table-cell office:value-type="float" office:value="0.895727276802063" calcext:value-type="float">
            <text:p>0.895727276802063</text:p>
          </table:table-cell>
          <table:table-cell table:number-columns-repeated="2"/>
        </table:table-row>
        <table:table-row table:style-name="ro1">
          <table:table-cell office:value-type="float" office:value="0.891345083713532" calcext:value-type="float">
            <text:p>0.891345083713532</text:p>
          </table:table-cell>
          <table:table-cell table:number-columns-repeated="2"/>
        </table:table-row>
        <table:table-row table:style-name="ro1">
          <table:table-cell office:value-type="float" office:value="0.893149673938751" calcext:value-type="float">
            <text:p>0.893149673938751</text:p>
          </table:table-cell>
          <table:table-cell table:number-columns-repeated="2"/>
        </table:table-row>
        <table:table-row table:style-name="ro1">
          <table:table-cell office:value-type="float" office:value="0.90868479013443" calcext:value-type="float">
            <text:p>0.90868479013443</text:p>
          </table:table-cell>
          <table:table-cell table:number-columns-repeated="2"/>
        </table:table-row>
        <table:table-row table:style-name="ro1">
          <table:table-cell office:value-type="float" office:value="0.901712119579315" calcext:value-type="float">
            <text:p>0.901712119579315</text:p>
          </table:table-cell>
          <table:table-cell table:number-columns-repeated="2"/>
        </table:table-row>
        <table:table-row table:style-name="ro1">
          <table:table-cell office:value-type="float" office:value="0.905263483524322" calcext:value-type="float">
            <text:p>0.905263483524322</text:p>
          </table:table-cell>
          <table:table-cell table:number-columns-repeated="2"/>
        </table:table-row>
        <table:table-row table:style-name="ro1">
          <table:table-cell office:value-type="float" office:value="0.891203820705414" calcext:value-type="float">
            <text:p>0.891203820705414</text:p>
          </table:table-cell>
          <table:table-cell table:number-columns-repeated="2"/>
        </table:table-row>
        <table:table-row table:style-name="ro1">
          <table:table-cell office:value-type="float" office:value="0.905984878540039" calcext:value-type="float">
            <text:p>0.905984878540039</text:p>
          </table:table-cell>
          <table:table-cell table:number-columns-repeated="2"/>
        </table:table-row>
        <table:table-row table:style-name="ro1">
          <table:table-cell office:value-type="float" office:value="0.895380198955536" calcext:value-type="float">
            <text:p>0.895380198955536</text:p>
          </table:table-cell>
          <table:table-cell table:number-columns-repeated="2"/>
        </table:table-row>
        <table:table-row table:style-name="ro1">
          <table:table-cell office:value-type="float" office:value="0.909482896327972" calcext:value-type="float">
            <text:p>0.909482896327972</text:p>
          </table:table-cell>
          <table:table-cell table:number-columns-repeated="2"/>
        </table:table-row>
        <table:table-row table:style-name="ro1">
          <table:table-cell office:value-type="float" office:value="0.906426966190338" calcext:value-type="float">
            <text:p>0.906426966190338</text:p>
          </table:table-cell>
          <table:table-cell table:number-columns-repeated="2"/>
        </table:table-row>
        <table:table-row table:style-name="ro1">
          <table:table-cell office:value-type="float" office:value="0.915998756885529" calcext:value-type="float">
            <text:p>0.915998756885529</text:p>
          </table:table-cell>
          <table:table-cell table:number-columns-repeated="2"/>
        </table:table-row>
        <table:table-row table:style-name="ro1">
          <table:table-cell office:value-type="float" office:value="0.916664123535156" calcext:value-type="float">
            <text:p>0.916664123535156</text:p>
          </table:table-cell>
          <table:table-cell table:number-columns-repeated="2"/>
        </table:table-row>
        <table:table-row table:style-name="ro1">
          <table:table-cell office:value-type="float" office:value="0.914519965648651" calcext:value-type="float">
            <text:p>0.914519965648651</text:p>
          </table:table-cell>
          <table:table-cell table:number-columns-repeated="2"/>
        </table:table-row>
        <table:table-row table:style-name="ro1">
          <table:table-cell office:value-type="float" office:value="0.926249563694" calcext:value-type="float">
            <text:p>0.926249563694</text:p>
          </table:table-cell>
          <table:table-cell table:number-columns-repeated="2"/>
        </table:table-row>
        <table:table-row table:style-name="ro1">
          <table:table-cell office:value-type="float" office:value="0.920320928096771" calcext:value-type="float">
            <text:p>0.920320928096771</text:p>
          </table:table-cell>
          <table:table-cell table:number-columns-repeated="2"/>
        </table:table-row>
        <table:table-row table:style-name="ro1">
          <table:table-cell office:value-type="float" office:value="0.920418500900269" calcext:value-type="float">
            <text:p>0.920418500900269</text:p>
          </table:table-cell>
          <table:table-cell table:number-columns-repeated="2"/>
        </table:table-row>
        <table:table-row table:style-name="ro1">
          <table:table-cell office:value-type="float" office:value="0.936453580856323" calcext:value-type="float">
            <text:p>0.936453580856323</text:p>
          </table:table-cell>
          <table:table-cell table:number-columns-repeated="2"/>
        </table:table-row>
        <table:table-row table:style-name="ro1">
          <table:table-cell office:value-type="float" office:value="0.929946780204773" calcext:value-type="float">
            <text:p>0.929946780204773</text:p>
          </table:table-cell>
          <table:table-cell table:number-columns-repeated="2"/>
        </table:table-row>
        <table:table-row table:style-name="ro1">
          <table:table-cell office:value-type="float" office:value="0.89964896440506" calcext:value-type="float">
            <text:p>0.89964896440506</text:p>
          </table:table-cell>
          <table:table-cell table:number-columns-repeated="2"/>
        </table:table-row>
        <table:table-row table:style-name="ro1">
          <table:table-cell office:value-type="float" office:value="0.901372492313385" calcext:value-type="float">
            <text:p>0.901372492313385</text:p>
          </table:table-cell>
          <table:table-cell table:number-columns-repeated="2"/>
        </table:table-row>
        <table:table-row table:style-name="ro1">
          <table:table-cell office:value-type="float" office:value="0.904127836227417" calcext:value-type="float">
            <text:p>0.904127836227417</text:p>
          </table:table-cell>
          <table:table-cell table:number-columns-repeated="2"/>
        </table:table-row>
        <table:table-row table:style-name="ro1">
          <table:table-cell office:value-type="float" office:value="0.891900718212128" calcext:value-type="float">
            <text:p>0.891900718212128</text:p>
          </table:table-cell>
          <table:table-cell table:number-columns-repeated="2"/>
        </table:table-row>
        <table:table-row table:style-name="ro1">
          <table:table-cell office:value-type="float" office:value="0.875792622566223" calcext:value-type="float">
            <text:p>0.875792622566223</text:p>
          </table:table-cell>
          <table:table-cell table:number-columns-repeated="2"/>
        </table:table-row>
        <table:table-row table:style-name="ro1">
          <table:table-cell office:value-type="float" office:value="0.763801753520966" calcext:value-type="float">
            <text:p>0.763801753520966</text:p>
          </table:table-cell>
          <table:table-cell table:number-columns-repeated="2"/>
        </table:table-row>
        <table:table-row table:style-name="ro1">
          <table:table-cell office:value-type="float" office:value="0.814826488494873" calcext:value-type="float">
            <text:p>0.814826488494873</text:p>
          </table:table-cell>
          <table:table-cell table:number-columns-repeated="2"/>
        </table:table-row>
        <table:table-row table:style-name="ro1">
          <table:table-cell office:value-type="float" office:value="0.908377707004547" calcext:value-type="float">
            <text:p>0.908377707004547</text:p>
          </table:table-cell>
          <table:table-cell table:number-columns-repeated="2"/>
        </table:table-row>
        <table:table-row table:style-name="ro1">
          <table:table-cell office:value-type="float" office:value="0.911148130893707" calcext:value-type="float">
            <text:p>0.911148130893707</text:p>
          </table:table-cell>
          <table:table-cell table:number-columns-repeated="2"/>
        </table:table-row>
        <table:table-row table:style-name="ro1">
          <table:table-cell office:value-type="float" office:value="0.898216605186462" calcext:value-type="float">
            <text:p>0.898216605186462</text:p>
          </table:table-cell>
          <table:table-cell table:number-columns-repeated="2"/>
        </table:table-row>
        <table:table-row table:style-name="ro1">
          <table:table-cell office:value-type="float" office:value="0.895770251750946" calcext:value-type="float">
            <text:p>0.895770251750946</text:p>
          </table:table-cell>
          <table:table-cell table:number-columns-repeated="2"/>
        </table:table-row>
        <table:table-row table:style-name="ro1">
          <table:table-cell office:value-type="float" office:value="0.900611281394959" calcext:value-type="float">
            <text:p>0.900611281394959</text:p>
          </table:table-cell>
          <table:table-cell table:number-columns-repeated="2"/>
        </table:table-row>
        <table:table-row table:style-name="ro1">
          <table:table-cell office:value-type="float" office:value="0.911118984222412" calcext:value-type="float">
            <text:p>0.911118984222412</text:p>
          </table:table-cell>
          <table:table-cell table:number-columns-repeated="2"/>
        </table:table-row>
        <table:table-row table:style-name="ro1">
          <table:table-cell office:value-type="float" office:value="0.902931869029999" calcext:value-type="float">
            <text:p>0.902931869029999</text:p>
          </table:table-cell>
          <table:table-cell table:number-columns-repeated="2"/>
        </table:table-row>
        <table:table-row table:style-name="ro1">
          <table:table-cell office:value-type="float" office:value="0.917964041233063" calcext:value-type="float">
            <text:p>0.917964041233063</text:p>
          </table:table-cell>
          <table:table-cell table:number-columns-repeated="2"/>
        </table:table-row>
        <table:table-row table:style-name="ro1">
          <table:table-cell office:value-type="float" office:value="0.914027333259582" calcext:value-type="float">
            <text:p>0.914027333259582</text:p>
          </table:table-cell>
          <table:table-cell table:number-columns-repeated="2"/>
        </table:table-row>
        <table:table-row table:style-name="ro1">
          <table:table-cell office:value-type="float" office:value="0.887723028659821" calcext:value-type="float">
            <text:p>0.887723028659821</text:p>
          </table:table-cell>
          <table:table-cell table:number-columns-repeated="2"/>
        </table:table-row>
        <table:table-row table:style-name="ro1">
          <table:table-cell office:value-type="float" office:value="0.904340922832489" calcext:value-type="float">
            <text:p>0.904340922832489</text:p>
          </table:table-cell>
          <table:table-cell table:number-columns-repeated="2"/>
        </table:table-row>
        <table:table-row table:style-name="ro1">
          <table:table-cell office:value-type="float" office:value="0.904609739780426" calcext:value-type="float">
            <text:p>0.904609739780426</text:p>
          </table:table-cell>
          <table:table-cell table:number-columns-repeated="2"/>
        </table:table-row>
        <table:table-row table:style-name="ro1">
          <table:table-cell office:value-type="float" office:value="0.906857371330261" calcext:value-type="float">
            <text:p>0.906857371330261</text:p>
          </table:table-cell>
          <table:table-cell table:number-columns-repeated="2"/>
        </table:table-row>
        <table:table-row table:style-name="ro1">
          <table:table-cell office:value-type="float" office:value="0.890173494815826" calcext:value-type="float">
            <text:p>0.890173494815826</text:p>
          </table:table-cell>
          <table:table-cell table:number-columns-repeated="2"/>
        </table:table-row>
        <table:table-row table:style-name="ro1">
          <table:table-cell office:value-type="float" office:value="0.880222678184509" calcext:value-type="float">
            <text:p>0.880222678184509</text:p>
          </table:table-cell>
          <table:table-cell table:number-columns-repeated="2"/>
        </table:table-row>
        <table:table-row table:style-name="ro1">
          <table:table-cell office:value-type="float" office:value="0.863337218761444" calcext:value-type="float">
            <text:p>0.863337218761444</text:p>
          </table:table-cell>
          <table:table-cell table:number-columns-repeated="2"/>
        </table:table-row>
        <table:table-row table:style-name="ro1">
          <table:table-cell office:value-type="float" office:value="0.840586304664612" calcext:value-type="float">
            <text:p>0.840586304664612</text:p>
          </table:table-cell>
          <table:table-cell table:number-columns-repeated="2"/>
        </table:table-row>
        <table:table-row table:style-name="ro1">
          <table:table-cell office:value-type="float" office:value="0.813837170600891" calcext:value-type="float">
            <text:p>0.813837170600891</text:p>
          </table:table-cell>
          <table:table-cell table:number-columns-repeated="2"/>
        </table:table-row>
        <table:table-row table:style-name="ro1">
          <table:table-cell office:value-type="float" office:value="0.847921311855316" calcext:value-type="float">
            <text:p>0.847921311855316</text:p>
          </table:table-cell>
          <table:table-cell table:number-columns-repeated="2"/>
        </table:table-row>
        <table:table-row table:style-name="ro1">
          <table:table-cell office:value-type="float" office:value="0.846442222595215" calcext:value-type="float">
            <text:p>0.846442222595215</text:p>
          </table:table-cell>
          <table:table-cell table:number-columns-repeated="2"/>
        </table:table-row>
        <table:table-row table:style-name="ro1">
          <table:table-cell office:value-type="float" office:value="0.807181417942047" calcext:value-type="float">
            <text:p>0.807181417942047</text:p>
          </table:table-cell>
          <table:table-cell table:number-columns-repeated="2"/>
        </table:table-row>
        <table:table-row table:style-name="ro1">
          <table:table-cell office:value-type="float" office:value="0.777277648448944" calcext:value-type="float">
            <text:p>0.777277648448944</text:p>
          </table:table-cell>
          <table:table-cell table:number-columns-repeated="2"/>
        </table:table-row>
        <table:table-row table:style-name="ro1">
          <table:table-cell office:value-type="float" office:value="0.774920701980591" calcext:value-type="float">
            <text:p>0.774920701980591</text:p>
          </table:table-cell>
          <table:table-cell table:number-columns-repeated="2"/>
        </table:table-row>
        <table:table-row table:style-name="ro1">
          <table:table-cell office:value-type="float" office:value="0.798128664493561" calcext:value-type="float">
            <text:p>0.798128664493561</text:p>
          </table:table-cell>
          <table:table-cell table:number-columns-repeated="2"/>
        </table:table-row>
        <table:table-row table:style-name="ro1">
          <table:table-cell office:value-type="float" office:value="0.868084669113159" calcext:value-type="float">
            <text:p>0.868084669113159</text:p>
          </table:table-cell>
          <table:table-cell table:number-columns-repeated="2"/>
        </table:table-row>
        <table:table-row table:style-name="ro1">
          <table:table-cell office:value-type="float" office:value="0.898374736309052" calcext:value-type="float">
            <text:p>0.898374736309052</text:p>
          </table:table-cell>
          <table:table-cell table:number-columns-repeated="2"/>
        </table:table-row>
        <table:table-row table:style-name="ro1">
          <table:table-cell office:value-type="float" office:value="0.899514675140381" calcext:value-type="float">
            <text:p>0.899514675140381</text:p>
          </table:table-cell>
          <table:table-cell table:number-columns-repeated="2"/>
        </table:table-row>
        <table:table-row table:style-name="ro1">
          <table:table-cell office:value-type="float" office:value="0.89646589756012" calcext:value-type="float">
            <text:p>0.89646589756012</text:p>
          </table:table-cell>
          <table:table-cell table:number-columns-repeated="2"/>
        </table:table-row>
        <table:table-row table:style-name="ro1">
          <table:table-cell office:value-type="float" office:value="0.891667246818543" calcext:value-type="float">
            <text:p>0.891667246818543</text:p>
          </table:table-cell>
          <table:table-cell table:number-columns-repeated="2"/>
        </table:table-row>
        <table:table-row table:style-name="ro1">
          <table:table-cell office:value-type="float" office:value="0.896630764007568" calcext:value-type="float">
            <text:p>0.896630764007568</text:p>
          </table:table-cell>
          <table:table-cell table:number-columns-repeated="2"/>
        </table:table-row>
        <table:table-row table:style-name="ro1">
          <table:table-cell office:value-type="float" office:value="0.895907938480377" calcext:value-type="float">
            <text:p>0.895907938480377</text:p>
          </table:table-cell>
          <table:table-cell table:number-columns-repeated="2"/>
        </table:table-row>
        <table:table-row table:style-name="ro1">
          <table:table-cell office:value-type="float" office:value="0.883022785186768" calcext:value-type="float">
            <text:p>0.883022785186768</text:p>
          </table:table-cell>
          <table:table-cell table:number-columns-repeated="2"/>
        </table:table-row>
        <table:table-row table:style-name="ro1">
          <table:table-cell office:value-type="float" office:value="0.8940509557724" calcext:value-type="float">
            <text:p>0.8940509557724</text:p>
          </table:table-cell>
          <table:table-cell table:number-columns-repeated="2"/>
        </table:table-row>
        <table:table-row table:style-name="ro1">
          <table:table-cell office:value-type="float" office:value="0.889904737472534" calcext:value-type="float">
            <text:p>0.889904737472534</text:p>
          </table:table-cell>
          <table:table-cell table:number-columns-repeated="2"/>
        </table:table-row>
        <table:table-row table:style-name="ro1">
          <table:table-cell office:value-type="float" office:value="0.89187878370285" calcext:value-type="float">
            <text:p>0.89187878370285</text:p>
          </table:table-cell>
          <table:table-cell table:number-columns-repeated="2"/>
        </table:table-row>
        <table:table-row table:style-name="ro1">
          <table:table-cell office:value-type="float" office:value="0.896244168281555" calcext:value-type="float">
            <text:p>0.896244168281555</text:p>
          </table:table-cell>
          <table:table-cell table:number-columns-repeated="2"/>
        </table:table-row>
        <table:table-row table:style-name="ro1">
          <table:table-cell office:value-type="float" office:value="0.888786792755127" calcext:value-type="float">
            <text:p>0.888786792755127</text:p>
          </table:table-cell>
          <table:table-cell table:number-columns-repeated="2"/>
        </table:table-row>
        <table:table-row table:style-name="ro1">
          <table:table-cell office:value-type="float" office:value="0.898207068443298" calcext:value-type="float">
            <text:p>0.898207068443298</text:p>
          </table:table-cell>
          <table:table-cell table:number-columns-repeated="2"/>
        </table:table-row>
        <table:table-row table:style-name="ro1">
          <table:table-cell office:value-type="float" office:value="0.901834487915039" calcext:value-type="float">
            <text:p>0.901834487915039</text:p>
          </table:table-cell>
          <table:table-cell table:number-columns-repeated="2"/>
        </table:table-row>
        <table:table-row table:style-name="ro1">
          <table:table-cell office:value-type="float" office:value="0.910929322242737" calcext:value-type="float">
            <text:p>0.910929322242737</text:p>
          </table:table-cell>
          <table:table-cell table:number-columns-repeated="2"/>
        </table:table-row>
        <table:table-row table:style-name="ro1">
          <table:table-cell office:value-type="float" office:value="0.923280298709869" calcext:value-type="float">
            <text:p>0.923280298709869</text:p>
          </table:table-cell>
          <table:table-cell table:number-columns-repeated="2"/>
        </table:table-row>
        <table:table-row table:style-name="ro1">
          <table:table-cell office:value-type="float" office:value="0.920662343502045" calcext:value-type="float">
            <text:p>0.920662343502045</text:p>
          </table:table-cell>
          <table:table-cell table:number-columns-repeated="2"/>
        </table:table-row>
        <table:table-row table:style-name="ro1">
          <table:table-cell office:value-type="float" office:value="0.899655878543854" calcext:value-type="float">
            <text:p>0.899655878543854</text:p>
          </table:table-cell>
          <table:table-cell table:number-columns-repeated="2"/>
        </table:table-row>
        <table:table-row table:style-name="ro1">
          <table:table-cell office:value-type="float" office:value="0.913518846035004" calcext:value-type="float">
            <text:p>0.913518846035004</text:p>
          </table:table-cell>
          <table:table-cell table:number-columns-repeated="2"/>
        </table:table-row>
        <table:table-row table:style-name="ro1">
          <table:table-cell office:value-type="float" office:value="0.898899555206299" calcext:value-type="float">
            <text:p>0.898899555206299</text:p>
          </table:table-cell>
          <table:table-cell table:number-columns-repeated="2"/>
        </table:table-row>
        <table:table-row table:style-name="ro1">
          <table:table-cell office:value-type="float" office:value="0.893970251083374" calcext:value-type="float">
            <text:p>0.893970251083374</text:p>
          </table:table-cell>
          <table:table-cell table:number-columns-repeated="2"/>
        </table:table-row>
        <table:table-row table:style-name="ro1">
          <table:table-cell office:value-type="float" office:value="0.883318781852722" calcext:value-type="float">
            <text:p>0.883318781852722</text:p>
          </table:table-cell>
          <table:table-cell table:number-columns-repeated="2"/>
        </table:table-row>
        <table:table-row table:style-name="ro1">
          <table:table-cell office:value-type="float" office:value="0.838194012641907" calcext:value-type="float">
            <text:p>0.838194012641907</text:p>
          </table:table-cell>
          <table:table-cell table:number-columns-repeated="2"/>
        </table:table-row>
        <table:table-row table:style-name="ro1">
          <table:table-cell office:value-type="float" office:value="0.91677188873291" calcext:value-type="float">
            <text:p>0.91677188873291</text:p>
          </table:table-cell>
          <table:table-cell table:number-columns-repeated="2"/>
        </table:table-row>
        <table:table-row table:style-name="ro1">
          <table:table-cell office:value-type="float" office:value="0.903248965740204" calcext:value-type="float">
            <text:p>0.903248965740204</text:p>
          </table:table-cell>
          <table:table-cell table:number-columns-repeated="2"/>
        </table:table-row>
        <table:table-row table:style-name="ro1">
          <table:table-cell office:value-type="float" office:value="0.881101071834564" calcext:value-type="float">
            <text:p>0.881101071834564</text:p>
          </table:table-cell>
          <table:table-cell table:number-columns-repeated="2"/>
        </table:table-row>
        <table:table-row table:style-name="ro1">
          <table:table-cell office:value-type="float" office:value="0.796793937683106" calcext:value-type="float">
            <text:p>0.796793937683106</text:p>
          </table:table-cell>
          <table:table-cell table:number-columns-repeated="2"/>
        </table:table-row>
        <table:table-row table:style-name="ro1">
          <table:table-cell office:value-type="float" office:value="0.889591336250305" calcext:value-type="float">
            <text:p>0.889591336250305</text:p>
          </table:table-cell>
          <table:table-cell table:number-columns-repeated="2"/>
        </table:table-row>
        <table:table-row table:style-name="ro1">
          <table:table-cell office:value-type="float" office:value="0.896274566650391" calcext:value-type="float">
            <text:p>0.896274566650391</text:p>
          </table:table-cell>
          <table:table-cell table:number-columns-repeated="2"/>
        </table:table-row>
        <table:table-row table:style-name="ro1">
          <table:table-cell office:value-type="float" office:value="0.913246750831604" calcext:value-type="float">
            <text:p>0.913246750831604</text:p>
          </table:table-cell>
          <table:table-cell table:number-columns-repeated="2"/>
        </table:table-row>
        <table:table-row table:style-name="ro1">
          <table:table-cell office:value-type="float" office:value="0.89182984828949" calcext:value-type="float">
            <text:p>0.89182984828949</text:p>
          </table:table-cell>
          <table:table-cell table:number-columns-repeated="2"/>
        </table:table-row>
        <table:table-row table:style-name="ro1">
          <table:table-cell office:value-type="float" office:value="0.900179445743561" calcext:value-type="float">
            <text:p>0.900179445743561</text:p>
          </table:table-cell>
          <table:table-cell table:number-columns-repeated="2"/>
        </table:table-row>
        <table:table-row table:style-name="ro1">
          <table:table-cell office:value-type="float" office:value="0.904279112815857" calcext:value-type="float">
            <text:p>0.904279112815857</text:p>
          </table:table-cell>
          <table:table-cell table:number-columns-repeated="2"/>
        </table:table-row>
        <table:table-row table:style-name="ro1">
          <table:table-cell office:value-type="float" office:value="0.908277809619904" calcext:value-type="float">
            <text:p>0.908277809619904</text:p>
          </table:table-cell>
          <table:table-cell table:number-columns-repeated="2"/>
        </table:table-row>
        <table:table-row table:style-name="ro1">
          <table:table-cell office:value-type="float" office:value="0.896498501300812" calcext:value-type="float">
            <text:p>0.896498501300812</text:p>
          </table:table-cell>
          <table:table-cell table:number-columns-repeated="2"/>
        </table:table-row>
        <table:table-row table:style-name="ro1">
          <table:table-cell office:value-type="float" office:value="0.898243248462677" calcext:value-type="float">
            <text:p>0.898243248462677</text:p>
          </table:table-cell>
          <table:table-cell table:number-columns-repeated="2"/>
        </table:table-row>
        <table:table-row table:style-name="ro1">
          <table:table-cell office:value-type="float" office:value="0.884254813194275" calcext:value-type="float">
            <text:p>0.884254813194275</text:p>
          </table:table-cell>
          <table:table-cell table:number-columns-repeated="2"/>
        </table:table-row>
        <table:table-row table:style-name="ro1">
          <table:table-cell office:value-type="float" office:value="0.911921739578247" calcext:value-type="float">
            <text:p>0.911921739578247</text:p>
          </table:table-cell>
          <table:table-cell table:number-columns-repeated="2"/>
        </table:table-row>
        <table:table-row table:style-name="ro1">
          <table:table-cell office:value-type="float" office:value="0.911181211471558" calcext:value-type="float">
            <text:p>0.911181211471558</text:p>
          </table:table-cell>
          <table:table-cell table:number-columns-repeated="2"/>
        </table:table-row>
        <table:table-row table:style-name="ro1">
          <table:table-cell office:value-type="float" office:value="0.91437041759491" calcext:value-type="float">
            <text:p>0.91437041759491</text:p>
          </table:table-cell>
          <table:table-cell table:number-columns-repeated="2"/>
        </table:table-row>
        <table:table-row table:style-name="ro1">
          <table:table-cell office:value-type="float" office:value="0.910064220428467" calcext:value-type="float">
            <text:p>0.910064220428467</text:p>
          </table:table-cell>
          <table:table-cell table:number-columns-repeated="2"/>
        </table:table-row>
        <table:table-row table:style-name="ro1">
          <table:table-cell office:value-type="float" office:value="0.910008430480957" calcext:value-type="float">
            <text:p>0.910008430480957</text:p>
          </table:table-cell>
          <table:table-cell table:number-columns-repeated="2"/>
        </table:table-row>
        <table:table-row table:style-name="ro1">
          <table:table-cell office:value-type="float" office:value="0.932038843631744" calcext:value-type="float">
            <text:p>0.932038843631744</text:p>
          </table:table-cell>
          <table:table-cell table:number-columns-repeated="2"/>
        </table:table-row>
        <table:table-row table:style-name="ro1">
          <table:table-cell office:value-type="float" office:value="0.909193217754364" calcext:value-type="float">
            <text:p>0.909193217754364</text:p>
          </table:table-cell>
          <table:table-cell table:number-columns-repeated="2"/>
        </table:table-row>
        <table:table-row table:style-name="ro1">
          <table:table-cell office:value-type="float" office:value="0.908844411373138" calcext:value-type="float">
            <text:p>0.908844411373138</text:p>
          </table:table-cell>
          <table:table-cell table:number-columns-repeated="2"/>
        </table:table-row>
        <table:table-row table:style-name="ro1">
          <table:table-cell office:value-type="float" office:value="0.918932557106018" calcext:value-type="float">
            <text:p>0.918932557106018</text:p>
          </table:table-cell>
          <table:table-cell table:number-columns-repeated="2"/>
        </table:table-row>
        <table:table-row table:style-name="ro1">
          <table:table-cell office:value-type="float" office:value="0.918303728103638" calcext:value-type="float">
            <text:p>0.918303728103638</text:p>
          </table:table-cell>
          <table:table-cell table:number-columns-repeated="2"/>
        </table:table-row>
        <table:table-row table:style-name="ro1">
          <table:table-cell office:value-type="float" office:value="0.889221787452698" calcext:value-type="float">
            <text:p>0.889221787452698</text:p>
          </table:table-cell>
          <table:table-cell table:number-columns-repeated="2"/>
        </table:table-row>
        <table:table-row table:style-name="ro1">
          <table:table-cell office:value-type="float" office:value="0.883481562137604" calcext:value-type="float">
            <text:p>0.883481562137604</text:p>
          </table:table-cell>
          <table:table-cell table:number-columns-repeated="2"/>
        </table:table-row>
        <table:table-row table:style-name="ro1">
          <table:table-cell office:value-type="float" office:value="0.911964356899262" calcext:value-type="float">
            <text:p>0.911964356899262</text:p>
          </table:table-cell>
          <table:table-cell table:number-columns-repeated="2"/>
        </table:table-row>
        <table:table-row table:style-name="ro1">
          <table:table-cell office:value-type="float" office:value="0.906235814094543" calcext:value-type="float">
            <text:p>0.906235814094543</text:p>
          </table:table-cell>
          <table:table-cell table:number-columns-repeated="2"/>
        </table:table-row>
        <table:table-row table:style-name="ro1">
          <table:table-cell office:value-type="float" office:value="0.909074962139129" calcext:value-type="float">
            <text:p>0.909074962139129</text:p>
          </table:table-cell>
          <table:table-cell table:number-columns-repeated="2"/>
        </table:table-row>
        <table:table-row table:style-name="ro1">
          <table:table-cell office:value-type="float" office:value="0.901381373405456" calcext:value-type="float">
            <text:p>0.901381373405456</text:p>
          </table:table-cell>
          <table:table-cell table:number-columns-repeated="2"/>
        </table:table-row>
        <table:table-row table:style-name="ro1">
          <table:table-cell office:value-type="float" office:value="0.897213995456696" calcext:value-type="float">
            <text:p>0.897213995456696</text:p>
          </table:table-cell>
          <table:table-cell table:number-columns-repeated="2"/>
        </table:table-row>
        <table:table-row table:style-name="ro1">
          <table:table-cell office:value-type="float" office:value="0.908519148826599" calcext:value-type="float">
            <text:p>0.908519148826599</text:p>
          </table:table-cell>
          <table:table-cell table:number-columns-repeated="2"/>
        </table:table-row>
        <table:table-row table:style-name="ro1">
          <table:table-cell office:value-type="float" office:value="0.912645637989044" calcext:value-type="float">
            <text:p>0.912645637989044</text:p>
          </table:table-cell>
          <table:table-cell table:number-columns-repeated="2"/>
        </table:table-row>
        <table:table-row table:style-name="ro1">
          <table:table-cell office:value-type="float" office:value="0.909671604633331" calcext:value-type="float">
            <text:p>0.909671604633331</text:p>
          </table:table-cell>
          <table:table-cell table:number-columns-repeated="2"/>
        </table:table-row>
        <table:table-row table:style-name="ro1">
          <table:table-cell office:value-type="float" office:value="0.90391606092453" calcext:value-type="float">
            <text:p>0.90391606092453</text:p>
          </table:table-cell>
          <table:table-cell table:number-columns-repeated="2"/>
        </table:table-row>
        <table:table-row table:style-name="ro1">
          <table:table-cell office:value-type="float" office:value="0.908045768737793" calcext:value-type="float">
            <text:p>0.908045768737793</text:p>
          </table:table-cell>
          <table:table-cell table:number-columns-repeated="2"/>
        </table:table-row>
        <table:table-row table:style-name="ro1">
          <table:table-cell office:value-type="float" office:value="0.889964580535889" calcext:value-type="float">
            <text:p>0.889964580535889</text:p>
          </table:table-cell>
          <table:table-cell table:number-columns-repeated="2"/>
        </table:table-row>
        <table:table-row table:style-name="ro1">
          <table:table-cell office:value-type="float" office:value="0.87827056646347" calcext:value-type="float">
            <text:p>0.87827056646347</text:p>
          </table:table-cell>
          <table:table-cell table:number-columns-repeated="2"/>
        </table:table-row>
        <table:table-row table:style-name="ro1">
          <table:table-cell office:value-type="float" office:value="0.856053709983826" calcext:value-type="float">
            <text:p>0.856053709983826</text:p>
          </table:table-cell>
          <table:table-cell table:number-columns-repeated="2"/>
        </table:table-row>
        <table:table-row table:style-name="ro1">
          <table:table-cell office:value-type="float" office:value="0.848611176013947" calcext:value-type="float">
            <text:p>0.848611176013947</text:p>
          </table:table-cell>
          <table:table-cell table:number-columns-repeated="2"/>
        </table:table-row>
        <table:table-row table:style-name="ro1">
          <table:table-cell office:value-type="float" office:value="0.622780084609985" calcext:value-type="float">
            <text:p>0.622780084609985</text:p>
          </table:table-cell>
          <table:table-cell table:number-columns-repeated="2"/>
        </table:table-row>
        <table:table-row table:style-name="ro1">
          <table:table-cell office:value-type="float" office:value="0.455302178859711" calcext:value-type="float">
            <text:p>0.455302178859711</text:p>
          </table:table-cell>
          <table:table-cell table:number-columns-repeated="2"/>
        </table:table-row>
        <table:table-row table:style-name="ro1">
          <table:table-cell office:value-type="float" office:value="0.859941661357879" calcext:value-type="float">
            <text:p>0.859941661357879</text:p>
          </table:table-cell>
          <table:table-cell table:number-columns-repeated="2"/>
        </table:table-row>
        <table:table-row table:style-name="ro1">
          <table:table-cell office:value-type="float" office:value="0.885812640190125" calcext:value-type="float">
            <text:p>0.885812640190125</text:p>
          </table:table-cell>
          <table:table-cell table:number-columns-repeated="2"/>
        </table:table-row>
        <table:table-row table:style-name="ro1">
          <table:table-cell office:value-type="float" office:value="0.870394170284271" calcext:value-type="float">
            <text:p>0.870394170284271</text:p>
          </table:table-cell>
          <table:table-cell table:number-columns-repeated="2"/>
        </table:table-row>
        <table:table-row table:style-name="ro1">
          <table:table-cell office:value-type="float" office:value="0.914260625839233" calcext:value-type="float">
            <text:p>0.914260625839233</text:p>
          </table:table-cell>
          <table:table-cell table:number-columns-repeated="2"/>
        </table:table-row>
        <table:table-row table:style-name="ro1">
          <table:table-cell office:value-type="float" office:value="0.915112972259522" calcext:value-type="float">
            <text:p>0.915112972259522</text:p>
          </table:table-cell>
          <table:table-cell table:number-columns-repeated="2"/>
        </table:table-row>
        <table:table-row table:style-name="ro1">
          <table:table-cell office:value-type="float" office:value="0.897194743156433" calcext:value-type="float">
            <text:p>0.897194743156433</text:p>
          </table:table-cell>
          <table:table-cell table:number-columns-repeated="2"/>
        </table:table-row>
        <table:table-row table:style-name="ro1">
          <table:table-cell office:value-type="float" office:value="0.911091387271881" calcext:value-type="float">
            <text:p>0.911091387271881</text:p>
          </table:table-cell>
          <table:table-cell table:number-columns-repeated="2"/>
        </table:table-row>
        <table:table-row table:style-name="ro1">
          <table:table-cell office:value-type="float" office:value="0.901624202728272" calcext:value-type="float">
            <text:p>0.901624202728272</text:p>
          </table:table-cell>
          <table:table-cell table:number-columns-repeated="2"/>
        </table:table-row>
        <table:table-row table:style-name="ro1">
          <table:table-cell office:value-type="float" office:value="0.912939846515656" calcext:value-type="float">
            <text:p>0.912939846515656</text:p>
          </table:table-cell>
          <table:table-cell table:number-columns-repeated="2"/>
        </table:table-row>
        <table:table-row table:style-name="ro1">
          <table:table-cell office:value-type="float" office:value="0.901829183101654" calcext:value-type="float">
            <text:p>0.901829183101654</text:p>
          </table:table-cell>
          <table:table-cell table:number-columns-repeated="2"/>
        </table:table-row>
        <table:table-row table:style-name="ro1">
          <table:table-cell office:value-type="float" office:value="0.91595047712326" calcext:value-type="float">
            <text:p>0.91595047712326</text:p>
          </table:table-cell>
          <table:table-cell table:number-columns-repeated="2"/>
        </table:table-row>
        <table:table-row table:style-name="ro1">
          <table:table-cell office:value-type="float" office:value="0.911859929561615" calcext:value-type="float">
            <text:p>0.911859929561615</text:p>
          </table:table-cell>
          <table:table-cell table:number-columns-repeated="2"/>
        </table:table-row>
        <table:table-row table:style-name="ro1">
          <table:table-cell office:value-type="float" office:value="0.907052993774414" calcext:value-type="float">
            <text:p>0.907052993774414</text:p>
          </table:table-cell>
          <table:table-cell table:number-columns-repeated="2"/>
        </table:table-row>
        <table:table-row table:style-name="ro1">
          <table:table-cell office:value-type="float" office:value="0.896442174911499" calcext:value-type="float">
            <text:p>0.896442174911499</text:p>
          </table:table-cell>
          <table:table-cell table:number-columns-repeated="2"/>
        </table:table-row>
        <table:table-row table:style-name="ro1">
          <table:table-cell office:value-type="float" office:value="0.879757881164551" calcext:value-type="float">
            <text:p>0.879757881164551</text:p>
          </table:table-cell>
          <table:table-cell table:number-columns-repeated="2"/>
        </table:table-row>
        <table:table-row table:style-name="ro1">
          <table:table-cell office:value-type="float" office:value="0.887061655521393" calcext:value-type="float">
            <text:p>0.887061655521393</text:p>
          </table:table-cell>
          <table:table-cell table:number-columns-repeated="2"/>
        </table:table-row>
        <table:table-row table:style-name="ro1">
          <table:table-cell office:value-type="float" office:value="0.876141965389252" calcext:value-type="float">
            <text:p>0.876141965389252</text:p>
          </table:table-cell>
          <table:table-cell table:number-columns-repeated="2"/>
        </table:table-row>
        <table:table-row table:style-name="ro1">
          <table:table-cell office:value-type="float" office:value="0.886939823627472" calcext:value-type="float">
            <text:p>0.886939823627472</text:p>
          </table:table-cell>
          <table:table-cell table:number-columns-repeated="2"/>
        </table:table-row>
        <table:table-row table:style-name="ro1">
          <table:table-cell office:value-type="float" office:value="0.890721321105957" calcext:value-type="float">
            <text:p>0.890721321105957</text:p>
          </table:table-cell>
          <table:table-cell table:number-columns-repeated="2"/>
        </table:table-row>
        <table:table-row table:style-name="ro1">
          <table:table-cell office:value-type="float" office:value="0.889764904975891" calcext:value-type="float">
            <text:p>0.889764904975891</text:p>
          </table:table-cell>
          <table:table-cell table:number-columns-repeated="2"/>
        </table:table-row>
        <table:table-row table:style-name="ro1">
          <table:table-cell office:value-type="float" office:value="0.889892995357513" calcext:value-type="float">
            <text:p>0.889892995357513</text:p>
          </table:table-cell>
          <table:table-cell table:number-columns-repeated="2"/>
        </table:table-row>
        <table:table-row table:style-name="ro1">
          <table:table-cell office:value-type="float" office:value="0.884973287582397" calcext:value-type="float">
            <text:p>0.884973287582397</text:p>
          </table:table-cell>
          <table:table-cell table:number-columns-repeated="2"/>
        </table:table-row>
        <table:table-row table:style-name="ro1">
          <table:table-cell office:value-type="float" office:value="0.873580873012543" calcext:value-type="float">
            <text:p>0.873580873012543</text:p>
          </table:table-cell>
          <table:table-cell table:number-columns-repeated="2"/>
        </table:table-row>
        <table:table-row table:style-name="ro1">
          <table:table-cell office:value-type="float" office:value="0.878069937229157" calcext:value-type="float">
            <text:p>0.878069937229157</text:p>
          </table:table-cell>
          <table:table-cell table:number-columns-repeated="2"/>
        </table:table-row>
        <table:table-row table:style-name="ro1">
          <table:table-cell office:value-type="float" office:value="0.908817648887634" calcext:value-type="float">
            <text:p>0.908817648887634</text:p>
          </table:table-cell>
          <table:table-cell table:number-columns-repeated="2"/>
        </table:table-row>
        <table:table-row table:style-name="ro1">
          <table:table-cell office:value-type="float" office:value="0.874357342720032" calcext:value-type="float">
            <text:p>0.874357342720032</text:p>
          </table:table-cell>
          <table:table-cell table:number-columns-repeated="2"/>
        </table:table-row>
        <table:table-row table:style-name="ro1">
          <table:table-cell office:value-type="float" office:value="0.872808575630188" calcext:value-type="float">
            <text:p>0.872808575630188</text:p>
          </table:table-cell>
          <table:table-cell table:number-columns-repeated="2"/>
        </table:table-row>
        <table:table-row table:style-name="ro1">
          <table:table-cell office:value-type="float" office:value="0.89836186170578" calcext:value-type="float">
            <text:p>0.89836186170578</text:p>
          </table:table-cell>
          <table:table-cell table:number-columns-repeated="2"/>
        </table:table-row>
        <table:table-row table:style-name="ro1">
          <table:table-cell office:value-type="float" office:value="0.876041948795319" calcext:value-type="float">
            <text:p>0.876041948795319</text:p>
          </table:table-cell>
          <table:table-cell table:number-columns-repeated="2"/>
        </table:table-row>
        <table:table-row table:style-name="ro1">
          <table:table-cell office:value-type="float" office:value="0.90390545129776" calcext:value-type="float">
            <text:p>0.90390545129776</text:p>
          </table:table-cell>
          <table:table-cell table:number-columns-repeated="2"/>
        </table:table-row>
        <table:table-row table:style-name="ro1">
          <table:table-cell office:value-type="float" office:value="0.891320168972015" calcext:value-type="float">
            <text:p>0.891320168972015</text:p>
          </table:table-cell>
          <table:table-cell table:number-columns-repeated="2"/>
        </table:table-row>
        <table:table-row table:style-name="ro1">
          <table:table-cell office:value-type="float" office:value="0.901082098484039" calcext:value-type="float">
            <text:p>0.901082098484039</text:p>
          </table:table-cell>
          <table:table-cell table:number-columns-repeated="2"/>
        </table:table-row>
        <table:table-row table:style-name="ro1">
          <table:table-cell office:value-type="float" office:value="0.760880649089813" calcext:value-type="float">
            <text:p>0.760880649089813</text:p>
          </table:table-cell>
          <table:table-cell table:number-columns-repeated="2"/>
        </table:table-row>
        <table:table-row table:style-name="ro1">
          <table:table-cell office:value-type="float" office:value="0.886602759361267" calcext:value-type="float">
            <text:p>0.886602759361267</text:p>
          </table:table-cell>
          <table:table-cell table:number-columns-repeated="2"/>
        </table:table-row>
        <table:table-row table:style-name="ro1">
          <table:table-cell office:value-type="float" office:value="0.893980085849762" calcext:value-type="float">
            <text:p>0.893980085849762</text:p>
          </table:table-cell>
          <table:table-cell table:number-columns-repeated="2"/>
        </table:table-row>
        <table:table-row table:style-name="ro1">
          <table:table-cell office:value-type="float" office:value="0.900926470756531" calcext:value-type="float">
            <text:p>0.900926470756531</text:p>
          </table:table-cell>
          <table:table-cell table:number-columns-repeated="2"/>
        </table:table-row>
        <table:table-row table:style-name="ro1">
          <table:table-cell office:value-type="float" office:value="0.855817854404449" calcext:value-type="float">
            <text:p>0.855817854404449</text:p>
          </table:table-cell>
          <table:table-cell table:number-columns-repeated="2"/>
        </table:table-row>
        <table:table-row table:style-name="ro1">
          <table:table-cell office:value-type="float" office:value="0.696715474128723" calcext:value-type="float">
            <text:p>0.696715474128723</text:p>
          </table:table-cell>
          <table:table-cell table:number-columns-repeated="2"/>
        </table:table-row>
        <table:table-row table:style-name="ro1">
          <table:table-cell office:value-type="float" office:value="0.785738706588745" calcext:value-type="float">
            <text:p>0.785738706588745</text:p>
          </table:table-cell>
          <table:table-cell table:number-columns-repeated="2"/>
        </table:table-row>
        <table:table-row table:style-name="ro1">
          <table:table-cell office:value-type="float" office:value="0.69485729932785" calcext:value-type="float">
            <text:p>0.69485729932785</text:p>
          </table:table-cell>
          <table:table-cell table:number-columns-repeated="2"/>
        </table:table-row>
        <table:table-row table:style-name="ro1">
          <table:table-cell office:value-type="float" office:value="0.632966279983521" calcext:value-type="float">
            <text:p>0.632966279983521</text:p>
          </table:table-cell>
          <table:table-cell table:number-columns-repeated="2"/>
        </table:table-row>
        <table:table-row table:style-name="ro1">
          <table:table-cell office:value-type="float" office:value="0.66913241147995" calcext:value-type="float">
            <text:p>0.66913241147995</text:p>
          </table:table-cell>
          <table:table-cell table:number-columns-repeated="2"/>
        </table:table-row>
        <table:table-row table:style-name="ro1">
          <table:table-cell office:value-type="float" office:value="0.729124188423157" calcext:value-type="float">
            <text:p>0.729124188423157</text:p>
          </table:table-cell>
          <table:table-cell table:number-columns-repeated="2"/>
        </table:table-row>
        <table:table-row table:style-name="ro1">
          <table:table-cell office:value-type="float" office:value="0.796624541282654" calcext:value-type="float">
            <text:p>0.796624541282654</text:p>
          </table:table-cell>
          <table:table-cell table:number-columns-repeated="2"/>
        </table:table-row>
        <table:table-row table:style-name="ro1">
          <table:table-cell office:value-type="float" office:value="0.762689888477325" calcext:value-type="float">
            <text:p>0.762689888477325</text:p>
          </table:table-cell>
          <table:table-cell table:number-columns-repeated="2"/>
        </table:table-row>
        <table:table-row table:style-name="ro1">
          <table:table-cell office:value-type="float" office:value="0.745457351207733" calcext:value-type="float">
            <text:p>0.745457351207733</text:p>
          </table:table-cell>
          <table:table-cell table:number-columns-repeated="2"/>
        </table:table-row>
        <table:table-row table:style-name="ro1">
          <table:table-cell office:value-type="float" office:value="0.724680185317993" calcext:value-type="float">
            <text:p>0.724680185317993</text:p>
          </table:table-cell>
          <table:table-cell table:number-columns-repeated="2"/>
        </table:table-row>
        <table:table-row table:style-name="ro1">
          <table:table-cell office:value-type="float" office:value="0.721305131912231" calcext:value-type="float">
            <text:p>0.721305131912231</text:p>
          </table:table-cell>
          <table:table-cell table:number-columns-repeated="2"/>
        </table:table-row>
        <table:table-row table:style-name="ro1">
          <table:table-cell office:value-type="float" office:value="0.711605787277222" calcext:value-type="float">
            <text:p>0.711605787277222</text:p>
          </table:table-cell>
          <table:table-cell table:number-columns-repeated="2"/>
        </table:table-row>
        <table:table-row table:style-name="ro1">
          <table:table-cell office:value-type="float" office:value="0.71866101026535" calcext:value-type="float">
            <text:p>0.71866101026535</text:p>
          </table:table-cell>
          <table:table-cell table:number-columns-repeated="2"/>
        </table:table-row>
        <table:table-row table:style-name="ro1">
          <table:table-cell office:value-type="float" office:value="0.703043937683106" calcext:value-type="float">
            <text:p>0.703043937683106</text:p>
          </table:table-cell>
          <table:table-cell table:number-columns-repeated="2"/>
        </table:table-row>
        <table:table-row table:style-name="ro1">
          <table:table-cell office:value-type="float" office:value="0.441512942314148" calcext:value-type="float">
            <text:p>0.441512942314148</text:p>
          </table:table-cell>
          <table:table-cell table:number-columns-repeated="2"/>
        </table:table-row>
        <table:table-row table:style-name="ro1">
          <table:table-cell office:value-type="float" office:value="0.434713959693909" calcext:value-type="float">
            <text:p>0.434713959693909</text:p>
          </table:table-cell>
          <table:table-cell table:number-columns-repeated="2"/>
        </table:table-row>
        <table:table-row table:style-name="ro1">
          <table:table-cell office:value-type="float" office:value="0.794858694076538" calcext:value-type="float">
            <text:p>0.794858694076538</text:p>
          </table:table-cell>
          <table:table-cell table:number-columns-repeated="2"/>
        </table:table-row>
        <table:table-row table:style-name="ro1">
          <table:table-cell office:value-type="float" office:value="0.84595513343811" calcext:value-type="float">
            <text:p>0.84595513343811</text:p>
          </table:table-cell>
          <table:table-cell table:number-columns-repeated="2"/>
        </table:table-row>
        <table:table-row table:style-name="ro1">
          <table:table-cell office:value-type="float" office:value="0.910279750823975" calcext:value-type="float">
            <text:p>0.910279750823975</text:p>
          </table:table-cell>
          <table:table-cell table:number-columns-repeated="2"/>
        </table:table-row>
        <table:table-row table:style-name="ro1">
          <table:table-cell office:value-type="float" office:value="0.910969257354736" calcext:value-type="float">
            <text:p>0.910969257354736</text:p>
          </table:table-cell>
          <table:table-cell table:number-columns-repeated="2"/>
        </table:table-row>
        <table:table-row table:style-name="ro1">
          <table:table-cell office:value-type="float" office:value="0.909041881561279" calcext:value-type="float">
            <text:p>0.909041881561279</text:p>
          </table:table-cell>
          <table:table-cell table:number-columns-repeated="2"/>
        </table:table-row>
        <table:table-row table:style-name="ro1">
          <table:table-cell office:value-type="float" office:value="0.889527142047882" calcext:value-type="float">
            <text:p>0.889527142047882</text:p>
          </table:table-cell>
          <table:table-cell table:number-columns-repeated="2"/>
        </table:table-row>
        <table:table-row table:style-name="ro1">
          <table:table-cell office:value-type="float" office:value="0.892069339752197" calcext:value-type="float">
            <text:p>0.892069339752197</text:p>
          </table:table-cell>
          <table:table-cell table:number-columns-repeated="2"/>
        </table:table-row>
        <table:table-row table:style-name="ro1">
          <table:table-cell office:value-type="float" office:value="0.900148749351501" calcext:value-type="float">
            <text:p>0.900148749351501</text:p>
          </table:table-cell>
          <table:table-cell table:number-columns-repeated="2"/>
        </table:table-row>
        <table:table-row table:style-name="ro1">
          <table:table-cell office:value-type="float" office:value="0.892530798912048" calcext:value-type="float">
            <text:p>0.892530798912048</text:p>
          </table:table-cell>
          <table:table-cell table:number-columns-repeated="2"/>
        </table:table-row>
        <table:table-row table:style-name="ro1">
          <table:table-cell office:value-type="float" office:value="0.899319767951965" calcext:value-type="float">
            <text:p>0.899319767951965</text:p>
          </table:table-cell>
          <table:table-cell table:number-columns-repeated="2"/>
        </table:table-row>
        <table:table-row table:style-name="ro1">
          <table:table-cell office:value-type="float" office:value="0.882344245910645" calcext:value-type="float">
            <text:p>0.882344245910645</text:p>
          </table:table-cell>
          <table:table-cell table:number-columns-repeated="2"/>
        </table:table-row>
        <table:table-row table:style-name="ro1">
          <table:table-cell office:value-type="float" office:value="0.905964076519012" calcext:value-type="float">
            <text:p>0.905964076519012</text:p>
          </table:table-cell>
          <table:table-cell table:number-columns-repeated="2"/>
        </table:table-row>
        <table:table-row table:style-name="ro1">
          <table:table-cell office:value-type="float" office:value="0.925353407859802" calcext:value-type="float">
            <text:p>0.925353407859802</text:p>
          </table:table-cell>
          <table:table-cell table:number-columns-repeated="2"/>
        </table:table-row>
        <table:table-row table:style-name="ro1">
          <table:table-cell office:value-type="float" office:value="0.90424382686615" calcext:value-type="float">
            <text:p>0.90424382686615</text:p>
          </table:table-cell>
          <table:table-cell table:number-columns-repeated="2"/>
        </table:table-row>
        <table:table-row table:style-name="ro1">
          <table:table-cell office:value-type="float" office:value="0.914316594600678" calcext:value-type="float">
            <text:p>0.914316594600678</text:p>
          </table:table-cell>
          <table:table-cell table:number-columns-repeated="2"/>
        </table:table-row>
        <table:table-row table:style-name="ro1">
          <table:table-cell office:value-type="float" office:value="0.91342431306839" calcext:value-type="float">
            <text:p>0.91342431306839</text:p>
          </table:table-cell>
          <table:table-cell table:number-columns-repeated="2"/>
        </table:table-row>
        <table:table-row table:style-name="ro1">
          <table:table-cell office:value-type="float" office:value="0.910214602947235" calcext:value-type="float">
            <text:p>0.910214602947235</text:p>
          </table:table-cell>
          <table:table-cell table:number-columns-repeated="2"/>
        </table:table-row>
        <table:table-row table:style-name="ro1">
          <table:table-cell office:value-type="float" office:value="0.889474749565125" calcext:value-type="float">
            <text:p>0.889474749565125</text:p>
          </table:table-cell>
          <table:table-cell table:number-columns-repeated="2"/>
        </table:table-row>
        <table:table-row table:style-name="ro1">
          <table:table-cell office:value-type="float" office:value="0.916458070278168" calcext:value-type="float">
            <text:p>0.916458070278168</text:p>
          </table:table-cell>
          <table:table-cell table:number-columns-repeated="2"/>
        </table:table-row>
        <table:table-row table:style-name="ro1">
          <table:table-cell office:value-type="float" office:value="0.914977729320526" calcext:value-type="float">
            <text:p>0.914977729320526</text:p>
          </table:table-cell>
          <table:table-cell table:number-columns-repeated="2"/>
        </table:table-row>
        <table:table-row table:style-name="ro1">
          <table:table-cell office:value-type="float" office:value="0.933335185050964" calcext:value-type="float">
            <text:p>0.933335185050964</text:p>
          </table:table-cell>
          <table:table-cell table:number-columns-repeated="2"/>
        </table:table-row>
        <table:table-row table:style-name="ro1">
          <table:table-cell office:value-type="float" office:value="0.93803858757019" calcext:value-type="float">
            <text:p>0.93803858757019</text:p>
          </table:table-cell>
          <table:table-cell table:number-columns-repeated="2"/>
        </table:table-row>
        <table:table-row table:style-name="ro1">
          <table:table-cell office:value-type="float" office:value="0.929792761802673" calcext:value-type="float">
            <text:p>0.929792761802673</text:p>
          </table:table-cell>
          <table:table-cell table:number-columns-repeated="2"/>
        </table:table-row>
        <table:table-row table:style-name="ro1">
          <table:table-cell office:value-type="float" office:value="0.925786077976227" calcext:value-type="float">
            <text:p>0.925786077976227</text:p>
          </table:table-cell>
          <table:table-cell table:number-columns-repeated="2"/>
        </table:table-row>
        <table:table-row table:style-name="ro1">
          <table:table-cell office:value-type="float" office:value="0.908981919288635" calcext:value-type="float">
            <text:p>0.908981919288635</text:p>
          </table:table-cell>
          <table:table-cell table:number-columns-repeated="2"/>
        </table:table-row>
        <table:table-row table:style-name="ro1">
          <table:table-cell office:value-type="float" office:value="0.89790141582489" calcext:value-type="float">
            <text:p>0.89790141582489</text:p>
          </table:table-cell>
          <table:table-cell table:number-columns-repeated="2"/>
        </table:table-row>
        <table:table-row table:style-name="ro1">
          <table:table-cell office:value-type="float" office:value="0.891640067100525" calcext:value-type="float">
            <text:p>0.891640067100525</text:p>
          </table:table-cell>
          <table:table-cell table:number-columns-repeated="2"/>
        </table:table-row>
        <table:table-row table:style-name="ro1">
          <table:table-cell office:value-type="float" office:value="0.915764033794403" calcext:value-type="float">
            <text:p>0.915764033794403</text:p>
          </table:table-cell>
          <table:table-cell table:number-columns-repeated="2"/>
        </table:table-row>
        <table:table-row table:style-name="ro1">
          <table:table-cell office:value-type="float" office:value="0.905110895633698" calcext:value-type="float">
            <text:p>0.905110895633698</text:p>
          </table:table-cell>
          <table:table-cell table:number-columns-repeated="2"/>
        </table:table-row>
        <table:table-row table:style-name="ro1">
          <table:table-cell office:value-type="float" office:value="0.900153040885925" calcext:value-type="float">
            <text:p>0.900153040885925</text:p>
          </table:table-cell>
          <table:table-cell table:number-columns-repeated="2"/>
        </table:table-row>
        <table:table-row table:style-name="ro1">
          <table:table-cell office:value-type="float" office:value="0.910512208938599" calcext:value-type="float">
            <text:p>0.910512208938599</text:p>
          </table:table-cell>
          <table:table-cell table:number-columns-repeated="2"/>
        </table:table-row>
        <table:table-row table:style-name="ro1">
          <table:table-cell office:value-type="float" office:value="0.914122641086578" calcext:value-type="float">
            <text:p>0.914122641086578</text:p>
          </table:table-cell>
          <table:table-cell table:number-columns-repeated="2"/>
        </table:table-row>
        <table:table-row table:style-name="ro1">
          <table:table-cell office:value-type="float" office:value="0.892856776714325" calcext:value-type="float">
            <text:p>0.892856776714325</text:p>
          </table:table-cell>
          <table:table-cell table:number-columns-repeated="2"/>
        </table:table-row>
        <table:table-row table:style-name="ro1">
          <table:table-cell office:value-type="float" office:value="0.904921591281891" calcext:value-type="float">
            <text:p>0.904921591281891</text:p>
          </table:table-cell>
          <table:table-cell table:number-columns-repeated="2"/>
        </table:table-row>
        <table:table-row table:style-name="ro1">
          <table:table-cell office:value-type="float" office:value="0.839471578598022" calcext:value-type="float">
            <text:p>0.839471578598022</text:p>
          </table:table-cell>
          <table:table-cell table:number-columns-repeated="2"/>
        </table:table-row>
        <table:table-row table:style-name="ro1">
          <table:table-cell office:value-type="float" office:value="0.903474569320679" calcext:value-type="float">
            <text:p>0.903474569320679</text:p>
          </table:table-cell>
          <table:table-cell table:number-columns-repeated="2"/>
        </table:table-row>
        <table:table-row table:style-name="ro1">
          <table:table-cell office:value-type="float" office:value="0.907830774784088" calcext:value-type="float">
            <text:p>0.907830774784088</text:p>
          </table:table-cell>
          <table:table-cell table:number-columns-repeated="2"/>
        </table:table-row>
        <table:table-row table:style-name="ro1">
          <table:table-cell office:value-type="float" office:value="0.908923149108887" calcext:value-type="float">
            <text:p>0.908923149108887</text:p>
          </table:table-cell>
          <table:table-cell table:number-columns-repeated="2"/>
        </table:table-row>
        <table:table-row table:style-name="ro1">
          <table:table-cell office:value-type="float" office:value="0.894445955753326" calcext:value-type="float">
            <text:p>0.894445955753326</text:p>
          </table:table-cell>
          <table:table-cell table:number-columns-repeated="2"/>
        </table:table-row>
        <table:table-row table:style-name="ro1">
          <table:table-cell office:value-type="float" office:value="0.906331121921539" calcext:value-type="float">
            <text:p>0.906331121921539</text:p>
          </table:table-cell>
          <table:table-cell table:number-columns-repeated="2"/>
        </table:table-row>
        <table:table-row table:style-name="ro1">
          <table:table-cell office:value-type="float" office:value="0.894702255725861" calcext:value-type="float">
            <text:p>0.894702255725861</text:p>
          </table:table-cell>
          <table:table-cell table:number-columns-repeated="2"/>
        </table:table-row>
        <table:table-row table:style-name="ro1">
          <table:table-cell office:value-type="float" office:value="0.904105722904205" calcext:value-type="float">
            <text:p>0.904105722904205</text:p>
          </table:table-cell>
          <table:table-cell table:number-columns-repeated="2"/>
        </table:table-row>
        <table:table-row table:style-name="ro1">
          <table:table-cell office:value-type="float" office:value="0.910369336605072" calcext:value-type="float">
            <text:p>0.910369336605072</text:p>
          </table:table-cell>
          <table:table-cell table:number-columns-repeated="2"/>
        </table:table-row>
        <table:table-row table:style-name="ro1">
          <table:table-cell office:value-type="float" office:value="0.897252023220062" calcext:value-type="float">
            <text:p>0.897252023220062</text:p>
          </table:table-cell>
          <table:table-cell table:number-columns-repeated="2"/>
        </table:table-row>
        <table:table-row table:style-name="ro1">
          <table:table-cell office:value-type="float" office:value="0.88419508934021" calcext:value-type="float">
            <text:p>0.88419508934021</text:p>
          </table:table-cell>
          <table:table-cell table:number-columns-repeated="2"/>
        </table:table-row>
        <table:table-row table:style-name="ro1">
          <table:table-cell office:value-type="float" office:value="0.893480122089386" calcext:value-type="float">
            <text:p>0.893480122089386</text:p>
          </table:table-cell>
          <table:table-cell table:number-columns-repeated="2"/>
        </table:table-row>
        <table:table-row table:style-name="ro1">
          <table:table-cell office:value-type="float" office:value="0.891578853130341" calcext:value-type="float">
            <text:p>0.891578853130341</text:p>
          </table:table-cell>
          <table:table-cell table:number-columns-repeated="2"/>
        </table:table-row>
        <table:table-row table:style-name="ro1">
          <table:table-cell office:value-type="float" office:value="0.899947762489319" calcext:value-type="float">
            <text:p>0.899947762489319</text:p>
          </table:table-cell>
          <table:table-cell table:number-columns-repeated="2"/>
        </table:table-row>
        <table:table-row table:style-name="ro1">
          <table:table-cell office:value-type="float" office:value="0.890408396720886" calcext:value-type="float">
            <text:p>0.890408396720886</text:p>
          </table:table-cell>
          <table:table-cell table:number-columns-repeated="2"/>
        </table:table-row>
        <table:table-row table:style-name="ro1">
          <table:table-cell office:value-type="float" office:value="0.902951002120972" calcext:value-type="float">
            <text:p>0.902951002120972</text:p>
          </table:table-cell>
          <table:table-cell table:number-columns-repeated="2"/>
        </table:table-row>
        <table:table-row table:style-name="ro1">
          <table:table-cell office:value-type="float" office:value="0.890163719654083" calcext:value-type="float">
            <text:p>0.890163719654083</text:p>
          </table:table-cell>
          <table:table-cell table:number-columns-repeated="2"/>
        </table:table-row>
        <table:table-row table:style-name="ro1">
          <table:table-cell office:value-type="float" office:value="0.904189765453339" calcext:value-type="float">
            <text:p>0.904189765453339</text:p>
          </table:table-cell>
          <table:table-cell table:number-columns-repeated="2"/>
        </table:table-row>
        <table:table-row table:style-name="ro1">
          <table:table-cell office:value-type="float" office:value="0.905270934104919" calcext:value-type="float">
            <text:p>0.905270934104919</text:p>
          </table:table-cell>
          <table:table-cell table:number-columns-repeated="2"/>
        </table:table-row>
        <table:table-row table:style-name="ro1">
          <table:table-cell office:value-type="float" office:value="0.906269252300262" calcext:value-type="float">
            <text:p>0.906269252300262</text:p>
          </table:table-cell>
          <table:table-cell table:number-columns-repeated="2"/>
        </table:table-row>
        <table:table-row table:style-name="ro1">
          <table:table-cell office:value-type="float" office:value="0.912699460983276" calcext:value-type="float">
            <text:p>0.912699460983276</text:p>
          </table:table-cell>
          <table:table-cell table:number-columns-repeated="2"/>
        </table:table-row>
        <table:table-row table:style-name="ro1">
          <table:table-cell office:value-type="float" office:value="0.905197322368622" calcext:value-type="float">
            <text:p>0.905197322368622</text:p>
          </table:table-cell>
          <table:table-cell table:number-columns-repeated="2"/>
        </table:table-row>
        <table:table-row table:style-name="ro1">
          <table:table-cell office:value-type="float" office:value="0.895749688148499" calcext:value-type="float">
            <text:p>0.895749688148499</text:p>
          </table:table-cell>
          <table:table-cell table:number-columns-repeated="2"/>
        </table:table-row>
        <table:table-row table:style-name="ro1">
          <table:table-cell office:value-type="float" office:value="0.893154323101044" calcext:value-type="float">
            <text:p>0.893154323101044</text:p>
          </table:table-cell>
          <table:table-cell table:number-columns-repeated="2"/>
        </table:table-row>
        <table:table-row table:style-name="ro1">
          <table:table-cell office:value-type="float" office:value="0.893103241920471" calcext:value-type="float">
            <text:p>0.893103241920471</text:p>
          </table:table-cell>
          <table:table-cell table:number-columns-repeated="2"/>
        </table:table-row>
        <table:table-row table:style-name="ro1">
          <table:table-cell office:value-type="float" office:value="0.902916014194488" calcext:value-type="float">
            <text:p>0.902916014194488</text:p>
          </table:table-cell>
          <table:table-cell table:number-columns-repeated="2"/>
        </table:table-row>
        <table:table-row table:style-name="ro1">
          <table:table-cell office:value-type="float" office:value="0.906702399253845" calcext:value-type="float">
            <text:p>0.906702399253845</text:p>
          </table:table-cell>
          <table:table-cell table:number-columns-repeated="2"/>
        </table:table-row>
        <table:table-row table:style-name="ro1">
          <table:table-cell office:value-type="float" office:value="0.879139602184296" calcext:value-type="float">
            <text:p>0.879139602184296</text:p>
          </table:table-cell>
          <table:table-cell table:number-columns-repeated="2"/>
        </table:table-row>
        <table:table-row table:style-name="ro1">
          <table:table-cell office:value-type="float" office:value="0.902303218841553" calcext:value-type="float">
            <text:p>0.902303218841553</text:p>
          </table:table-cell>
          <table:table-cell table:number-columns-repeated="2"/>
        </table:table-row>
        <table:table-row table:style-name="ro1">
          <table:table-cell office:value-type="float" office:value="0.945721685886383" calcext:value-type="float">
            <text:p>0.945721685886383</text:p>
          </table:table-cell>
          <table:table-cell table:number-columns-repeated="2"/>
        </table:table-row>
        <table:table-row table:style-name="ro1">
          <table:table-cell office:value-type="float" office:value="0.944433927536011" calcext:value-type="float">
            <text:p>0.944433927536011</text:p>
          </table:table-cell>
          <table:table-cell table:number-columns-repeated="2"/>
        </table:table-row>
        <table:table-row table:style-name="ro1">
          <table:table-cell office:value-type="float" office:value="0.88617330789566" calcext:value-type="float">
            <text:p>0.88617330789566</text:p>
          </table:table-cell>
          <table:table-cell table:number-columns-repeated="2"/>
        </table:table-row>
        <table:table-row table:style-name="ro1">
          <table:table-cell office:value-type="float" office:value="0.892533421516418" calcext:value-type="float">
            <text:p>0.892533421516418</text:p>
          </table:table-cell>
          <table:table-cell table:number-columns-repeated="2"/>
        </table:table-row>
        <table:table-row table:style-name="ro1">
          <table:table-cell office:value-type="float" office:value="0.89838844537735" calcext:value-type="float">
            <text:p>0.89838844537735</text:p>
          </table:table-cell>
          <table:table-cell table:number-columns-repeated="2"/>
        </table:table-row>
        <table:table-row table:style-name="ro1">
          <table:table-cell office:value-type="float" office:value="0.916268765926361" calcext:value-type="float">
            <text:p>0.916268765926361</text:p>
          </table:table-cell>
          <table:table-cell table:number-columns-repeated="2"/>
        </table:table-row>
        <table:table-row table:style-name="ro1">
          <table:table-cell office:value-type="float" office:value="0.921500623226166" calcext:value-type="float">
            <text:p>0.921500623226166</text:p>
          </table:table-cell>
          <table:table-cell table:number-columns-repeated="2"/>
        </table:table-row>
        <table:table-row table:style-name="ro1">
          <table:table-cell office:value-type="float" office:value="0.901931762695312" calcext:value-type="float">
            <text:p>0.901931762695312</text:p>
          </table:table-cell>
          <table:table-cell table:number-columns-repeated="2"/>
        </table:table-row>
        <table:table-row table:style-name="ro1">
          <table:table-cell office:value-type="float" office:value="0.85544615983963" calcext:value-type="float">
            <text:p>0.85544615983963</text:p>
          </table:table-cell>
          <table:table-cell table:number-columns-repeated="2"/>
        </table:table-row>
        <table:table-row table:style-name="ro1">
          <table:table-cell office:value-type="float" office:value="0.84137362241745" calcext:value-type="float">
            <text:p>0.84137362241745</text:p>
          </table:table-cell>
          <table:table-cell table:number-columns-repeated="2"/>
        </table:table-row>
        <table:table-row table:style-name="ro1">
          <table:table-cell office:value-type="float" office:value="0.860989809036255" calcext:value-type="float">
            <text:p>0.860989809036255</text:p>
          </table:table-cell>
          <table:table-cell table:number-columns-repeated="2"/>
        </table:table-row>
        <table:table-row table:style-name="ro1">
          <table:table-cell office:value-type="float" office:value="0.76340389251709" calcext:value-type="float">
            <text:p>0.76340389251709</text:p>
          </table:table-cell>
          <table:table-cell table:number-columns-repeated="2"/>
        </table:table-row>
        <table:table-row table:style-name="ro1">
          <table:table-cell office:value-type="float" office:value="0.861246943473816" calcext:value-type="float">
            <text:p>0.861246943473816</text:p>
          </table:table-cell>
          <table:table-cell table:number-columns-repeated="2"/>
        </table:table-row>
        <table:table-row table:style-name="ro1">
          <table:table-cell office:value-type="float" office:value="0.878763139247894" calcext:value-type="float">
            <text:p>0.878763139247894</text:p>
          </table:table-cell>
          <table:table-cell table:number-columns-repeated="2"/>
        </table:table-row>
        <table:table-row table:style-name="ro1">
          <table:table-cell office:value-type="float" office:value="0.888597130775452" calcext:value-type="float">
            <text:p>0.888597130775452</text:p>
          </table:table-cell>
          <table:table-cell table:number-columns-repeated="2"/>
        </table:table-row>
        <table:table-row table:style-name="ro1">
          <table:table-cell office:value-type="float" office:value="0.898737728595733" calcext:value-type="float">
            <text:p>0.898737728595733</text:p>
          </table:table-cell>
          <table:table-cell table:number-columns-repeated="2"/>
        </table:table-row>
        <table:table-row table:style-name="ro1">
          <table:table-cell office:value-type="float" office:value="0.905583024024963" calcext:value-type="float">
            <text:p>0.905583024024963</text:p>
          </table:table-cell>
          <table:table-cell table:number-columns-repeated="2"/>
        </table:table-row>
        <table:table-row table:style-name="ro1">
          <table:table-cell office:value-type="float" office:value="0.902430355548858" calcext:value-type="float">
            <text:p>0.902430355548858</text:p>
          </table:table-cell>
          <table:table-cell table:number-columns-repeated="2"/>
        </table:table-row>
        <table:table-row table:style-name="ro1">
          <table:table-cell office:value-type="float" office:value="0.886337220668793" calcext:value-type="float">
            <text:p>0.886337220668793</text:p>
          </table:table-cell>
          <table:table-cell table:number-columns-repeated="2"/>
        </table:table-row>
        <table:table-row table:style-name="ro1">
          <table:table-cell office:value-type="float" office:value="0.869473278522491" calcext:value-type="float">
            <text:p>0.869473278522491</text:p>
          </table:table-cell>
          <table:table-cell table:number-columns-repeated="2"/>
        </table:table-row>
        <table:table-row table:style-name="ro1">
          <table:table-cell office:value-type="float" office:value="0.857323825359345" calcext:value-type="float">
            <text:p>0.857323825359345</text:p>
          </table:table-cell>
          <table:table-cell table:number-columns-repeated="2"/>
        </table:table-row>
        <table:table-row table:style-name="ro1">
          <table:table-cell office:value-type="float" office:value="0.810115039348602" calcext:value-type="float">
            <text:p>0.810115039348602</text:p>
          </table:table-cell>
          <table:table-cell table:number-columns-repeated="2"/>
        </table:table-row>
        <table:table-row table:style-name="ro1">
          <table:table-cell office:value-type="float" office:value="0.810075521469116" calcext:value-type="float">
            <text:p>0.810075521469116</text:p>
          </table:table-cell>
          <table:table-cell table:number-columns-repeated="2"/>
        </table:table-row>
        <table:table-row table:style-name="ro1">
          <table:table-cell office:value-type="float" office:value="0.898960649967194" calcext:value-type="float">
            <text:p>0.898960649967194</text:p>
          </table:table-cell>
          <table:table-cell table:number-columns-repeated="2"/>
        </table:table-row>
        <table:table-row table:style-name="ro1">
          <table:table-cell office:value-type="float" office:value="0.909329175949097" calcext:value-type="float">
            <text:p>0.909329175949097</text:p>
          </table:table-cell>
          <table:table-cell table:number-columns-repeated="2"/>
        </table:table-row>
        <table:table-row table:style-name="ro1">
          <table:table-cell office:value-type="float" office:value="0.899705648422241" calcext:value-type="float">
            <text:p>0.899705648422241</text:p>
          </table:table-cell>
          <table:table-cell table:number-columns-repeated="2"/>
        </table:table-row>
        <table:table-row table:style-name="ro1">
          <table:table-cell office:value-type="float" office:value="0.909034550189972" calcext:value-type="float">
            <text:p>0.909034550189972</text:p>
          </table:table-cell>
          <table:table-cell table:number-columns-repeated="2"/>
        </table:table-row>
        <table:table-row table:style-name="ro1">
          <table:table-cell office:value-type="float" office:value="0.892128884792328" calcext:value-type="float">
            <text:p>0.892128884792328</text:p>
          </table:table-cell>
          <table:table-cell table:number-columns-repeated="2"/>
        </table:table-row>
        <table:table-row table:style-name="ro1">
          <table:table-cell office:value-type="float" office:value="0.905196249485016" calcext:value-type="float">
            <text:p>0.905196249485016</text:p>
          </table:table-cell>
          <table:table-cell table:number-columns-repeated="2"/>
        </table:table-row>
        <table:table-row table:style-name="ro1">
          <table:table-cell office:value-type="float" office:value="0.915676355361938" calcext:value-type="float">
            <text:p>0.915676355361938</text:p>
          </table:table-cell>
          <table:table-cell table:number-columns-repeated="2"/>
        </table:table-row>
        <table:table-row table:style-name="ro1">
          <table:table-cell office:value-type="float" office:value="0.911648035049438" calcext:value-type="float">
            <text:p>0.911648035049438</text:p>
          </table:table-cell>
          <table:table-cell table:number-columns-repeated="2"/>
        </table:table-row>
        <table:table-row table:style-name="ro1">
          <table:table-cell office:value-type="float" office:value="0.883297681808472" calcext:value-type="float">
            <text:p>0.883297681808472</text:p>
          </table:table-cell>
          <table:table-cell table:number-columns-repeated="2"/>
        </table:table-row>
        <table:table-row table:style-name="ro1">
          <table:table-cell office:value-type="float" office:value="0.908823251724243" calcext:value-type="float">
            <text:p>0.908823251724243</text:p>
          </table:table-cell>
          <table:table-cell table:number-columns-repeated="2"/>
        </table:table-row>
        <table:table-row table:style-name="ro1">
          <table:table-cell office:value-type="float" office:value="0.895379960536957" calcext:value-type="float">
            <text:p>0.895379960536957</text:p>
          </table:table-cell>
          <table:table-cell table:number-columns-repeated="2"/>
        </table:table-row>
        <table:table-row table:style-name="ro1">
          <table:table-cell office:value-type="float" office:value="0.886512994766235" calcext:value-type="float">
            <text:p>0.886512994766235</text:p>
          </table:table-cell>
          <table:table-cell table:number-columns-repeated="2"/>
        </table:table-row>
        <table:table-row table:style-name="ro1">
          <table:table-cell office:value-type="float" office:value="0.894645988941193" calcext:value-type="float">
            <text:p>0.894645988941193</text:p>
          </table:table-cell>
          <table:table-cell table:number-columns-repeated="2"/>
        </table:table-row>
        <table:table-row table:style-name="ro1">
          <table:table-cell office:value-type="float" office:value="0.907836377620697" calcext:value-type="float">
            <text:p>0.907836377620697</text:p>
          </table:table-cell>
          <table:table-cell table:number-columns-repeated="2"/>
        </table:table-row>
        <table:table-row table:style-name="ro1">
          <table:table-cell office:value-type="float" office:value="0.897788524627685" calcext:value-type="float">
            <text:p>0.897788524627685</text:p>
          </table:table-cell>
          <table:table-cell table:number-columns-repeated="2"/>
        </table:table-row>
        <table:table-row table:style-name="ro1">
          <table:table-cell office:value-type="float" office:value="0.894496917724609" calcext:value-type="float">
            <text:p>0.894496917724609</text:p>
          </table:table-cell>
          <table:table-cell table:number-columns-repeated="2"/>
        </table:table-row>
        <table:table-row table:style-name="ro1">
          <table:table-cell office:value-type="float" office:value="0.911902248859406" calcext:value-type="float">
            <text:p>0.911902248859406</text:p>
          </table:table-cell>
          <table:table-cell table:number-columns-repeated="2"/>
        </table:table-row>
        <table:table-row table:style-name="ro1">
          <table:table-cell office:value-type="float" office:value="0.894142627716064" calcext:value-type="float">
            <text:p>0.894142627716064</text:p>
          </table:table-cell>
          <table:table-cell table:number-columns-repeated="2"/>
        </table:table-row>
        <table:table-row table:style-name="ro1">
          <table:table-cell office:value-type="float" office:value="0.905936241149902" calcext:value-type="float">
            <text:p>0.905936241149902</text:p>
          </table:table-cell>
          <table:table-cell table:number-columns-repeated="2"/>
        </table:table-row>
        <table:table-row table:style-name="ro1">
          <table:table-cell office:value-type="float" office:value="0.911984145641327" calcext:value-type="float">
            <text:p>0.911984145641327</text:p>
          </table:table-cell>
          <table:table-cell table:number-columns-repeated="2"/>
        </table:table-row>
        <table:table-row table:style-name="ro1">
          <table:table-cell office:value-type="float" office:value="0.882447481155396" calcext:value-type="float">
            <text:p>0.882447481155396</text:p>
          </table:table-cell>
          <table:table-cell table:number-columns-repeated="2"/>
        </table:table-row>
        <table:table-row table:style-name="ro1">
          <table:table-cell office:value-type="float" office:value="0.907304465770721" calcext:value-type="float">
            <text:p>0.907304465770721</text:p>
          </table:table-cell>
          <table:table-cell table:number-columns-repeated="2"/>
        </table:table-row>
        <table:table-row table:style-name="ro1">
          <table:table-cell office:value-type="float" office:value="0.903878092765808" calcext:value-type="float">
            <text:p>0.903878092765808</text:p>
          </table:table-cell>
          <table:table-cell table:number-columns-repeated="2"/>
        </table:table-row>
        <table:table-row table:style-name="ro1">
          <table:table-cell office:value-type="float" office:value="0.865247249603272" calcext:value-type="float">
            <text:p>0.865247249603272</text:p>
          </table:table-cell>
          <table:table-cell table:number-columns-repeated="2"/>
        </table:table-row>
        <table:table-row table:style-name="ro1">
          <table:table-cell office:value-type="float" office:value="0.869029402732849" calcext:value-type="float">
            <text:p>0.869029402732849</text:p>
          </table:table-cell>
          <table:table-cell table:number-columns-repeated="2"/>
        </table:table-row>
        <table:table-row table:style-name="ro1">
          <table:table-cell office:value-type="float" office:value="0.807713687419891" calcext:value-type="float">
            <text:p>0.807713687419891</text:p>
          </table:table-cell>
          <table:table-cell table:number-columns-repeated="2"/>
        </table:table-row>
        <table:table-row table:style-name="ro1">
          <table:table-cell office:value-type="float" office:value="0.8579181432724" calcext:value-type="float">
            <text:p>0.8579181432724</text:p>
          </table:table-cell>
          <table:table-cell table:number-columns-repeated="2"/>
        </table:table-row>
        <table:table-row table:style-name="ro1">
          <table:table-cell office:value-type="float" office:value="0.843380510807037" calcext:value-type="float">
            <text:p>0.843380510807037</text:p>
          </table:table-cell>
          <table:table-cell table:number-columns-repeated="2"/>
        </table:table-row>
        <table:table-row table:style-name="ro1">
          <table:table-cell office:value-type="float" office:value="0.807807505130768" calcext:value-type="float">
            <text:p>0.807807505130768</text:p>
          </table:table-cell>
          <table:table-cell table:number-columns-repeated="2"/>
        </table:table-row>
        <table:table-row table:style-name="ro1">
          <table:table-cell office:value-type="float" office:value="0.804736137390137" calcext:value-type="float">
            <text:p>0.804736137390137</text:p>
          </table:table-cell>
          <table:table-cell table:number-columns-repeated="2"/>
        </table:table-row>
        <table:table-row table:style-name="ro1">
          <table:table-cell office:value-type="float" office:value="0.846843957901001" calcext:value-type="float">
            <text:p>0.846843957901001</text:p>
          </table:table-cell>
          <table:table-cell table:number-columns-repeated="2"/>
        </table:table-row>
        <table:table-row table:style-name="ro1">
          <table:table-cell office:value-type="float" office:value="0.762129485607147" calcext:value-type="float">
            <text:p>0.762129485607147</text:p>
          </table:table-cell>
          <table:table-cell table:number-columns-repeated="2"/>
        </table:table-row>
        <table:table-row table:style-name="ro1">
          <table:table-cell office:value-type="float" office:value="0.879286706447601" calcext:value-type="float">
            <text:p>0.879286706447601</text:p>
          </table:table-cell>
          <table:table-cell table:number-columns-repeated="2"/>
        </table:table-row>
        <table:table-row table:style-name="ro1">
          <table:table-cell office:value-type="float" office:value="0.895608246326447" calcext:value-type="float">
            <text:p>0.895608246326447</text:p>
          </table:table-cell>
          <table:table-cell table:number-columns-repeated="2"/>
        </table:table-row>
        <table:table-row table:style-name="ro1">
          <table:table-cell office:value-type="float" office:value="0.909729480743408" calcext:value-type="float">
            <text:p>0.909729480743408</text:p>
          </table:table-cell>
          <table:table-cell table:number-columns-repeated="2"/>
        </table:table-row>
        <table:table-row table:style-name="ro1">
          <table:table-cell office:value-type="float" office:value="0.893703579902649" calcext:value-type="float">
            <text:p>0.893703579902649</text:p>
          </table:table-cell>
          <table:table-cell table:number-columns-repeated="2"/>
        </table:table-row>
        <table:table-row table:style-name="ro1">
          <table:table-cell office:value-type="float" office:value="0.900225043296814" calcext:value-type="float">
            <text:p>0.900225043296814</text:p>
          </table:table-cell>
          <table:table-cell table:number-columns-repeated="2"/>
        </table:table-row>
        <table:table-row table:style-name="ro1">
          <table:table-cell office:value-type="float" office:value="0.896473824977875" calcext:value-type="float">
            <text:p>0.896473824977875</text:p>
          </table:table-cell>
          <table:table-cell table:number-columns-repeated="2"/>
        </table:table-row>
        <table:table-row table:style-name="ro1">
          <table:table-cell office:value-type="float" office:value="0.885295867919922" calcext:value-type="float">
            <text:p>0.885295867919922</text:p>
          </table:table-cell>
          <table:table-cell table:number-columns-repeated="2"/>
        </table:table-row>
        <table:table-row table:style-name="ro1">
          <table:table-cell office:value-type="float" office:value="0.879857361316681" calcext:value-type="float">
            <text:p>0.879857361316681</text:p>
          </table:table-cell>
          <table:table-cell table:number-columns-repeated="2"/>
        </table:table-row>
        <table:table-row table:style-name="ro1">
          <table:table-cell office:value-type="float" office:value="0.876588940620422" calcext:value-type="float">
            <text:p>0.876588940620422</text:p>
          </table:table-cell>
          <table:table-cell table:number-columns-repeated="2"/>
        </table:table-row>
        <table:table-row table:style-name="ro1">
          <table:table-cell office:value-type="float" office:value="0.872761785984039" calcext:value-type="float">
            <text:p>0.872761785984039</text:p>
          </table:table-cell>
          <table:table-cell table:number-columns-repeated="2"/>
        </table:table-row>
        <table:table-row table:style-name="ro1">
          <table:table-cell office:value-type="float" office:value="0.862784326076508" calcext:value-type="float">
            <text:p>0.862784326076508</text:p>
          </table:table-cell>
          <table:table-cell table:number-columns-repeated="2"/>
        </table:table-row>
        <table:table-row table:style-name="ro1">
          <table:table-cell office:value-type="float" office:value="0.854741811752319" calcext:value-type="float">
            <text:p>0.854741811752319</text:p>
          </table:table-cell>
          <table:table-cell table:number-columns-repeated="2"/>
        </table:table-row>
        <table:table-row table:style-name="ro1">
          <table:table-cell office:value-type="float" office:value="0.857069373130798" calcext:value-type="float">
            <text:p>0.857069373130798</text:p>
          </table:table-cell>
          <table:table-cell table:number-columns-repeated="2"/>
        </table:table-row>
        <table:table-row table:style-name="ro1">
          <table:table-cell office:value-type="float" office:value="0.875323593616486" calcext:value-type="float">
            <text:p>0.875323593616486</text:p>
          </table:table-cell>
          <table:table-cell table:number-columns-repeated="2"/>
        </table:table-row>
        <table:table-row table:style-name="ro1">
          <table:table-cell office:value-type="float" office:value="0.873300790786743" calcext:value-type="float">
            <text:p>0.873300790786743</text:p>
          </table:table-cell>
          <table:table-cell table:number-columns-repeated="2"/>
        </table:table-row>
        <table:table-row table:style-name="ro1">
          <table:table-cell office:value-type="float" office:value="0.879434823989868" calcext:value-type="float">
            <text:p>0.879434823989868</text:p>
          </table:table-cell>
          <table:table-cell table:number-columns-repeated="2"/>
        </table:table-row>
        <table:table-row table:style-name="ro1">
          <table:table-cell office:value-type="float" office:value="0.851901829242706" calcext:value-type="float">
            <text:p>0.851901829242706</text:p>
          </table:table-cell>
          <table:table-cell table:number-columns-repeated="2"/>
        </table:table-row>
        <table:table-row table:style-name="ro1">
          <table:table-cell office:value-type="float" office:value="0.83856588602066" calcext:value-type="float">
            <text:p>0.83856588602066</text:p>
          </table:table-cell>
          <table:table-cell table:number-columns-repeated="2"/>
        </table:table-row>
        <table:table-row table:style-name="ro1">
          <table:table-cell office:value-type="float" office:value="0.765569090843201" calcext:value-type="float">
            <text:p>0.765569090843201</text:p>
          </table:table-cell>
          <table:table-cell table:number-columns-repeated="2"/>
        </table:table-row>
        <table:table-row table:style-name="ro1">
          <table:table-cell office:value-type="float" office:value="0.762941300868988" calcext:value-type="float">
            <text:p>0.762941300868988</text:p>
          </table:table-cell>
          <table:table-cell table:number-columns-repeated="2"/>
        </table:table-row>
        <table:table-row table:style-name="ro1">
          <table:table-cell office:value-type="float" office:value="0.80548757314682" calcext:value-type="float">
            <text:p>0.80548757314682</text:p>
          </table:table-cell>
          <table:table-cell table:number-columns-repeated="2"/>
        </table:table-row>
        <table:table-row table:style-name="ro1">
          <table:table-cell office:value-type="float" office:value="0.779501974582672" calcext:value-type="float">
            <text:p>0.779501974582672</text:p>
          </table:table-cell>
          <table:table-cell table:number-columns-repeated="2"/>
        </table:table-row>
        <table:table-row table:style-name="ro1">
          <table:table-cell office:value-type="float" office:value="0.83170360326767" calcext:value-type="float">
            <text:p>0.83170360326767</text:p>
          </table:table-cell>
          <table:table-cell table:number-columns-repeated="2"/>
        </table:table-row>
        <table:table-row table:style-name="ro1">
          <table:table-cell office:value-type="float" office:value="0.702764868736267" calcext:value-type="float">
            <text:p>0.702764868736267</text:p>
          </table:table-cell>
          <table:table-cell table:number-columns-repeated="2"/>
        </table:table-row>
        <table:table-row table:style-name="ro1">
          <table:table-cell office:value-type="float" office:value="0.317611277103424" calcext:value-type="float">
            <text:p>0.317611277103424</text:p>
          </table:table-cell>
          <table:table-cell table:number-columns-repeated="2"/>
        </table:table-row>
        <table:table-row table:style-name="ro1">
          <table:table-cell office:value-type="float" office:value="0.833599150180817" calcext:value-type="float">
            <text:p>0.833599150180817</text:p>
          </table:table-cell>
          <table:table-cell table:number-columns-repeated="2"/>
        </table:table-row>
        <table:table-row table:style-name="ro1">
          <table:table-cell office:value-type="float" office:value="0.733413100242615" calcext:value-type="float">
            <text:p>0.733413100242615</text:p>
          </table:table-cell>
          <table:table-cell table:number-columns-repeated="2"/>
        </table:table-row>
        <table:table-row table:style-name="ro1">
          <table:table-cell office:value-type="float" office:value="0.860718607902527" calcext:value-type="float">
            <text:p>0.860718607902527</text:p>
          </table:table-cell>
          <table:table-cell table:number-columns-repeated="2"/>
        </table:table-row>
        <table:table-row table:style-name="ro1">
          <table:table-cell office:value-type="float" office:value="0.888964712619782" calcext:value-type="float">
            <text:p>0.888964712619782</text:p>
          </table:table-cell>
          <table:table-cell table:number-columns-repeated="2"/>
        </table:table-row>
        <table:table-row table:style-name="ro1">
          <table:table-cell office:value-type="float" office:value="0.858011662960053" calcext:value-type="float">
            <text:p>0.858011662960053</text:p>
          </table:table-cell>
          <table:table-cell table:number-columns-repeated="2"/>
        </table:table-row>
        <table:table-row table:style-name="ro1">
          <table:table-cell office:value-type="float" office:value="0.801151633262634" calcext:value-type="float">
            <text:p>0.801151633262634</text:p>
          </table:table-cell>
          <table:table-cell table:number-columns-repeated="2"/>
        </table:table-row>
        <table:table-row table:style-name="ro1">
          <table:table-cell office:value-type="float" office:value="0.819867789745331" calcext:value-type="float">
            <text:p>0.819867789745331</text:p>
          </table:table-cell>
          <table:table-cell table:number-columns-repeated="2"/>
        </table:table-row>
        <table:table-row table:style-name="ro1">
          <table:table-cell office:value-type="float" office:value="0.833130300045013" calcext:value-type="float">
            <text:p>0.833130300045013</text:p>
          </table:table-cell>
          <table:table-cell table:number-columns-repeated="2"/>
        </table:table-row>
        <table:table-row table:style-name="ro1">
          <table:table-cell office:value-type="float" office:value="0.859203219413757" calcext:value-type="float">
            <text:p>0.859203219413757</text:p>
          </table:table-cell>
          <table:table-cell table:number-columns-repeated="2"/>
        </table:table-row>
        <table:table-row table:style-name="ro1">
          <table:table-cell office:value-type="float" office:value="0.784521698951721" calcext:value-type="float">
            <text:p>0.784521698951721</text:p>
          </table:table-cell>
          <table:table-cell table:number-columns-repeated="2"/>
        </table:table-row>
        <table:table-row table:style-name="ro1">
          <table:table-cell office:value-type="float" office:value="0.502654075622559" calcext:value-type="float">
            <text:p>0.502654075622559</text:p>
          </table:table-cell>
          <table:table-cell table:number-columns-repeated="2"/>
        </table:table-row>
        <table:table-row table:style-name="ro1">
          <table:table-cell office:value-type="float" office:value="0.357812792062759" calcext:value-type="float">
            <text:p>0.357812792062759</text:p>
          </table:table-cell>
          <table:table-cell table:number-columns-repeated="2"/>
        </table:table-row>
        <table:table-row table:style-name="ro1">
          <table:table-cell office:value-type="float" office:value="0.379276484251022" calcext:value-type="float">
            <text:p>0.379276484251022</text:p>
          </table:table-cell>
          <table:table-cell table:number-columns-repeated="2"/>
        </table:table-row>
        <table:table-row table:style-name="ro1">
          <table:table-cell office:value-type="float" office:value="0.372394919395447" calcext:value-type="float">
            <text:p>0.372394919395447</text:p>
          </table:table-cell>
          <table:table-cell table:number-columns-repeated="2"/>
        </table:table-row>
        <table:table-row table:style-name="ro1">
          <table:table-cell office:value-type="float" office:value="0.444652825593948" calcext:value-type="float">
            <text:p>0.444652825593948</text:p>
          </table:table-cell>
          <table:table-cell table:number-columns-repeated="2"/>
        </table:table-row>
        <table:table-row table:style-name="ro1">
          <table:table-cell office:value-type="float" office:value="0.417113184928894" calcext:value-type="float">
            <text:p>0.417113184928894</text:p>
          </table:table-cell>
          <table:table-cell table:number-columns-repeated="2"/>
        </table:table-row>
        <table:table-row table:style-name="ro1">
          <table:table-cell office:value-type="float" office:value="0.417308688163757" calcext:value-type="float">
            <text:p>0.417308688163757</text:p>
          </table:table-cell>
          <table:table-cell table:number-columns-repeated="2"/>
        </table:table-row>
        <table:table-row table:style-name="ro1">
          <table:table-cell office:value-type="float" office:value="0.486895024776459" calcext:value-type="float">
            <text:p>0.486895024776459</text:p>
          </table:table-cell>
          <table:table-cell table:number-columns-repeated="2"/>
        </table:table-row>
        <table:table-row table:style-name="ro1">
          <table:table-cell office:value-type="float" office:value="0.468942165374756" calcext:value-type="float">
            <text:p>0.468942165374756</text:p>
          </table:table-cell>
          <table:table-cell table:number-columns-repeated="2"/>
        </table:table-row>
        <table:table-row table:style-name="ro1">
          <table:table-cell office:value-type="float" office:value="0.440204173326492" calcext:value-type="float">
            <text:p>0.440204173326492</text:p>
          </table:table-cell>
          <table:table-cell table:number-columns-repeated="2"/>
        </table:table-row>
        <table:table-row table:style-name="ro1">
          <table:table-cell office:value-type="float" office:value="0.512590110301971" calcext:value-type="float">
            <text:p>0.512590110301971</text:p>
          </table:table-cell>
          <table:table-cell table:number-columns-repeated="2"/>
        </table:table-row>
        <table:table-row table:style-name="ro1">
          <table:table-cell office:value-type="float" office:value="0.523139894008637" calcext:value-type="float">
            <text:p>0.523139894008637</text:p>
          </table:table-cell>
          <table:table-cell table:number-columns-repeated="2"/>
        </table:table-row>
        <table:table-row table:style-name="ro1">
          <table:table-cell office:value-type="float" office:value="0.543347537517548" calcext:value-type="float">
            <text:p>0.543347537517548</text:p>
          </table:table-cell>
          <table:table-cell table:number-columns-repeated="2"/>
        </table:table-row>
        <table:table-row table:style-name="ro1">
          <table:table-cell office:value-type="float" office:value="0.532311320304871" calcext:value-type="float">
            <text:p>0.532311320304871</text:p>
          </table:table-cell>
          <table:table-cell table:number-columns-repeated="2"/>
        </table:table-row>
        <table:table-row table:style-name="ro1">
          <table:table-cell office:value-type="float" office:value="0.524029314517975" calcext:value-type="float">
            <text:p>0.524029314517975</text:p>
          </table:table-cell>
          <table:table-cell table:number-columns-repeated="2"/>
        </table:table-row>
        <table:table-row table:style-name="ro1">
          <table:table-cell office:value-type="float" office:value="0.520602107048035" calcext:value-type="float">
            <text:p>0.520602107048035</text:p>
          </table:table-cell>
          <table:table-cell table:number-columns-repeated="2"/>
        </table:table-row>
        <table:table-row table:style-name="ro1">
          <table:table-cell office:value-type="float" office:value="0.530625760555267" calcext:value-type="float">
            <text:p>0.530625760555267</text:p>
          </table:table-cell>
          <table:table-cell table:number-columns-repeated="2"/>
        </table:table-row>
        <table:table-row table:style-name="ro1">
          <table:table-cell office:value-type="float" office:value="0.539369463920593" calcext:value-type="float">
            <text:p>0.539369463920593</text:p>
          </table:table-cell>
          <table:table-cell table:number-columns-repeated="2"/>
        </table:table-row>
        <table:table-row table:style-name="ro1">
          <table:table-cell office:value-type="float" office:value="0.532142162322998" calcext:value-type="float">
            <text:p>0.532142162322998</text:p>
          </table:table-cell>
          <table:table-cell table:number-columns-repeated="2"/>
        </table:table-row>
        <table:table-row table:style-name="ro1">
          <table:table-cell office:value-type="float" office:value="0.560051918029785" calcext:value-type="float">
            <text:p>0.560051918029785</text:p>
          </table:table-cell>
          <table:table-cell table:number-columns-repeated="2"/>
        </table:table-row>
        <table:table-row table:style-name="ro1">
          <table:table-cell office:value-type="float" office:value="0.57474559545517" calcext:value-type="float">
            <text:p>0.57474559545517</text:p>
          </table:table-cell>
          <table:table-cell table:number-columns-repeated="2"/>
        </table:table-row>
        <table:table-row table:style-name="ro1">
          <table:table-cell office:value-type="float" office:value="0.578762829303741" calcext:value-type="float">
            <text:p>0.578762829303741</text:p>
          </table:table-cell>
          <table:table-cell table:number-columns-repeated="2"/>
        </table:table-row>
        <table:table-row table:style-name="ro1">
          <table:table-cell office:value-type="float" office:value="0.57963502407074" calcext:value-type="float">
            <text:p>0.57963502407074</text:p>
          </table:table-cell>
          <table:table-cell table:number-columns-repeated="2"/>
        </table:table-row>
        <table:table-row table:style-name="ro1">
          <table:table-cell office:value-type="float" office:value="0.601473093032837" calcext:value-type="float">
            <text:p>0.601473093032837</text:p>
          </table:table-cell>
          <table:table-cell table:number-columns-repeated="2"/>
        </table:table-row>
        <table:table-row table:style-name="ro1">
          <table:table-cell office:value-type="float" office:value="0.607728779315949" calcext:value-type="float">
            <text:p>0.607728779315949</text:p>
          </table:table-cell>
          <table:table-cell table:number-columns-repeated="2"/>
        </table:table-row>
        <table:table-row table:style-name="ro1">
          <table:table-cell office:value-type="float" office:value="0.570445775985718" calcext:value-type="float">
            <text:p>0.570445775985718</text:p>
          </table:table-cell>
          <table:table-cell table:number-columns-repeated="2"/>
        </table:table-row>
        <table:table-row table:style-name="ro1">
          <table:table-cell office:value-type="float" office:value="0.587865352630615" calcext:value-type="float">
            <text:p>0.587865352630615</text:p>
          </table:table-cell>
          <table:table-cell table:number-columns-repeated="2"/>
        </table:table-row>
        <table:table-row table:style-name="ro1">
          <table:table-cell office:value-type="float" office:value="0.560048818588257" calcext:value-type="float">
            <text:p>0.560048818588257</text:p>
          </table:table-cell>
          <table:table-cell table:number-columns-repeated="2"/>
        </table:table-row>
        <table:table-row table:style-name="ro1">
          <table:table-cell office:value-type="float" office:value="0.569246053695679" calcext:value-type="float">
            <text:p>0.569246053695679</text:p>
          </table:table-cell>
          <table:table-cell table:number-columns-repeated="2"/>
        </table:table-row>
        <table:table-row table:style-name="ro1">
          <table:table-cell office:value-type="float" office:value="0.590963900089264" calcext:value-type="float">
            <text:p>0.590963900089264</text:p>
          </table:table-cell>
          <table:table-cell table:number-columns-repeated="2"/>
        </table:table-row>
        <table:table-row table:style-name="ro1">
          <table:table-cell office:value-type="float" office:value="0.653130948543549" calcext:value-type="float">
            <text:p>0.653130948543549</text:p>
          </table:table-cell>
          <table:table-cell table:number-columns-repeated="2"/>
        </table:table-row>
        <table:table-row table:style-name="ro1">
          <table:table-cell office:value-type="float" office:value="0.782276570796967" calcext:value-type="float">
            <text:p>0.782276570796967</text:p>
          </table:table-cell>
          <table:table-cell table:number-columns-repeated="2"/>
        </table:table-row>
        <table:table-row table:style-name="ro1">
          <table:table-cell office:value-type="float" office:value="0.752742052078247" calcext:value-type="float">
            <text:p>0.752742052078247</text:p>
          </table:table-cell>
          <table:table-cell table:number-columns-repeated="2"/>
        </table:table-row>
        <table:table-row table:style-name="ro1">
          <table:table-cell office:value-type="float" office:value="0.771047353744507" calcext:value-type="float">
            <text:p>0.771047353744507</text:p>
          </table:table-cell>
          <table:table-cell table:number-columns-repeated="2"/>
        </table:table-row>
        <table:table-row table:style-name="ro1">
          <table:table-cell office:value-type="float" office:value="0.83840811252594" calcext:value-type="float">
            <text:p>0.83840811252594</text:p>
          </table:table-cell>
          <table:table-cell table:number-columns-repeated="2"/>
        </table:table-row>
        <table:table-row table:style-name="ro1">
          <table:table-cell office:value-type="float" office:value="0.827096402645111" calcext:value-type="float">
            <text:p>0.827096402645111</text:p>
          </table:table-cell>
          <table:table-cell table:number-columns-repeated="2"/>
        </table:table-row>
        <table:table-row table:style-name="ro1">
          <table:table-cell office:value-type="float" office:value="0.814050316810608" calcext:value-type="float">
            <text:p>0.814050316810608</text:p>
          </table:table-cell>
          <table:table-cell table:number-columns-repeated="2"/>
        </table:table-row>
        <table:table-row table:style-name="ro1">
          <table:table-cell office:value-type="float" office:value="0.780758082866669" calcext:value-type="float">
            <text:p>0.780758082866669</text:p>
          </table:table-cell>
          <table:table-cell table:number-columns-repeated="2"/>
        </table:table-row>
        <table:table-row table:style-name="ro1">
          <table:table-cell office:value-type="float" office:value="0.667383253574371" calcext:value-type="float">
            <text:p>0.667383253574371</text:p>
          </table:table-cell>
          <table:table-cell table:number-columns-repeated="2"/>
        </table:table-row>
        <table:table-row table:style-name="ro1">
          <table:table-cell office:value-type="float" office:value="0.779917418956757" calcext:value-type="float">
            <text:p>0.779917418956757</text:p>
          </table:table-cell>
          <table:table-cell table:number-columns-repeated="2"/>
        </table:table-row>
        <table:table-row table:style-name="ro1">
          <table:table-cell office:value-type="float" office:value="0.791629552841187" calcext:value-type="float">
            <text:p>0.791629552841187</text:p>
          </table:table-cell>
          <table:table-cell table:number-columns-repeated="2"/>
        </table:table-row>
        <table:table-row table:style-name="ro1">
          <table:table-cell office:value-type="float" office:value="0.798831582069397" calcext:value-type="float">
            <text:p>0.798831582069397</text:p>
          </table:table-cell>
          <table:table-cell table:number-columns-repeated="2"/>
        </table:table-row>
        <table:table-row table:style-name="ro1">
          <table:table-cell office:value-type="float" office:value="0.80750447511673" calcext:value-type="float">
            <text:p>0.80750447511673</text:p>
          </table:table-cell>
          <table:table-cell table:number-columns-repeated="2"/>
        </table:table-row>
        <table:table-row table:style-name="ro1">
          <table:table-cell office:value-type="float" office:value="0.792166590690613" calcext:value-type="float">
            <text:p>0.792166590690613</text:p>
          </table:table-cell>
          <table:table-cell table:number-columns-repeated="2"/>
        </table:table-row>
        <table:table-row table:style-name="ro1">
          <table:table-cell office:value-type="float" office:value="0.792264997959137" calcext:value-type="float">
            <text:p>0.792264997959137</text:p>
          </table:table-cell>
          <table:table-cell table:number-columns-repeated="2"/>
        </table:table-row>
        <table:table-row table:style-name="ro1">
          <table:table-cell office:value-type="float" office:value="0.799924075603485" calcext:value-type="float">
            <text:p>0.799924075603485</text:p>
          </table:table-cell>
          <table:table-cell table:number-columns-repeated="2"/>
        </table:table-row>
        <table:table-row table:style-name="ro1">
          <table:table-cell office:value-type="float" office:value="0.800541460514069" calcext:value-type="float">
            <text:p>0.800541460514069</text:p>
          </table:table-cell>
          <table:table-cell table:number-columns-repeated="2"/>
        </table:table-row>
        <table:table-row table:style-name="ro1">
          <table:table-cell office:value-type="float" office:value="0.80054247379303" calcext:value-type="float">
            <text:p>0.80054247379303</text:p>
          </table:table-cell>
          <table:table-cell table:number-columns-repeated="2"/>
        </table:table-row>
        <table:table-row table:style-name="ro1">
          <table:table-cell office:value-type="float" office:value="0.808616638183594" calcext:value-type="float">
            <text:p>0.808616638183594</text:p>
          </table:table-cell>
          <table:table-cell table:number-columns-repeated="2"/>
        </table:table-row>
        <table:table-row table:style-name="ro1">
          <table:table-cell office:value-type="float" office:value="0.80954372882843" calcext:value-type="float">
            <text:p>0.80954372882843</text:p>
          </table:table-cell>
          <table:table-cell table:number-columns-repeated="2"/>
        </table:table-row>
        <table:table-row table:style-name="ro1">
          <table:table-cell office:value-type="float" office:value="0.803639888763428" calcext:value-type="float">
            <text:p>0.803639888763428</text:p>
          </table:table-cell>
          <table:table-cell table:number-columns-repeated="2"/>
        </table:table-row>
        <table:table-row table:style-name="ro1">
          <table:table-cell office:value-type="float" office:value="0.80837881565094" calcext:value-type="float">
            <text:p>0.80837881565094</text:p>
          </table:table-cell>
          <table:table-cell table:number-columns-repeated="2"/>
        </table:table-row>
        <table:table-row table:style-name="ro1">
          <table:table-cell office:value-type="float" office:value="0.805858850479126" calcext:value-type="float">
            <text:p>0.805858850479126</text:p>
          </table:table-cell>
          <table:table-cell table:number-columns-repeated="2"/>
        </table:table-row>
        <table:table-row table:style-name="ro1">
          <table:table-cell office:value-type="float" office:value="0.803351163864136" calcext:value-type="float">
            <text:p>0.803351163864136</text:p>
          </table:table-cell>
          <table:table-cell table:number-columns-repeated="2"/>
        </table:table-row>
        <table:table-row table:style-name="ro1">
          <table:table-cell office:value-type="float" office:value="0.804488599300385" calcext:value-type="float">
            <text:p>0.804488599300385</text:p>
          </table:table-cell>
          <table:table-cell table:number-columns-repeated="2"/>
        </table:table-row>
        <table:table-row table:style-name="ro1">
          <table:table-cell office:value-type="float" office:value="0.796701371669769" calcext:value-type="float">
            <text:p>0.796701371669769</text:p>
          </table:table-cell>
          <table:table-cell table:number-columns-repeated="2"/>
        </table:table-row>
        <table:table-row table:style-name="ro1">
          <table:table-cell office:value-type="float" office:value="0.793149769306183" calcext:value-type="float">
            <text:p>0.793149769306183</text:p>
          </table:table-cell>
          <table:table-cell table:number-columns-repeated="2"/>
        </table:table-row>
        <table:table-row table:style-name="ro1">
          <table:table-cell office:value-type="float" office:value="0.7982417345047" calcext:value-type="float">
            <text:p>0.7982417345047</text:p>
          </table:table-cell>
          <table:table-cell table:number-columns-repeated="2"/>
        </table:table-row>
        <table:table-row table:style-name="ro1">
          <table:table-cell office:value-type="float" office:value="0.795232772827148" calcext:value-type="float">
            <text:p>0.795232772827148</text:p>
          </table:table-cell>
          <table:table-cell table:number-columns-repeated="2"/>
        </table:table-row>
        <table:table-row table:style-name="ro1">
          <table:table-cell office:value-type="float" office:value="0.788216471672058" calcext:value-type="float">
            <text:p>0.788216471672058</text:p>
          </table:table-cell>
          <table:table-cell table:number-columns-repeated="2"/>
        </table:table-row>
        <table:table-row table:style-name="ro1">
          <table:table-cell office:value-type="float" office:value="0.831362128257751" calcext:value-type="float">
            <text:p>0.831362128257751</text:p>
          </table:table-cell>
          <table:table-cell table:number-columns-repeated="2"/>
        </table:table-row>
        <table:table-row table:style-name="ro1">
          <table:table-cell office:value-type="float" office:value="0.836123883724213" calcext:value-type="float">
            <text:p>0.836123883724213</text:p>
          </table:table-cell>
          <table:table-cell table:number-columns-repeated="2"/>
        </table:table-row>
        <table:table-row table:style-name="ro1">
          <table:table-cell office:value-type="float" office:value="0.833878874778748" calcext:value-type="float">
            <text:p>0.833878874778748</text:p>
          </table:table-cell>
          <table:table-cell table:number-columns-repeated="2"/>
        </table:table-row>
        <table:table-row table:style-name="ro1">
          <table:table-cell office:value-type="float" office:value="0.837557911872864" calcext:value-type="float">
            <text:p>0.837557911872864</text:p>
          </table:table-cell>
          <table:table-cell table:number-columns-repeated="2"/>
        </table:table-row>
        <table:table-row table:style-name="ro1">
          <table:table-cell office:value-type="float" office:value="0.835929453372955" calcext:value-type="float">
            <text:p>0.835929453372955</text:p>
          </table:table-cell>
          <table:table-cell table:number-columns-repeated="2"/>
        </table:table-row>
        <table:table-row table:style-name="ro1">
          <table:table-cell office:value-type="float" office:value="0.835758209228516" calcext:value-type="float">
            <text:p>0.835758209228516</text:p>
          </table:table-cell>
          <table:table-cell table:number-columns-repeated="2"/>
        </table:table-row>
        <table:table-row table:style-name="ro1">
          <table:table-cell office:value-type="float" office:value="0.836157023906708" calcext:value-type="float">
            <text:p>0.836157023906708</text:p>
          </table:table-cell>
          <table:table-cell table:number-columns-repeated="2"/>
        </table:table-row>
        <table:table-row table:style-name="ro1">
          <table:table-cell office:value-type="float" office:value="0.834857523441315" calcext:value-type="float">
            <text:p>0.834857523441315</text:p>
          </table:table-cell>
          <table:table-cell table:number-columns-repeated="2"/>
        </table:table-row>
        <table:table-row table:style-name="ro1">
          <table:table-cell office:value-type="float" office:value="0.834945857524872" calcext:value-type="float">
            <text:p>0.834945857524872</text:p>
          </table:table-cell>
          <table:table-cell table:number-columns-repeated="2"/>
        </table:table-row>
        <table:table-row table:style-name="ro1">
          <table:table-cell office:value-type="float" office:value="0.835640668869019" calcext:value-type="float">
            <text:p>0.835640668869019</text:p>
          </table:table-cell>
          <table:table-cell table:number-columns-repeated="2"/>
        </table:table-row>
        <table:table-row table:style-name="ro1">
          <table:table-cell office:value-type="float" office:value="0.833400666713715" calcext:value-type="float">
            <text:p>0.833400666713715</text:p>
          </table:table-cell>
          <table:table-cell table:number-columns-repeated="2"/>
        </table:table-row>
        <table:table-row table:style-name="ro1">
          <table:table-cell office:value-type="float" office:value="0.833759784698486" calcext:value-type="float">
            <text:p>0.833759784698486</text:p>
          </table:table-cell>
          <table:table-cell table:number-columns-repeated="2"/>
        </table:table-row>
        <table:table-row table:style-name="ro1">
          <table:table-cell office:value-type="float" office:value="0.832941710948944" calcext:value-type="float">
            <text:p>0.832941710948944</text:p>
          </table:table-cell>
          <table:table-cell table:number-columns-repeated="2"/>
        </table:table-row>
        <table:table-row table:style-name="ro1">
          <table:table-cell office:value-type="float" office:value="0.818036437034607" calcext:value-type="float">
            <text:p>0.818036437034607</text:p>
          </table:table-cell>
          <table:table-cell table:number-columns-repeated="2"/>
        </table:table-row>
        <table:table-row table:style-name="ro1">
          <table:table-cell office:value-type="float" office:value="0.822073400020599" calcext:value-type="float">
            <text:p>0.822073400020599</text:p>
          </table:table-cell>
          <table:table-cell table:number-columns-repeated="2"/>
        </table:table-row>
        <table:table-row table:style-name="ro1">
          <table:table-cell office:value-type="float" office:value="0.867847442626953" calcext:value-type="float">
            <text:p>0.867847442626953</text:p>
          </table:table-cell>
          <table:table-cell table:number-columns-repeated="2"/>
        </table:table-row>
        <table:table-row table:style-name="ro1">
          <table:table-cell office:value-type="float" office:value="0.879779100418091" calcext:value-type="float">
            <text:p>0.879779100418091</text:p>
          </table:table-cell>
          <table:table-cell table:number-columns-repeated="2"/>
        </table:table-row>
        <table:table-row table:style-name="ro1">
          <table:table-cell office:value-type="float" office:value="0.858496367931366" calcext:value-type="float">
            <text:p>0.858496367931366</text:p>
          </table:table-cell>
          <table:table-cell table:number-columns-repeated="2"/>
        </table:table-row>
        <table:table-row table:style-name="ro1">
          <table:table-cell office:value-type="float" office:value="0.767138659954071" calcext:value-type="float">
            <text:p>0.767138659954071</text:p>
          </table:table-cell>
          <table:table-cell table:number-columns-repeated="2"/>
        </table:table-row>
        <table:table-row table:style-name="ro1">
          <table:table-cell office:value-type="float" office:value="0.624275147914887" calcext:value-type="float">
            <text:p>0.624275147914887</text:p>
          </table:table-cell>
          <table:table-cell table:number-columns-repeated="2"/>
        </table:table-row>
        <table:table-row table:style-name="ro1">
          <table:table-cell office:value-type="float" office:value="0.252855747938156" calcext:value-type="float">
            <text:p>0.252855747938156</text:p>
          </table:table-cell>
          <table:table-cell table:number-columns-repeated="2"/>
        </table:table-row>
        <table:table-row table:style-name="ro1">
          <table:table-cell office:value-type="float" office:value="0.264317721128464" calcext:value-type="float">
            <text:p>0.264317721128464</text:p>
          </table:table-cell>
          <table:table-cell table:number-columns-repeated="2"/>
        </table:table-row>
        <table:table-row table:style-name="ro1">
          <table:table-cell office:value-type="float" office:value="0.255969762802124" calcext:value-type="float">
            <text:p>0.255969762802124</text:p>
          </table:table-cell>
          <table:table-cell table:number-columns-repeated="2"/>
        </table:table-row>
        <table:table-row table:style-name="ro1">
          <table:table-cell office:value-type="float" office:value="0.337782025337219" calcext:value-type="float">
            <text:p>0.337782025337219</text:p>
          </table:table-cell>
          <table:table-cell table:number-columns-repeated="2"/>
        </table:table-row>
        <table:table-row table:style-name="ro1">
          <table:table-cell office:value-type="float" office:value="0.415674388408661" calcext:value-type="float">
            <text:p>0.415674388408661</text:p>
          </table:table-cell>
          <table:table-cell table:number-columns-repeated="2"/>
        </table:table-row>
        <table:table-row table:style-name="ro1">
          <table:table-cell office:value-type="float" office:value="0.577587604522705" calcext:value-type="float">
            <text:p>0.577587604522705</text:p>
          </table:table-cell>
          <table:table-cell table:number-columns-repeated="2"/>
        </table:table-row>
        <table:table-row table:style-name="ro1">
          <table:table-cell office:value-type="float" office:value="0.864318788051605" calcext:value-type="float">
            <text:p>0.864318788051605</text:p>
          </table:table-cell>
          <table:table-cell table:number-columns-repeated="2"/>
        </table:table-row>
        <table:table-row table:style-name="ro1">
          <table:table-cell office:value-type="float" office:value="0.885564625263214" calcext:value-type="float">
            <text:p>0.885564625263214</text:p>
          </table:table-cell>
          <table:table-cell table:number-columns-repeated="2"/>
        </table:table-row>
        <table:table-row table:style-name="ro1">
          <table:table-cell office:value-type="float" office:value="0.886090040206909" calcext:value-type="float">
            <text:p>0.886090040206909</text:p>
          </table:table-cell>
          <table:table-cell table:number-columns-repeated="2"/>
        </table:table-row>
        <table:table-row table:style-name="ro1">
          <table:table-cell office:value-type="float" office:value="0.87249082326889" calcext:value-type="float">
            <text:p>0.87249082326889</text:p>
          </table:table-cell>
          <table:table-cell table:number-columns-repeated="2"/>
        </table:table-row>
        <table:table-row table:style-name="ro1">
          <table:table-cell office:value-type="float" office:value="0.917410135269165" calcext:value-type="float">
            <text:p>0.917410135269165</text:p>
          </table:table-cell>
          <table:table-cell table:number-columns-repeated="2"/>
        </table:table-row>
        <table:table-row table:style-name="ro1">
          <table:table-cell office:value-type="float" office:value="0.904772579669952" calcext:value-type="float">
            <text:p>0.904772579669952</text:p>
          </table:table-cell>
          <table:table-cell table:number-columns-repeated="2"/>
        </table:table-row>
        <table:table-row table:style-name="ro1">
          <table:table-cell office:value-type="float" office:value="0.908614218235016" calcext:value-type="float">
            <text:p>0.908614218235016</text:p>
          </table:table-cell>
          <table:table-cell table:number-columns-repeated="2"/>
        </table:table-row>
        <table:table-row table:style-name="ro1">
          <table:table-cell office:value-type="float" office:value="0.90211033821106" calcext:value-type="float">
            <text:p>0.90211033821106</text:p>
          </table:table-cell>
          <table:table-cell table:number-columns-repeated="2"/>
        </table:table-row>
        <table:table-row table:style-name="ro1">
          <table:table-cell office:value-type="float" office:value="0.882030844688416" calcext:value-type="float">
            <text:p>0.882030844688416</text:p>
          </table:table-cell>
          <table:table-cell table:number-columns-repeated="2"/>
        </table:table-row>
        <table:table-row table:style-name="ro1">
          <table:table-cell office:value-type="float" office:value="0.882116496562958" calcext:value-type="float">
            <text:p>0.882116496562958</text:p>
          </table:table-cell>
          <table:table-cell table:number-columns-repeated="2"/>
        </table:table-row>
        <table:table-row table:style-name="ro1">
          <table:table-cell office:value-type="float" office:value="0.905680596828461" calcext:value-type="float">
            <text:p>0.905680596828461</text:p>
          </table:table-cell>
          <table:table-cell table:number-columns-repeated="2"/>
        </table:table-row>
        <table:table-row table:style-name="ro1">
          <table:table-cell office:value-type="float" office:value="0.914237082004547" calcext:value-type="float">
            <text:p>0.914237082004547</text:p>
          </table:table-cell>
          <table:table-cell table:number-columns-repeated="2"/>
        </table:table-row>
        <table:table-row table:style-name="ro1">
          <table:table-cell office:value-type="float" office:value="0.913461148738861" calcext:value-type="float">
            <text:p>0.913461148738861</text:p>
          </table:table-cell>
          <table:table-cell table:number-columns-repeated="2"/>
        </table:table-row>
        <table:table-row table:style-name="ro1">
          <table:table-cell office:value-type="float" office:value="0.885551571846008" calcext:value-type="float">
            <text:p>0.885551571846008</text:p>
          </table:table-cell>
          <table:table-cell table:number-columns-repeated="2"/>
        </table:table-row>
        <table:table-row table:style-name="ro1">
          <table:table-cell office:value-type="float" office:value="0.86848372220993" calcext:value-type="float">
            <text:p>0.86848372220993</text:p>
          </table:table-cell>
          <table:table-cell table:number-columns-repeated="2"/>
        </table:table-row>
        <table:table-row table:style-name="ro1">
          <table:table-cell office:value-type="float" office:value="0.862134575843811" calcext:value-type="float">
            <text:p>0.862134575843811</text:p>
          </table:table-cell>
          <table:table-cell table:number-columns-repeated="2"/>
        </table:table-row>
        <table:table-row table:style-name="ro1">
          <table:table-cell office:value-type="float" office:value="0.85247153043747" calcext:value-type="float">
            <text:p>0.85247153043747</text:p>
          </table:table-cell>
          <table:table-cell table:number-columns-repeated="2"/>
        </table:table-row>
        <table:table-row table:style-name="ro1">
          <table:table-cell office:value-type="float" office:value="0.704119205474854" calcext:value-type="float">
            <text:p>0.704119205474854</text:p>
          </table:table-cell>
          <table:table-cell table:number-columns-repeated="2"/>
        </table:table-row>
        <table:table-row table:style-name="ro1">
          <table:table-cell office:value-type="float" office:value="0.904764413833618" calcext:value-type="float">
            <text:p>0.904764413833618</text:p>
          </table:table-cell>
          <table:table-cell table:number-columns-repeated="2"/>
        </table:table-row>
        <table:table-row table:style-name="ro1">
          <table:table-cell office:value-type="float" office:value="0.887150526046753" calcext:value-type="float">
            <text:p>0.887150526046753</text:p>
          </table:table-cell>
          <table:table-cell table:number-columns-repeated="2"/>
        </table:table-row>
        <table:table-row table:style-name="ro1">
          <table:table-cell office:value-type="float" office:value="0.904036104679108" calcext:value-type="float">
            <text:p>0.904036104679108</text:p>
          </table:table-cell>
          <table:table-cell table:number-columns-repeated="2"/>
        </table:table-row>
        <table:table-row table:style-name="ro1">
          <table:table-cell office:value-type="float" office:value="0.907929360866547" calcext:value-type="float">
            <text:p>0.907929360866547</text:p>
          </table:table-cell>
          <table:table-cell table:number-columns-repeated="2"/>
        </table:table-row>
        <table:table-row table:style-name="ro1">
          <table:table-cell office:value-type="float" office:value="0.88738489151001" calcext:value-type="float">
            <text:p>0.88738489151001</text:p>
          </table:table-cell>
          <table:table-cell table:number-columns-repeated="2"/>
        </table:table-row>
        <table:table-row table:style-name="ro1">
          <table:table-cell office:value-type="float" office:value="0.91204971075058" calcext:value-type="float">
            <text:p>0.91204971075058</text:p>
          </table:table-cell>
          <table:table-cell table:number-columns-repeated="2"/>
        </table:table-row>
        <table:table-row table:style-name="ro1">
          <table:table-cell office:value-type="float" office:value="0.881763517856598" calcext:value-type="float">
            <text:p>0.881763517856598</text:p>
          </table:table-cell>
          <table:table-cell table:number-columns-repeated="2"/>
        </table:table-row>
        <table:table-row table:style-name="ro1">
          <table:table-cell office:value-type="float" office:value="0.894757866859436" calcext:value-type="float">
            <text:p>0.894757866859436</text:p>
          </table:table-cell>
          <table:table-cell table:number-columns-repeated="2"/>
        </table:table-row>
        <table:table-row table:style-name="ro1">
          <table:table-cell office:value-type="float" office:value="0.89761358499527" calcext:value-type="float">
            <text:p>0.89761358499527</text:p>
          </table:table-cell>
          <table:table-cell table:number-columns-repeated="2"/>
        </table:table-row>
        <table:table-row table:style-name="ro1">
          <table:table-cell office:value-type="float" office:value="0.865530014038086" calcext:value-type="float">
            <text:p>0.865530014038086</text:p>
          </table:table-cell>
          <table:table-cell table:number-columns-repeated="2"/>
        </table:table-row>
        <table:table-row table:style-name="ro1">
          <table:table-cell office:value-type="float" office:value="0.900178849697113" calcext:value-type="float">
            <text:p>0.900178849697113</text:p>
          </table:table-cell>
          <table:table-cell table:number-columns-repeated="2"/>
        </table:table-row>
        <table:table-row table:style-name="ro1">
          <table:table-cell office:value-type="float" office:value="0.908859729766846" calcext:value-type="float">
            <text:p>0.908859729766846</text:p>
          </table:table-cell>
          <table:table-cell table:number-columns-repeated="2"/>
        </table:table-row>
        <table:table-row table:style-name="ro1">
          <table:table-cell office:value-type="float" office:value="0.916248023509979" calcext:value-type="float">
            <text:p>0.916248023509979</text:p>
          </table:table-cell>
          <table:table-cell table:number-columns-repeated="2"/>
        </table:table-row>
        <table:table-row table:style-name="ro1">
          <table:table-cell office:value-type="float" office:value="0.896691143512726" calcext:value-type="float">
            <text:p>0.896691143512726</text:p>
          </table:table-cell>
          <table:table-cell table:number-columns-repeated="2"/>
        </table:table-row>
        <table:table-row table:style-name="ro1">
          <table:table-cell office:value-type="float" office:value="0.864647030830383" calcext:value-type="float">
            <text:p>0.864647030830383</text:p>
          </table:table-cell>
          <table:table-cell table:number-columns-repeated="2"/>
        </table:table-row>
        <table:table-row table:style-name="ro1">
          <table:table-cell office:value-type="float" office:value="0.914525389671326" calcext:value-type="float">
            <text:p>0.914525389671326</text:p>
          </table:table-cell>
          <table:table-cell table:number-columns-repeated="2"/>
        </table:table-row>
        <table:table-row table:style-name="ro1">
          <table:table-cell office:value-type="float" office:value="0.91170209646225" calcext:value-type="float">
            <text:p>0.91170209646225</text:p>
          </table:table-cell>
          <table:table-cell table:number-columns-repeated="2"/>
        </table:table-row>
        <table:table-row table:style-name="ro1">
          <table:table-cell office:value-type="float" office:value="0.891281723976135" calcext:value-type="float">
            <text:p>0.891281723976135</text:p>
          </table:table-cell>
          <table:table-cell table:number-columns-repeated="2"/>
        </table:table-row>
        <table:table-row table:style-name="ro1">
          <table:table-cell office:value-type="float" office:value="0.904484391212463" calcext:value-type="float">
            <text:p>0.904484391212463</text:p>
          </table:table-cell>
          <table:table-cell table:number-columns-repeated="2"/>
        </table:table-row>
        <table:table-row table:style-name="ro1">
          <table:table-cell office:value-type="float" office:value="0.90545129776001" calcext:value-type="float">
            <text:p>0.90545129776001</text:p>
          </table:table-cell>
          <table:table-cell table:number-columns-repeated="2"/>
        </table:table-row>
        <table:table-row table:style-name="ro1">
          <table:table-cell office:value-type="float" office:value="0.921257317066193" calcext:value-type="float">
            <text:p>0.921257317066193</text:p>
          </table:table-cell>
          <table:table-cell table:number-columns-repeated="2"/>
        </table:table-row>
        <table:table-row table:style-name="ro1">
          <table:table-cell office:value-type="float" office:value="0.927045166492462" calcext:value-type="float">
            <text:p>0.927045166492462</text:p>
          </table:table-cell>
          <table:table-cell table:number-columns-repeated="2"/>
        </table:table-row>
        <table:table-row table:style-name="ro1">
          <table:table-cell office:value-type="float" office:value="0.909209311008453" calcext:value-type="float">
            <text:p>0.909209311008453</text:p>
          </table:table-cell>
          <table:table-cell table:number-columns-repeated="2"/>
        </table:table-row>
        <table:table-row table:style-name="ro1">
          <table:table-cell office:value-type="float" office:value="0.905873715877533" calcext:value-type="float">
            <text:p>0.905873715877533</text:p>
          </table:table-cell>
          <table:table-cell table:number-columns-repeated="2"/>
        </table:table-row>
        <table:table-row table:style-name="ro1">
          <table:table-cell office:value-type="float" office:value="0.913023710250854" calcext:value-type="float">
            <text:p>0.913023710250854</text:p>
          </table:table-cell>
          <table:table-cell table:number-columns-repeated="2"/>
        </table:table-row>
        <table:table-row table:style-name="ro1">
          <table:table-cell office:value-type="float" office:value="0.903367877006531" calcext:value-type="float">
            <text:p>0.903367877006531</text:p>
          </table:table-cell>
          <table:table-cell table:number-columns-repeated="2"/>
        </table:table-row>
        <table:table-row table:style-name="ro1">
          <table:table-cell office:value-type="float" office:value="0.911100089550018" calcext:value-type="float">
            <text:p>0.911100089550018</text:p>
          </table:table-cell>
          <table:table-cell table:number-columns-repeated="2"/>
        </table:table-row>
        <table:table-row table:style-name="ro1">
          <table:table-cell office:value-type="float" office:value="0.908978641033173" calcext:value-type="float">
            <text:p>0.908978641033173</text:p>
          </table:table-cell>
          <table:table-cell table:number-columns-repeated="2"/>
        </table:table-row>
        <table:table-row table:style-name="ro1">
          <table:table-cell office:value-type="float" office:value="0.891623318195343" calcext:value-type="float">
            <text:p>0.891623318195343</text:p>
          </table:table-cell>
          <table:table-cell table:number-columns-repeated="2"/>
        </table:table-row>
        <table:table-row table:style-name="ro1">
          <table:table-cell office:value-type="float" office:value="0.862892508506775" calcext:value-type="float">
            <text:p>0.862892508506775</text:p>
          </table:table-cell>
          <table:table-cell table:number-columns-repeated="2"/>
        </table:table-row>
        <table:table-row table:style-name="ro1">
          <table:table-cell office:value-type="float" office:value="0.913050711154938" calcext:value-type="float">
            <text:p>0.913050711154938</text:p>
          </table:table-cell>
          <table:table-cell table:number-columns-repeated="2"/>
        </table:table-row>
        <table:table-row table:style-name="ro1">
          <table:table-cell office:value-type="float" office:value="0.900390923023224" calcext:value-type="float">
            <text:p>0.900390923023224</text:p>
          </table:table-cell>
          <table:table-cell table:number-columns-repeated="2"/>
        </table:table-row>
        <table:table-row table:style-name="ro1">
          <table:table-cell office:value-type="float" office:value="0.908464133739471" calcext:value-type="float">
            <text:p>0.908464133739471</text:p>
          </table:table-cell>
          <table:table-cell table:number-columns-repeated="2"/>
        </table:table-row>
        <table:table-row table:style-name="ro1">
          <table:table-cell office:value-type="float" office:value="0.902123153209686" calcext:value-type="float">
            <text:p>0.902123153209686</text:p>
          </table:table-cell>
          <table:table-cell table:number-columns-repeated="2"/>
        </table:table-row>
        <table:table-row table:style-name="ro1">
          <table:table-cell office:value-type="float" office:value="0.877903461456299" calcext:value-type="float">
            <text:p>0.877903461456299</text:p>
          </table:table-cell>
          <table:table-cell table:number-columns-repeated="2"/>
        </table:table-row>
        <table:table-row table:style-name="ro1">
          <table:table-cell office:value-type="float" office:value="0.83541876077652" calcext:value-type="float">
            <text:p>0.83541876077652</text:p>
          </table:table-cell>
          <table:table-cell table:number-columns-repeated="2"/>
        </table:table-row>
        <table:table-row table:style-name="ro1">
          <table:table-cell office:value-type="float" office:value="0.809137403964996" calcext:value-type="float">
            <text:p>0.809137403964996</text:p>
          </table:table-cell>
          <table:table-cell table:number-columns-repeated="2"/>
        </table:table-row>
        <table:table-row table:style-name="ro1">
          <table:table-cell office:value-type="float" office:value="0.69349080324173" calcext:value-type="float">
            <text:p>0.69349080324173</text:p>
          </table:table-cell>
          <table:table-cell table:number-columns-repeated="2"/>
        </table:table-row>
        <table:table-row table:style-name="ro1">
          <table:table-cell office:value-type="float" office:value="0.644533395767212" calcext:value-type="float">
            <text:p>0.644533395767212</text:p>
          </table:table-cell>
          <table:table-cell table:number-columns-repeated="2"/>
        </table:table-row>
        <table:table-row table:style-name="ro1">
          <table:table-cell office:value-type="float" office:value="0.642080962657928" calcext:value-type="float">
            <text:p>0.642080962657928</text:p>
          </table:table-cell>
          <table:table-cell table:number-columns-repeated="2"/>
        </table:table-row>
        <table:table-row table:style-name="ro1">
          <table:table-cell office:value-type="float" office:value="0.462349772453308" calcext:value-type="float">
            <text:p>0.462349772453308</text:p>
          </table:table-cell>
          <table:table-cell table:number-columns-repeated="2"/>
        </table:table-row>
        <table:table-row table:style-name="ro1">
          <table:table-cell office:value-type="float" office:value="0.313226878643036" calcext:value-type="float">
            <text:p>0.313226878643036</text:p>
          </table:table-cell>
          <table:table-cell table:number-columns-repeated="2"/>
        </table:table-row>
        <table:table-row table:style-name="ro1">
          <table:table-cell office:value-type="float" office:value="0.438661456108093" calcext:value-type="float">
            <text:p>0.438661456108093</text:p>
          </table:table-cell>
          <table:table-cell table:number-columns-repeated="2"/>
        </table:table-row>
        <table:table-row table:style-name="ro1">
          <table:table-cell office:value-type="float" office:value="0.771001279354095" calcext:value-type="float">
            <text:p>0.771001279354095</text:p>
          </table:table-cell>
          <table:table-cell table:number-columns-repeated="2"/>
        </table:table-row>
        <table:table-row table:style-name="ro1">
          <table:table-cell office:value-type="float" office:value="0.783397495746612" calcext:value-type="float">
            <text:p>0.783397495746612</text:p>
          </table:table-cell>
          <table:table-cell table:number-columns-repeated="2"/>
        </table:table-row>
        <table:table-row table:style-name="ro1">
          <table:table-cell office:value-type="float" office:value="0.833896100521088" calcext:value-type="float">
            <text:p>0.833896100521088</text:p>
          </table:table-cell>
          <table:table-cell table:number-columns-repeated="2"/>
        </table:table-row>
        <table:table-row table:style-name="ro1">
          <table:table-cell office:value-type="float" office:value="0.885258138179779" calcext:value-type="float">
            <text:p>0.885258138179779</text:p>
          </table:table-cell>
          <table:table-cell table:number-columns-repeated="2"/>
        </table:table-row>
        <table:table-row table:style-name="ro1">
          <table:table-cell office:value-type="float" office:value="0.877988278865814" calcext:value-type="float">
            <text:p>0.877988278865814</text:p>
          </table:table-cell>
          <table:table-cell table:number-columns-repeated="2"/>
        </table:table-row>
        <table:table-row table:style-name="ro1">
          <table:table-cell office:value-type="float" office:value="0.883684694766998" calcext:value-type="float">
            <text:p>0.883684694766998</text:p>
          </table:table-cell>
          <table:table-cell table:number-columns-repeated="2"/>
        </table:table-row>
        <table:table-row table:style-name="ro1">
          <table:table-cell office:value-type="float" office:value="0.894985914230347" calcext:value-type="float">
            <text:p>0.894985914230347</text:p>
          </table:table-cell>
          <table:table-cell table:number-columns-repeated="2"/>
        </table:table-row>
        <table:table-row table:style-name="ro1">
          <table:table-cell office:value-type="float" office:value="0.889925241470337" calcext:value-type="float">
            <text:p>0.889925241470337</text:p>
          </table:table-cell>
          <table:table-cell table:number-columns-repeated="2"/>
        </table:table-row>
        <table:table-row table:style-name="ro1">
          <table:table-cell office:value-type="float" office:value="0.911545515060425" calcext:value-type="float">
            <text:p>0.911545515060425</text:p>
          </table:table-cell>
          <table:table-cell table:number-columns-repeated="2"/>
        </table:table-row>
        <table:table-row table:style-name="ro1">
          <table:table-cell office:value-type="float" office:value="0.901985704898834" calcext:value-type="float">
            <text:p>0.901985704898834</text:p>
          </table:table-cell>
          <table:table-cell table:number-columns-repeated="2"/>
        </table:table-row>
        <table:table-row table:style-name="ro1">
          <table:table-cell office:value-type="float" office:value="0.899852156639099" calcext:value-type="float">
            <text:p>0.899852156639099</text:p>
          </table:table-cell>
          <table:table-cell table:number-columns-repeated="2"/>
        </table:table-row>
        <table:table-row table:style-name="ro1">
          <table:table-cell office:value-type="float" office:value="0.895787954330444" calcext:value-type="float">
            <text:p>0.895787954330444</text:p>
          </table:table-cell>
          <table:table-cell table:number-columns-repeated="2"/>
        </table:table-row>
        <table:table-row table:style-name="ro1">
          <table:table-cell office:value-type="float" office:value="0.907071053981781" calcext:value-type="float">
            <text:p>0.907071053981781</text:p>
          </table:table-cell>
          <table:table-cell table:number-columns-repeated="2"/>
        </table:table-row>
        <table:table-row table:style-name="ro1">
          <table:table-cell office:value-type="float" office:value="0.887220442295074" calcext:value-type="float">
            <text:p>0.887220442295074</text:p>
          </table:table-cell>
          <table:table-cell table:number-columns-repeated="2"/>
        </table:table-row>
        <table:table-row table:style-name="ro1">
          <table:table-cell office:value-type="float" office:value="0.902804434299469" calcext:value-type="float">
            <text:p>0.902804434299469</text:p>
          </table:table-cell>
          <table:table-cell table:number-columns-repeated="2"/>
        </table:table-row>
        <table:table-row table:style-name="ro1">
          <table:table-cell office:value-type="float" office:value="0.909793794155121" calcext:value-type="float">
            <text:p>0.909793794155121</text:p>
          </table:table-cell>
          <table:table-cell table:number-columns-repeated="2"/>
        </table:table-row>
        <table:table-row table:style-name="ro1">
          <table:table-cell office:value-type="float" office:value="0.908843219280243" calcext:value-type="float">
            <text:p>0.908843219280243</text:p>
          </table:table-cell>
          <table:table-cell table:number-columns-repeated="2"/>
        </table:table-row>
        <table:table-row table:style-name="ro1">
          <table:table-cell office:value-type="float" office:value="0.903330743312836" calcext:value-type="float">
            <text:p>0.903330743312836</text:p>
          </table:table-cell>
          <table:table-cell table:number-columns-repeated="2"/>
        </table:table-row>
        <table:table-row table:style-name="ro1">
          <table:table-cell office:value-type="float" office:value="0.902714490890503" calcext:value-type="float">
            <text:p>0.902714490890503</text:p>
          </table:table-cell>
          <table:table-cell table:number-columns-repeated="2"/>
        </table:table-row>
        <table:table-row table:style-name="ro1">
          <table:table-cell office:value-type="float" office:value="0.909635722637176" calcext:value-type="float">
            <text:p>0.909635722637176</text:p>
          </table:table-cell>
          <table:table-cell table:number-columns-repeated="2"/>
        </table:table-row>
        <table:table-row table:style-name="ro1">
          <table:table-cell office:value-type="float" office:value="0.925880968570709" calcext:value-type="float">
            <text:p>0.925880968570709</text:p>
          </table:table-cell>
          <table:table-cell table:number-columns-repeated="2"/>
        </table:table-row>
        <table:table-row table:style-name="ro1">
          <table:table-cell office:value-type="float" office:value="0.927552998065948" calcext:value-type="float">
            <text:p>0.927552998065948</text:p>
          </table:table-cell>
          <table:table-cell table:number-columns-repeated="2"/>
        </table:table-row>
        <table:table-row table:style-name="ro1">
          <table:table-cell office:value-type="float" office:value="0.928740382194519" calcext:value-type="float">
            <text:p>0.928740382194519</text:p>
          </table:table-cell>
          <table:table-cell table:number-columns-repeated="2"/>
        </table:table-row>
        <table:table-row table:style-name="ro1">
          <table:table-cell office:value-type="float" office:value="0.922973573207855" calcext:value-type="float">
            <text:p>0.922973573207855</text:p>
          </table:table-cell>
          <table:table-cell table:number-columns-repeated="2"/>
        </table:table-row>
        <table:table-row table:style-name="ro1">
          <table:table-cell office:value-type="float" office:value="0.918091297149658" calcext:value-type="float">
            <text:p>0.918091297149658</text:p>
          </table:table-cell>
          <table:table-cell table:number-columns-repeated="2"/>
        </table:table-row>
        <table:table-row table:style-name="ro1">
          <table:table-cell office:value-type="float" office:value="0.914087474346161" calcext:value-type="float">
            <text:p>0.914087474346161</text:p>
          </table:table-cell>
          <table:table-cell table:number-columns-repeated="2"/>
        </table:table-row>
        <table:table-row table:style-name="ro1">
          <table:table-cell office:value-type="float" office:value="0.906964123249054" calcext:value-type="float">
            <text:p>0.906964123249054</text:p>
          </table:table-cell>
          <table:table-cell table:number-columns-repeated="2"/>
        </table:table-row>
        <table:table-row table:style-name="ro1">
          <table:table-cell office:value-type="float" office:value="0.90212869644165" calcext:value-type="float">
            <text:p>0.90212869644165</text:p>
          </table:table-cell>
          <table:table-cell table:number-columns-repeated="2"/>
        </table:table-row>
        <table:table-row table:style-name="ro1">
          <table:table-cell office:value-type="float" office:value="0.902554154396057" calcext:value-type="float">
            <text:p>0.902554154396057</text:p>
          </table:table-cell>
          <table:table-cell table:number-columns-repeated="2"/>
        </table:table-row>
        <table:table-row table:style-name="ro1">
          <table:table-cell office:value-type="float" office:value="0.90171492099762" calcext:value-type="float">
            <text:p>0.90171492099762</text:p>
          </table:table-cell>
          <table:table-cell table:number-columns-repeated="2"/>
        </table:table-row>
        <table:table-row table:style-name="ro1">
          <table:table-cell office:value-type="float" office:value="0.901768326759338" calcext:value-type="float">
            <text:p>0.901768326759338</text:p>
          </table:table-cell>
          <table:table-cell table:number-columns-repeated="2"/>
        </table:table-row>
        <table:table-row table:style-name="ro1">
          <table:table-cell office:value-type="float" office:value="0.900820553302765" calcext:value-type="float">
            <text:p>0.900820553302765</text:p>
          </table:table-cell>
          <table:table-cell table:number-columns-repeated="2"/>
        </table:table-row>
        <table:table-row table:style-name="ro1">
          <table:table-cell office:value-type="float" office:value="0.900328814983368" calcext:value-type="float">
            <text:p>0.900328814983368</text:p>
          </table:table-cell>
          <table:table-cell table:number-columns-repeated="2"/>
        </table:table-row>
        <table:table-row table:style-name="ro1">
          <table:table-cell office:value-type="float" office:value="0.901420772075653" calcext:value-type="float">
            <text:p>0.901420772075653</text:p>
          </table:table-cell>
          <table:table-cell table:number-columns-repeated="2"/>
        </table:table-row>
        <table:table-row table:style-name="ro1">
          <table:table-cell office:value-type="float" office:value="0.899662971496582" calcext:value-type="float">
            <text:p>0.899662971496582</text:p>
          </table:table-cell>
          <table:table-cell table:number-columns-repeated="2"/>
        </table:table-row>
        <table:table-row table:style-name="ro1">
          <table:table-cell office:value-type="float" office:value="0.901910245418549" calcext:value-type="float">
            <text:p>0.901910245418549</text:p>
          </table:table-cell>
          <table:table-cell table:number-columns-repeated="2"/>
        </table:table-row>
        <table:table-row table:style-name="ro1">
          <table:table-cell office:value-type="float" office:value="0.90131026506424" calcext:value-type="float">
            <text:p>0.90131026506424</text:p>
          </table:table-cell>
          <table:table-cell table:number-columns-repeated="2"/>
        </table:table-row>
        <table:table-row table:style-name="ro1">
          <table:table-cell office:value-type="float" office:value="0.902518630027771" calcext:value-type="float">
            <text:p>0.902518630027771</text:p>
          </table:table-cell>
          <table:table-cell table:number-columns-repeated="2"/>
        </table:table-row>
        <table:table-row table:style-name="ro1">
          <table:table-cell office:value-type="float" office:value="0.898340880870819" calcext:value-type="float">
            <text:p>0.898340880870819</text:p>
          </table:table-cell>
          <table:table-cell table:number-columns-repeated="2"/>
        </table:table-row>
        <table:table-row table:style-name="ro1">
          <table:table-cell office:value-type="float" office:value="0.906052231788635" calcext:value-type="float">
            <text:p>0.906052231788635</text:p>
          </table:table-cell>
          <table:table-cell table:number-columns-repeated="2"/>
        </table:table-row>
        <table:table-row table:style-name="ro1">
          <table:table-cell office:value-type="float" office:value="0.905552685260773" calcext:value-type="float">
            <text:p>0.905552685260773</text:p>
          </table:table-cell>
          <table:table-cell table:number-columns-repeated="2"/>
        </table:table-row>
        <table:table-row table:style-name="ro1">
          <table:table-cell office:value-type="float" office:value="0.904412150382996" calcext:value-type="float">
            <text:p>0.904412150382996</text:p>
          </table:table-cell>
          <table:table-cell table:number-columns-repeated="2"/>
        </table:table-row>
        <table:table-row table:style-name="ro1">
          <table:table-cell office:value-type="float" office:value="0.905760824680328" calcext:value-type="float">
            <text:p>0.905760824680328</text:p>
          </table:table-cell>
          <table:table-cell table:number-columns-repeated="2"/>
        </table:table-row>
        <table:table-row table:style-name="ro1">
          <table:table-cell office:value-type="float" office:value="0.903749704360962" calcext:value-type="float">
            <text:p>0.903749704360962</text:p>
          </table:table-cell>
          <table:table-cell table:number-columns-repeated="2"/>
        </table:table-row>
        <table:table-row table:style-name="ro1">
          <table:table-cell office:value-type="float" office:value="0.896925687789917" calcext:value-type="float">
            <text:p>0.896925687789917</text:p>
          </table:table-cell>
          <table:table-cell table:number-columns-repeated="2"/>
        </table:table-row>
        <table:table-row table:style-name="ro1">
          <table:table-cell office:value-type="float" office:value="0.900680243968964" calcext:value-type="float">
            <text:p>0.900680243968964</text:p>
          </table:table-cell>
          <table:table-cell table:number-columns-repeated="2"/>
        </table:table-row>
        <table:table-row table:style-name="ro1">
          <table:table-cell office:value-type="float" office:value="0.90453839302063" calcext:value-type="float">
            <text:p>0.90453839302063</text:p>
          </table:table-cell>
          <table:table-cell table:number-columns-repeated="2"/>
        </table:table-row>
        <table:table-row table:style-name="ro1">
          <table:table-cell office:value-type="float" office:value="0.906595587730408" calcext:value-type="float">
            <text:p>0.906595587730408</text:p>
          </table:table-cell>
          <table:table-cell table:number-columns-repeated="2"/>
        </table:table-row>
        <table:table-row table:style-name="ro1">
          <table:table-cell office:value-type="float" office:value="0.905949354171753" calcext:value-type="float">
            <text:p>0.905949354171753</text:p>
          </table:table-cell>
          <table:table-cell table:number-columns-repeated="2"/>
        </table:table-row>
        <table:table-row table:style-name="ro1">
          <table:table-cell office:value-type="float" office:value="0.902266979217529" calcext:value-type="float">
            <text:p>0.902266979217529</text:p>
          </table:table-cell>
          <table:table-cell table:number-columns-repeated="2"/>
        </table:table-row>
        <table:table-row table:style-name="ro1">
          <table:table-cell office:value-type="float" office:value="0.895131051540375" calcext:value-type="float">
            <text:p>0.895131051540375</text:p>
          </table:table-cell>
          <table:table-cell table:number-columns-repeated="2"/>
        </table:table-row>
        <table:table-row table:style-name="ro1">
          <table:table-cell office:value-type="float" office:value="0.906559348106384" calcext:value-type="float">
            <text:p>0.906559348106384</text:p>
          </table:table-cell>
          <table:table-cell table:number-columns-repeated="2"/>
        </table:table-row>
        <table:table-row table:style-name="ro1">
          <table:table-cell office:value-type="float" office:value="0.905623257160187" calcext:value-type="float">
            <text:p>0.905623257160187</text:p>
          </table:table-cell>
          <table:table-cell table:number-columns-repeated="2"/>
        </table:table-row>
        <table:table-row table:style-name="ro1">
          <table:table-cell office:value-type="float" office:value="0.904445052146912" calcext:value-type="float">
            <text:p>0.904445052146912</text:p>
          </table:table-cell>
          <table:table-cell table:number-columns-repeated="2"/>
        </table:table-row>
        <table:table-row table:style-name="ro1">
          <table:table-cell office:value-type="float" office:value="0.906742990016937" calcext:value-type="float">
            <text:p>0.906742990016937</text:p>
          </table:table-cell>
          <table:table-cell table:number-columns-repeated="2"/>
        </table:table-row>
        <table:table-row table:style-name="ro1">
          <table:table-cell office:value-type="float" office:value="0.908834517002106" calcext:value-type="float">
            <text:p>0.908834517002106</text:p>
          </table:table-cell>
          <table:table-cell table:number-columns-repeated="2"/>
        </table:table-row>
        <table:table-row table:style-name="ro1">
          <table:table-cell office:value-type="float" office:value="0.910313129425049" calcext:value-type="float">
            <text:p>0.910313129425049</text:p>
          </table:table-cell>
          <table:table-cell table:number-columns-repeated="2"/>
        </table:table-row>
        <table:table-row table:style-name="ro1">
          <table:table-cell office:value-type="float" office:value="0.909798860549927" calcext:value-type="float">
            <text:p>0.909798860549927</text:p>
          </table:table-cell>
          <table:table-cell table:number-columns-repeated="2"/>
        </table:table-row>
        <table:table-row table:style-name="ro1">
          <table:table-cell office:value-type="float" office:value="0.909814715385437" calcext:value-type="float">
            <text:p>0.909814715385437</text:p>
          </table:table-cell>
          <table:table-cell table:number-columns-repeated="2"/>
        </table:table-row>
        <table:table-row table:style-name="ro1">
          <table:table-cell office:value-type="float" office:value="0.913343250751495" calcext:value-type="float">
            <text:p>0.913343250751495</text:p>
          </table:table-cell>
          <table:table-cell table:number-columns-repeated="2"/>
        </table:table-row>
        <table:table-row table:style-name="ro1">
          <table:table-cell office:value-type="float" office:value="0.90922623872757" calcext:value-type="float">
            <text:p>0.90922623872757</text:p>
          </table:table-cell>
          <table:table-cell table:number-columns-repeated="2"/>
        </table:table-row>
        <table:table-row table:style-name="ro1">
          <table:table-cell office:value-type="float" office:value="0.906235575675964" calcext:value-type="float">
            <text:p>0.906235575675964</text:p>
          </table:table-cell>
          <table:table-cell table:number-columns-repeated="2"/>
        </table:table-row>
        <table:table-row table:style-name="ro1">
          <table:table-cell office:value-type="float" office:value="0.909821808338165" calcext:value-type="float">
            <text:p>0.909821808338165</text:p>
          </table:table-cell>
          <table:table-cell table:number-columns-repeated="2"/>
        </table:table-row>
        <table:table-row table:style-name="ro1">
          <table:table-cell office:value-type="float" office:value="0.905713260173798" calcext:value-type="float">
            <text:p>0.905713260173798</text:p>
          </table:table-cell>
          <table:table-cell table:number-columns-repeated="2"/>
        </table:table-row>
        <table:table-row table:style-name="ro1">
          <table:table-cell office:value-type="float" office:value="0.914671540260315" calcext:value-type="float">
            <text:p>0.914671540260315</text:p>
          </table:table-cell>
          <table:table-cell table:number-columns-repeated="2"/>
        </table:table-row>
        <table:table-row table:style-name="ro1">
          <table:table-cell office:value-type="float" office:value="0.915311574935913" calcext:value-type="float">
            <text:p>0.915311574935913</text:p>
          </table:table-cell>
          <table:table-cell table:number-columns-repeated="2"/>
        </table:table-row>
        <table:table-row table:style-name="ro1">
          <table:table-cell office:value-type="float" office:value="0.912852108478546" calcext:value-type="float">
            <text:p>0.912852108478546</text:p>
          </table:table-cell>
          <table:table-cell table:number-columns-repeated="2"/>
        </table:table-row>
        <table:table-row table:style-name="ro1">
          <table:table-cell office:value-type="float" office:value="0.915336430072784" calcext:value-type="float">
            <text:p>0.915336430072784</text:p>
          </table:table-cell>
          <table:table-cell table:number-columns-repeated="2"/>
        </table:table-row>
        <table:table-row table:style-name="ro1">
          <table:table-cell office:value-type="float" office:value="0.910282135009766" calcext:value-type="float">
            <text:p>0.910282135009766</text:p>
          </table:table-cell>
          <table:table-cell table:number-columns-repeated="2"/>
        </table:table-row>
        <table:table-row table:style-name="ro1">
          <table:table-cell office:value-type="float" office:value="0.908771097660065" calcext:value-type="float">
            <text:p>0.908771097660065</text:p>
          </table:table-cell>
          <table:table-cell table:number-columns-repeated="2"/>
        </table:table-row>
        <table:table-row table:style-name="ro1">
          <table:table-cell office:value-type="float" office:value="0.912701666355133" calcext:value-type="float">
            <text:p>0.912701666355133</text:p>
          </table:table-cell>
          <table:table-cell table:number-columns-repeated="2"/>
        </table:table-row>
        <table:table-row table:style-name="ro1">
          <table:table-cell office:value-type="float" office:value="0.913545608520508" calcext:value-type="float">
            <text:p>0.913545608520508</text:p>
          </table:table-cell>
          <table:table-cell table:number-columns-repeated="2"/>
        </table:table-row>
        <table:table-row table:style-name="ro1">
          <table:table-cell office:value-type="float" office:value="0.913751840591431" calcext:value-type="float">
            <text:p>0.913751840591431</text:p>
          </table:table-cell>
          <table:table-cell table:number-columns-repeated="2"/>
        </table:table-row>
        <table:table-row table:style-name="ro1">
          <table:table-cell office:value-type="float" office:value="0.91405439376831" calcext:value-type="float">
            <text:p>0.91405439376831</text:p>
          </table:table-cell>
          <table:table-cell table:number-columns-repeated="2"/>
        </table:table-row>
        <table:table-row table:style-name="ro1">
          <table:table-cell office:value-type="float" office:value="0.914871990680695" calcext:value-type="float">
            <text:p>0.914871990680695</text:p>
          </table:table-cell>
          <table:table-cell table:number-columns-repeated="2"/>
        </table:table-row>
        <table:table-row table:style-name="ro1">
          <table:table-cell office:value-type="float" office:value="0.915136575698852" calcext:value-type="float">
            <text:p>0.915136575698852</text:p>
          </table:table-cell>
          <table:table-cell table:number-columns-repeated="2"/>
        </table:table-row>
        <table:table-row table:style-name="ro1">
          <table:table-cell office:value-type="float" office:value="0.915501594543457" calcext:value-type="float">
            <text:p>0.915501594543457</text:p>
          </table:table-cell>
          <table:table-cell table:number-columns-repeated="2"/>
        </table:table-row>
        <table:table-row table:style-name="ro1">
          <table:table-cell office:value-type="float" office:value="0.915991187095642" calcext:value-type="float">
            <text:p>0.915991187095642</text:p>
          </table:table-cell>
          <table:table-cell table:number-columns-repeated="2"/>
        </table:table-row>
        <table:table-row table:style-name="ro1">
          <table:table-cell office:value-type="float" office:value="0.916511952877045" calcext:value-type="float">
            <text:p>0.916511952877045</text:p>
          </table:table-cell>
          <table:table-cell table:number-columns-repeated="2"/>
        </table:table-row>
        <table:table-row table:style-name="ro1">
          <table:table-cell office:value-type="float" office:value="0.916492700576782" calcext:value-type="float">
            <text:p>0.916492700576782</text:p>
          </table:table-cell>
          <table:table-cell table:number-columns-repeated="2"/>
        </table:table-row>
        <table:table-row table:style-name="ro1">
          <table:table-cell office:value-type="float" office:value="0.916118562221527" calcext:value-type="float">
            <text:p>0.916118562221527</text:p>
          </table:table-cell>
          <table:table-cell table:number-columns-repeated="2"/>
        </table:table-row>
        <table:table-row table:style-name="ro1">
          <table:table-cell office:value-type="float" office:value="0.915955424308777" calcext:value-type="float">
            <text:p>0.915955424308777</text:p>
          </table:table-cell>
          <table:table-cell table:number-columns-repeated="2"/>
        </table:table-row>
        <table:table-row table:style-name="ro1">
          <table:table-cell office:value-type="float" office:value="0.915760338306427" calcext:value-type="float">
            <text:p>0.915760338306427</text:p>
          </table:table-cell>
          <table:table-cell table:number-columns-repeated="2"/>
        </table:table-row>
        <table:table-row table:style-name="ro1">
          <table:table-cell office:value-type="float" office:value="0.915643572807312" calcext:value-type="float">
            <text:p>0.915643572807312</text:p>
          </table:table-cell>
          <table:table-cell table:number-columns-repeated="2"/>
        </table:table-row>
        <table:table-row table:style-name="ro1">
          <table:table-cell office:value-type="float" office:value="0.915831387042999" calcext:value-type="float">
            <text:p>0.915831387042999</text:p>
          </table:table-cell>
          <table:table-cell table:number-columns-repeated="2"/>
        </table:table-row>
        <table:table-row table:style-name="ro1">
          <table:table-cell office:value-type="float" office:value="0.916038572788238" calcext:value-type="float">
            <text:p>0.916038572788238</text:p>
          </table:table-cell>
          <table:table-cell table:number-columns-repeated="2"/>
        </table:table-row>
        <table:table-row table:style-name="ro1">
          <table:table-cell office:value-type="float" office:value="0.916174292564392" calcext:value-type="float">
            <text:p>0.916174292564392</text:p>
          </table:table-cell>
          <table:table-cell table:number-columns-repeated="2"/>
        </table:table-row>
        <table:table-row table:style-name="ro1">
          <table:table-cell office:value-type="float" office:value="0.916352272033691" calcext:value-type="float">
            <text:p>0.916352272033691</text:p>
          </table:table-cell>
          <table:table-cell table:number-columns-repeated="2"/>
        </table:table-row>
        <table:table-row table:style-name="ro1">
          <table:table-cell office:value-type="float" office:value="0.916418254375458" calcext:value-type="float">
            <text:p>0.916418254375458</text:p>
          </table:table-cell>
          <table:table-cell table:number-columns-repeated="2"/>
        </table:table-row>
        <table:table-row table:style-name="ro1">
          <table:table-cell office:value-type="float" office:value="0.916552424430847" calcext:value-type="float">
            <text:p>0.916552424430847</text:p>
          </table:table-cell>
          <table:table-cell table:number-columns-repeated="2"/>
        </table:table-row>
        <table:table-row table:style-name="ro1">
          <table:table-cell office:value-type="float" office:value="0.916399896144867" calcext:value-type="float">
            <text:p>0.916399896144867</text:p>
          </table:table-cell>
          <table:table-cell table:number-columns-repeated="2"/>
        </table:table-row>
        <table:table-row table:style-name="ro1">
          <table:table-cell office:value-type="float" office:value="0.916586101055145" calcext:value-type="float">
            <text:p>0.916586101055145</text:p>
          </table:table-cell>
          <table:table-cell table:number-columns-repeated="2"/>
        </table:table-row>
        <table:table-row table:style-name="ro1">
          <table:table-cell office:value-type="float" office:value="0.916623830795288" calcext:value-type="float">
            <text:p>0.916623830795288</text:p>
          </table:table-cell>
          <table:table-cell table:number-columns-repeated="2"/>
        </table:table-row>
        <table:table-row table:style-name="ro1">
          <table:table-cell office:value-type="float" office:value="0.916907787322998" calcext:value-type="float">
            <text:p>0.916907787322998</text:p>
          </table:table-cell>
          <table:table-cell table:number-columns-repeated="2"/>
        </table:table-row>
        <table:table-row table:style-name="ro1">
          <table:table-cell office:value-type="float" office:value="0.916918456554413" calcext:value-type="float">
            <text:p>0.916918456554413</text:p>
          </table:table-cell>
          <table:table-cell table:number-columns-repeated="2"/>
        </table:table-row>
        <table:table-row table:style-name="ro1">
          <table:table-cell office:value-type="float" office:value="0.917097806930542" calcext:value-type="float">
            <text:p>0.917097806930542</text:p>
          </table:table-cell>
          <table:table-cell table:number-columns-repeated="2"/>
        </table:table-row>
        <table:table-row table:style-name="ro1">
          <table:table-cell office:value-type="float" office:value="0.917086899280548" calcext:value-type="float">
            <text:p>0.917086899280548</text:p>
          </table:table-cell>
          <table:table-cell table:number-columns-repeated="2"/>
        </table:table-row>
        <table:table-row table:style-name="ro1">
          <table:table-cell office:value-type="float" office:value="0.917012453079224" calcext:value-type="float">
            <text:p>0.917012453079224</text:p>
          </table:table-cell>
          <table:table-cell table:number-columns-repeated="2"/>
        </table:table-row>
        <table:table-row table:style-name="ro1">
          <table:table-cell office:value-type="float" office:value="0.91703873872757" calcext:value-type="float">
            <text:p>0.91703873872757</text:p>
          </table:table-cell>
          <table:table-cell table:number-columns-repeated="2"/>
        </table:table-row>
        <table:table-row table:style-name="ro1">
          <table:table-cell office:value-type="float" office:value="0.916539192199707" calcext:value-type="float">
            <text:p>0.916539192199707</text:p>
          </table:table-cell>
          <table:table-cell table:number-columns-repeated="2"/>
        </table:table-row>
        <table:table-row table:style-name="ro1">
          <table:table-cell office:value-type="float" office:value="0.916744947433472" calcext:value-type="float">
            <text:p>0.916744947433472</text:p>
          </table:table-cell>
          <table:table-cell table:number-columns-repeated="2"/>
        </table:table-row>
        <table:table-row table:style-name="ro1">
          <table:table-cell office:value-type="float" office:value="0.916509747505188" calcext:value-type="float">
            <text:p>0.916509747505188</text:p>
          </table:table-cell>
          <table:table-cell table:number-columns-repeated="2"/>
        </table:table-row>
        <table:table-row table:style-name="ro1">
          <table:table-cell office:value-type="float" office:value="0.916592419147491" calcext:value-type="float">
            <text:p>0.916592419147491</text:p>
          </table:table-cell>
          <table:table-cell table:number-columns-repeated="2"/>
        </table:table-row>
        <table:table-row table:style-name="ro1">
          <table:table-cell office:value-type="float" office:value="0.916727423667908" calcext:value-type="float">
            <text:p>0.916727423667908</text:p>
          </table:table-cell>
          <table:table-cell table:number-columns-repeated="2"/>
        </table:table-row>
        <table:table-row table:style-name="ro1">
          <table:table-cell office:value-type="float" office:value="0.917388439178467" calcext:value-type="float">
            <text:p>0.917388439178467</text:p>
          </table:table-cell>
          <table:table-cell table:number-columns-repeated="2"/>
        </table:table-row>
        <table:table-row table:style-name="ro1">
          <table:table-cell office:value-type="float" office:value="0.917701423168182" calcext:value-type="float">
            <text:p>0.917701423168182</text:p>
          </table:table-cell>
          <table:table-cell table:number-columns-repeated="2"/>
        </table:table-row>
        <table:table-row table:style-name="ro1">
          <table:table-cell office:value-type="float" office:value="0.91779214143753" calcext:value-type="float">
            <text:p>0.91779214143753</text:p>
          </table:table-cell>
          <table:table-cell table:number-columns-repeated="2"/>
        </table:table-row>
        <table:table-row table:style-name="ro1">
          <table:table-cell office:value-type="float" office:value="0.917654573917389" calcext:value-type="float">
            <text:p>0.917654573917389</text:p>
          </table:table-cell>
          <table:table-cell table:number-columns-repeated="2"/>
        </table:table-row>
        <table:table-row table:style-name="ro1">
          <table:table-cell office:value-type="float" office:value="0.917929649353027" calcext:value-type="float">
            <text:p>0.917929649353027</text:p>
          </table:table-cell>
          <table:table-cell table:number-columns-repeated="2"/>
        </table:table-row>
        <table:table-row table:style-name="ro1">
          <table:table-cell office:value-type="float" office:value="0.918032109737396" calcext:value-type="float">
            <text:p>0.918032109737396</text:p>
          </table:table-cell>
          <table:table-cell table:number-columns-repeated="2"/>
        </table:table-row>
        <table:table-row table:style-name="ro1">
          <table:table-cell office:value-type="float" office:value="0.918942928314209" calcext:value-type="float">
            <text:p>0.918942928314209</text:p>
          </table:table-cell>
          <table:table-cell table:number-columns-repeated="2"/>
        </table:table-row>
        <table:table-row table:style-name="ro1">
          <table:table-cell office:value-type="float" office:value="0.91890025138855" calcext:value-type="float">
            <text:p>0.91890025138855</text:p>
          </table:table-cell>
          <table:table-cell table:number-columns-repeated="2"/>
        </table:table-row>
        <table:table-row table:style-name="ro1">
          <table:table-cell office:value-type="float" office:value="0.919117152690887" calcext:value-type="float">
            <text:p>0.919117152690887</text:p>
          </table:table-cell>
          <table:table-cell table:number-columns-repeated="2"/>
        </table:table-row>
        <table:table-row table:style-name="ro1">
          <table:table-cell office:value-type="float" office:value="0.918890953063965" calcext:value-type="float">
            <text:p>0.918890953063965</text:p>
          </table:table-cell>
          <table:table-cell table:number-columns-repeated="2"/>
        </table:table-row>
        <table:table-row table:style-name="ro1">
          <table:table-cell office:value-type="float" office:value="0.918882787227631" calcext:value-type="float">
            <text:p>0.918882787227631</text:p>
          </table:table-cell>
          <table:table-cell table:number-columns-repeated="2"/>
        </table:table-row>
        <table:table-row table:style-name="ro1">
          <table:table-cell office:value-type="float" office:value="0.918798625469208" calcext:value-type="float">
            <text:p>0.918798625469208</text:p>
          </table:table-cell>
          <table:table-cell table:number-columns-repeated="2"/>
        </table:table-row>
        <table:table-row table:style-name="ro1">
          <table:table-cell office:value-type="float" office:value="0.918737471103668" calcext:value-type="float">
            <text:p>0.918737471103668</text:p>
          </table:table-cell>
          <table:table-cell table:number-columns-repeated="2"/>
        </table:table-row>
        <table:table-row table:style-name="ro1">
          <table:table-cell office:value-type="float" office:value="0.919065594673157" calcext:value-type="float">
            <text:p>0.919065594673157</text:p>
          </table:table-cell>
          <table:table-cell table:number-columns-repeated="2"/>
        </table:table-row>
        <table:table-row table:style-name="ro1">
          <table:table-cell office:value-type="float" office:value="0.918918371200562" calcext:value-type="float">
            <text:p>0.918918371200562</text:p>
          </table:table-cell>
          <table:table-cell table:number-columns-repeated="2"/>
        </table:table-row>
        <table:table-row table:style-name="ro1">
          <table:table-cell office:value-type="float" office:value="0.918762564659119" calcext:value-type="float">
            <text:p>0.918762564659119</text:p>
          </table:table-cell>
          <table:table-cell table:number-columns-repeated="2"/>
        </table:table-row>
        <table:table-row table:style-name="ro1">
          <table:table-cell office:value-type="float" office:value="0.918603777885437" calcext:value-type="float">
            <text:p>0.918603777885437</text:p>
          </table:table-cell>
          <table:table-cell table:number-columns-repeated="2"/>
        </table:table-row>
        <table:table-row table:style-name="ro1">
          <table:table-cell office:value-type="float" office:value="0.918568968772888" calcext:value-type="float">
            <text:p>0.918568968772888</text:p>
          </table:table-cell>
          <table:table-cell table:number-columns-repeated="2"/>
        </table:table-row>
        <table:table-row table:style-name="ro1">
          <table:table-cell office:value-type="float" office:value="0.918440997600555" calcext:value-type="float">
            <text:p>0.918440997600555</text:p>
          </table:table-cell>
          <table:table-cell table:number-columns-repeated="2"/>
        </table:table-row>
        <table:table-row table:style-name="ro1">
          <table:table-cell office:value-type="float" office:value="0.91841733455658" calcext:value-type="float">
            <text:p>0.91841733455658</text:p>
          </table:table-cell>
          <table:table-cell table:number-columns-repeated="2"/>
        </table:table-row>
        <table:table-row table:style-name="ro1">
          <table:table-cell office:value-type="float" office:value="0.918421924114227" calcext:value-type="float">
            <text:p>0.918421924114227</text:p>
          </table:table-cell>
          <table:table-cell table:number-columns-repeated="2"/>
        </table:table-row>
        <table:table-row table:style-name="ro1">
          <table:table-cell office:value-type="float" office:value="0.918466091156006" calcext:value-type="float">
            <text:p>0.918466091156006</text:p>
          </table:table-cell>
          <table:table-cell table:number-columns-repeated="2"/>
        </table:table-row>
        <table:table-row table:style-name="ro1">
          <table:table-cell office:value-type="float" office:value="0.918502748012543" calcext:value-type="float">
            <text:p>0.918502748012543</text:p>
          </table:table-cell>
          <table:table-cell table:number-columns-repeated="2"/>
        </table:table-row>
        <table:table-row table:style-name="ro1">
          <table:table-cell office:value-type="float" office:value="0.918548285961151" calcext:value-type="float">
            <text:p>0.918548285961151</text:p>
          </table:table-cell>
          <table:table-cell table:number-columns-repeated="2"/>
        </table:table-row>
        <table:table-row table:style-name="ro1">
          <table:table-cell office:value-type="float" office:value="0.918680429458618" calcext:value-type="float">
            <text:p>0.918680429458618</text:p>
          </table:table-cell>
          <table:table-cell table:number-columns-repeated="2"/>
        </table:table-row>
        <table:table-row table:style-name="ro1">
          <table:table-cell office:value-type="float" office:value="0.918743848800659" calcext:value-type="float">
            <text:p>0.918743848800659</text:p>
          </table:table-cell>
          <table:table-cell table:number-columns-repeated="2"/>
        </table:table-row>
        <table:table-row table:style-name="ro1">
          <table:table-cell office:value-type="float" office:value="0.918796122074127" calcext:value-type="float">
            <text:p>0.918796122074127</text:p>
          </table:table-cell>
          <table:table-cell table:number-columns-repeated="2"/>
        </table:table-row>
        <table:table-row table:style-name="ro1">
          <table:table-cell office:value-type="float" office:value="0.918973863124847" calcext:value-type="float">
            <text:p>0.918973863124847</text:p>
          </table:table-cell>
          <table:table-cell table:number-columns-repeated="2"/>
        </table:table-row>
        <table:table-row table:style-name="ro1">
          <table:table-cell office:value-type="float" office:value="0.918805480003357" calcext:value-type="float">
            <text:p>0.918805480003357</text:p>
          </table:table-cell>
          <table:table-cell table:number-columns-repeated="2"/>
        </table:table-row>
        <table:table-row table:style-name="ro1">
          <table:table-cell office:value-type="float" office:value="0.918881416320801" calcext:value-type="float">
            <text:p>0.918881416320801</text:p>
          </table:table-cell>
          <table:table-cell table:number-columns-repeated="2"/>
        </table:table-row>
        <table:table-row table:style-name="ro1">
          <table:table-cell office:value-type="float" office:value="0.919235587120056" calcext:value-type="float">
            <text:p>0.919235587120056</text:p>
          </table:table-cell>
          <table:table-cell table:number-columns-repeated="2"/>
        </table:table-row>
        <table:table-row table:style-name="ro1">
          <table:table-cell office:value-type="float" office:value="0.919877409934998" calcext:value-type="float">
            <text:p>0.919877409934998</text:p>
          </table:table-cell>
          <table:table-cell table:number-columns-repeated="2"/>
        </table:table-row>
        <table:table-row table:style-name="ro1">
          <table:table-cell office:value-type="float" office:value="0.920049250125885" calcext:value-type="float">
            <text:p>0.920049250125885</text:p>
          </table:table-cell>
          <table:table-cell table:number-columns-repeated="2"/>
        </table:table-row>
        <table:table-row table:style-name="ro1">
          <table:table-cell office:value-type="float" office:value="0.920183420181274" calcext:value-type="float">
            <text:p>0.920183420181274</text:p>
          </table:table-cell>
          <table:table-cell table:number-columns-repeated="2"/>
        </table:table-row>
        <table:table-row table:style-name="ro1">
          <table:table-cell office:value-type="float" office:value="0.920275390148163" calcext:value-type="float">
            <text:p>0.920275390148163</text:p>
          </table:table-cell>
          <table:table-cell table:number-columns-repeated="2"/>
        </table:table-row>
        <table:table-row table:style-name="ro1">
          <table:table-cell office:value-type="float" office:value="0.920896351337433" calcext:value-type="float">
            <text:p>0.920896351337433</text:p>
          </table:table-cell>
          <table:table-cell table:number-columns-repeated="2"/>
        </table:table-row>
        <table:table-row table:style-name="ro1">
          <table:table-cell office:value-type="float" office:value="0.92091429233551" calcext:value-type="float">
            <text:p>0.92091429233551</text:p>
          </table:table-cell>
          <table:table-cell table:number-columns-repeated="2"/>
        </table:table-row>
        <table:table-row table:style-name="ro1">
          <table:table-cell office:value-type="float" office:value="0.920983970165253" calcext:value-type="float">
            <text:p>0.920983970165253</text:p>
          </table:table-cell>
          <table:table-cell table:number-columns-repeated="2"/>
        </table:table-row>
        <table:table-row table:style-name="ro1">
          <table:table-cell office:value-type="float" office:value="0.920983254909515" calcext:value-type="float">
            <text:p>0.920983254909515</text:p>
          </table:table-cell>
          <table:table-cell table:number-columns-repeated="2"/>
        </table:table-row>
        <table:table-row table:style-name="ro1">
          <table:table-cell office:value-type="float" office:value="0.920988440513611" calcext:value-type="float">
            <text:p>0.920988440513611</text:p>
          </table:table-cell>
          <table:table-cell table:number-columns-repeated="2"/>
        </table:table-row>
        <table:table-row table:style-name="ro1">
          <table:table-cell office:value-type="float" office:value="0.920792698860168" calcext:value-type="float">
            <text:p>0.920792698860168</text:p>
          </table:table-cell>
          <table:table-cell table:number-columns-repeated="2"/>
        </table:table-row>
        <table:table-row table:style-name="ro1">
          <table:table-cell office:value-type="float" office:value="0.92069935798645" calcext:value-type="float">
            <text:p>0.92069935798645</text:p>
          </table:table-cell>
          <table:table-cell table:number-columns-repeated="2"/>
        </table:table-row>
        <table:table-row table:style-name="ro1">
          <table:table-cell office:value-type="float" office:value="0.920839965343475" calcext:value-type="float">
            <text:p>0.920839965343475</text:p>
          </table:table-cell>
          <table:table-cell table:number-columns-repeated="2"/>
        </table:table-row>
        <table:table-row table:style-name="ro1">
          <table:table-cell office:value-type="float" office:value="0.920943260192871" calcext:value-type="float">
            <text:p>0.920943260192871</text:p>
          </table:table-cell>
          <table:table-cell table:number-columns-repeated="2"/>
        </table:table-row>
        <table:table-row table:style-name="ro1">
          <table:table-cell office:value-type="float" office:value="0.920898139476776" calcext:value-type="float">
            <text:p>0.920898139476776</text:p>
          </table:table-cell>
          <table:table-cell table:number-columns-repeated="2"/>
        </table:table-row>
        <table:table-row table:style-name="ro1">
          <table:table-cell office:value-type="float" office:value="0.917889416217804" calcext:value-type="float">
            <text:p>0.917889416217804</text:p>
          </table:table-cell>
          <table:table-cell table:number-columns-repeated="2"/>
        </table:table-row>
        <table:table-row table:style-name="ro1">
          <table:table-cell office:value-type="float" office:value="0.914575576782227" calcext:value-type="float">
            <text:p>0.914575576782227</text:p>
          </table:table-cell>
          <table:table-cell table:number-columns-repeated="2"/>
        </table:table-row>
        <table:table-row table:style-name="ro1">
          <table:table-cell office:value-type="float" office:value="0.91562283039093" calcext:value-type="float">
            <text:p>0.91562283039093</text:p>
          </table:table-cell>
          <table:table-cell table:number-columns-repeated="2"/>
        </table:table-row>
        <table:table-row table:style-name="ro1">
          <table:table-cell office:value-type="float" office:value="0.916940689086914" calcext:value-type="float">
            <text:p>0.916940689086914</text:p>
          </table:table-cell>
          <table:table-cell table:number-columns-repeated="2"/>
        </table:table-row>
        <table:table-row table:style-name="ro1">
          <table:table-cell office:value-type="float" office:value="0.917903244495392" calcext:value-type="float">
            <text:p>0.917903244495392</text:p>
          </table:table-cell>
          <table:table-cell table:number-columns-repeated="2"/>
        </table:table-row>
        <table:table-row table:style-name="ro1">
          <table:table-cell office:value-type="float" office:value="0.918601632118225" calcext:value-type="float">
            <text:p>0.918601632118225</text:p>
          </table:table-cell>
          <table:table-cell table:number-columns-repeated="2"/>
        </table:table-row>
        <table:table-row table:style-name="ro1">
          <table:table-cell office:value-type="float" office:value="0.917604148387909" calcext:value-type="float">
            <text:p>0.917604148387909</text:p>
          </table:table-cell>
          <table:table-cell table:number-columns-repeated="2"/>
        </table:table-row>
        <table:table-row table:style-name="ro1">
          <table:table-cell office:value-type="float" office:value="0.919499695301056" calcext:value-type="float">
            <text:p>0.919499695301056</text:p>
          </table:table-cell>
          <table:table-cell table:number-columns-repeated="2"/>
        </table:table-row>
        <table:table-row table:style-name="ro1">
          <table:table-cell office:value-type="float" office:value="0.917452752590179" calcext:value-type="float">
            <text:p>0.917452752590179</text:p>
          </table:table-cell>
          <table:table-cell table:number-columns-repeated="2"/>
        </table:table-row>
        <table:table-row table:style-name="ro1">
          <table:table-cell office:value-type="float" office:value="0.900692522525787" calcext:value-type="float">
            <text:p>0.900692522525787</text:p>
          </table:table-cell>
          <table:table-cell table:number-columns-repeated="2"/>
        </table:table-row>
        <table:table-row table:style-name="ro1">
          <table:table-cell office:value-type="float" office:value="0.904845654964447" calcext:value-type="float">
            <text:p>0.904845654964447</text:p>
          </table:table-cell>
          <table:table-cell table:number-columns-repeated="2"/>
        </table:table-row>
        <table:table-row table:style-name="ro1">
          <table:table-cell office:value-type="float" office:value="0.900847434997559" calcext:value-type="float">
            <text:p>0.900847434997559</text:p>
          </table:table-cell>
          <table:table-cell table:number-columns-repeated="2"/>
        </table:table-row>
        <table:table-row table:style-name="ro1">
          <table:table-cell office:value-type="float" office:value="0.904475271701813" calcext:value-type="float">
            <text:p>0.904475271701813</text:p>
          </table:table-cell>
          <table:table-cell table:number-columns-repeated="2"/>
        </table:table-row>
        <table:table-row table:style-name="ro1">
          <table:table-cell office:value-type="float" office:value="0.908775866031647" calcext:value-type="float">
            <text:p>0.908775866031647</text:p>
          </table:table-cell>
          <table:table-cell table:number-columns-repeated="2"/>
        </table:table-row>
        <table:table-row table:style-name="ro1">
          <table:table-cell office:value-type="float" office:value="0.906322658061981" calcext:value-type="float">
            <text:p>0.906322658061981</text:p>
          </table:table-cell>
          <table:table-cell table:number-columns-repeated="2"/>
        </table:table-row>
        <table:table-row table:style-name="ro1">
          <table:table-cell office:value-type="float" office:value="0.904613494873047" calcext:value-type="float">
            <text:p>0.904613494873047</text:p>
          </table:table-cell>
          <table:table-cell table:number-columns-repeated="2"/>
        </table:table-row>
        <table:table-row table:style-name="ro1">
          <table:table-cell office:value-type="float" office:value="0.906338095664978" calcext:value-type="float">
            <text:p>0.906338095664978</text:p>
          </table:table-cell>
          <table:table-cell table:number-columns-repeated="2"/>
        </table:table-row>
        <table:table-row table:style-name="ro1">
          <table:table-cell office:value-type="float" office:value="0.899066507816315" calcext:value-type="float">
            <text:p>0.899066507816315</text:p>
          </table:table-cell>
          <table:table-cell table:number-columns-repeated="2"/>
        </table:table-row>
        <table:table-row table:style-name="ro1">
          <table:table-cell office:value-type="float" office:value="0.904165625572205" calcext:value-type="float">
            <text:p>0.904165625572205</text:p>
          </table:table-cell>
          <table:table-cell table:number-columns-repeated="2"/>
        </table:table-row>
        <table:table-row table:style-name="ro1">
          <table:table-cell office:value-type="float" office:value="0.908482015132904" calcext:value-type="float">
            <text:p>0.908482015132904</text:p>
          </table:table-cell>
          <table:table-cell table:number-columns-repeated="2"/>
        </table:table-row>
        <table:table-row table:style-name="ro1">
          <table:table-cell office:value-type="float" office:value="0.910328030586243" calcext:value-type="float">
            <text:p>0.910328030586243</text:p>
          </table:table-cell>
          <table:table-cell table:number-columns-repeated="2"/>
        </table:table-row>
        <table:table-row table:style-name="ro1">
          <table:table-cell office:value-type="float" office:value="0.911380529403686" calcext:value-type="float">
            <text:p>0.911380529403686</text:p>
          </table:table-cell>
          <table:table-cell table:number-columns-repeated="2"/>
        </table:table-row>
        <table:table-row table:style-name="ro1">
          <table:table-cell office:value-type="float" office:value="0.915043592453003" calcext:value-type="float">
            <text:p>0.915043592453003</text:p>
          </table:table-cell>
          <table:table-cell table:number-columns-repeated="2"/>
        </table:table-row>
        <table:table-row table:style-name="ro1">
          <table:table-cell office:value-type="float" office:value="0.92030268907547" calcext:value-type="float">
            <text:p>0.92030268907547</text:p>
          </table:table-cell>
          <table:table-cell table:number-columns-repeated="2"/>
        </table:table-row>
        <table:table-row table:style-name="ro1">
          <table:table-cell office:value-type="float" office:value="0.919825077056885" calcext:value-type="float">
            <text:p>0.919825077056885</text:p>
          </table:table-cell>
          <table:table-cell table:number-columns-repeated="2"/>
        </table:table-row>
        <table:table-row table:style-name="ro1">
          <table:table-cell office:value-type="float" office:value="0.916333436965942" calcext:value-type="float">
            <text:p>0.916333436965942</text:p>
          </table:table-cell>
          <table:table-cell table:number-columns-repeated="2"/>
        </table:table-row>
        <table:table-row table:style-name="ro1">
          <table:table-cell office:value-type="float" office:value="0.913259625434876" calcext:value-type="float">
            <text:p>0.913259625434876</text:p>
          </table:table-cell>
          <table:table-cell table:number-columns-repeated="2"/>
        </table:table-row>
        <table:table-row table:style-name="ro1">
          <table:table-cell office:value-type="float" office:value="0.916085004806519" calcext:value-type="float">
            <text:p>0.916085004806519</text:p>
          </table:table-cell>
          <table:table-cell table:number-columns-repeated="2"/>
        </table:table-row>
        <table:table-row table:style-name="ro1">
          <table:table-cell office:value-type="float" office:value="0.912990987300873" calcext:value-type="float">
            <text:p>0.912990987300873</text:p>
          </table:table-cell>
          <table:table-cell table:number-columns-repeated="2"/>
        </table:table-row>
        <table:table-row table:style-name="ro1">
          <table:table-cell office:value-type="float" office:value="0.907551765441894" calcext:value-type="float">
            <text:p>0.907551765441894</text:p>
          </table:table-cell>
          <table:table-cell table:number-columns-repeated="2"/>
        </table:table-row>
        <table:table-row table:style-name="ro1">
          <table:table-cell office:value-type="float" office:value="0.903527081012726" calcext:value-type="float">
            <text:p>0.903527081012726</text:p>
          </table:table-cell>
          <table:table-cell table:number-columns-repeated="2"/>
        </table:table-row>
        <table:table-row table:style-name="ro1">
          <table:table-cell office:value-type="float" office:value="0.910581469535827" calcext:value-type="float">
            <text:p>0.910581469535827</text:p>
          </table:table-cell>
          <table:table-cell table:number-columns-repeated="2"/>
        </table:table-row>
        <table:table-row table:style-name="ro1">
          <table:table-cell office:value-type="float" office:value="0.909419000148773" calcext:value-type="float">
            <text:p>0.909419000148773</text:p>
          </table:table-cell>
          <table:table-cell table:number-columns-repeated="2"/>
        </table:table-row>
        <table:table-row table:style-name="ro1">
          <table:table-cell office:value-type="float" office:value="0.906782388687134" calcext:value-type="float">
            <text:p>0.906782388687134</text:p>
          </table:table-cell>
          <table:table-cell table:number-columns-repeated="2"/>
        </table:table-row>
        <table:table-row table:style-name="ro1">
          <table:table-cell office:value-type="float" office:value="0.905416488647461" calcext:value-type="float">
            <text:p>0.905416488647461</text:p>
          </table:table-cell>
          <table:table-cell table:number-columns-repeated="2"/>
        </table:table-row>
        <table:table-row table:style-name="ro1">
          <table:table-cell office:value-type="float" office:value="0.911240875720978" calcext:value-type="float">
            <text:p>0.911240875720978</text:p>
          </table:table-cell>
          <table:table-cell table:number-columns-repeated="2"/>
        </table:table-row>
        <table:table-row table:style-name="ro1">
          <table:table-cell office:value-type="float" office:value="0.907889068126678" calcext:value-type="float">
            <text:p>0.907889068126678</text:p>
          </table:table-cell>
          <table:table-cell table:number-columns-repeated="2"/>
        </table:table-row>
        <table:table-row table:style-name="ro1">
          <table:table-cell office:value-type="float" office:value="0.898819208145142" calcext:value-type="float">
            <text:p>0.898819208145142</text:p>
          </table:table-cell>
          <table:table-cell table:number-columns-repeated="2"/>
        </table:table-row>
        <table:table-row table:style-name="ro1">
          <table:table-cell office:value-type="float" office:value="0.898187577724457" calcext:value-type="float">
            <text:p>0.898187577724457</text:p>
          </table:table-cell>
          <table:table-cell table:number-columns-repeated="2"/>
        </table:table-row>
        <table:table-row table:style-name="ro1">
          <table:table-cell office:value-type="float" office:value="0.906890094280243" calcext:value-type="float">
            <text:p>0.906890094280243</text:p>
          </table:table-cell>
          <table:table-cell table:number-columns-repeated="2"/>
        </table:table-row>
        <table:table-row table:style-name="ro1">
          <table:table-cell office:value-type="float" office:value="0.907860457897186" calcext:value-type="float">
            <text:p>0.907860457897186</text:p>
          </table:table-cell>
          <table:table-cell table:number-columns-repeated="2"/>
        </table:table-row>
        <table:table-row table:style-name="ro1">
          <table:table-cell office:value-type="float" office:value="0.897156178951263" calcext:value-type="float">
            <text:p>0.897156178951263</text:p>
          </table:table-cell>
          <table:table-cell table:number-columns-repeated="2"/>
        </table:table-row>
        <table:table-row table:style-name="ro1">
          <table:table-cell office:value-type="float" office:value="0.877036452293396" calcext:value-type="float">
            <text:p>0.877036452293396</text:p>
          </table:table-cell>
          <table:table-cell table:number-columns-repeated="2"/>
        </table:table-row>
        <table:table-row table:style-name="ro1">
          <table:table-cell office:value-type="float" office:value="0.910995960235596" calcext:value-type="float">
            <text:p>0.910995960235596</text:p>
          </table:table-cell>
          <table:table-cell table:number-columns-repeated="2"/>
        </table:table-row>
        <table:table-row table:style-name="ro1">
          <table:table-cell office:value-type="float" office:value="0.898752868175507" calcext:value-type="float">
            <text:p>0.898752868175507</text:p>
          </table:table-cell>
          <table:table-cell table:number-columns-repeated="2"/>
        </table:table-row>
        <table:table-row table:style-name="ro1">
          <table:table-cell office:value-type="float" office:value="0.90831995010376" calcext:value-type="float">
            <text:p>0.90831995010376</text:p>
          </table:table-cell>
          <table:table-cell table:number-columns-repeated="2"/>
        </table:table-row>
        <table:table-row table:style-name="ro1">
          <table:table-cell office:value-type="float" office:value="0.903924465179443" calcext:value-type="float">
            <text:p>0.903924465179443</text:p>
          </table:table-cell>
          <table:table-cell table:number-columns-repeated="2"/>
        </table:table-row>
        <table:table-row table:style-name="ro1">
          <table:table-cell office:value-type="float" office:value="0.90486752986908" calcext:value-type="float">
            <text:p>0.90486752986908</text:p>
          </table:table-cell>
          <table:table-cell table:number-columns-repeated="2"/>
        </table:table-row>
        <table:table-row table:style-name="ro1">
          <table:table-cell office:value-type="float" office:value="0.890263855457306" calcext:value-type="float">
            <text:p>0.890263855457306</text:p>
          </table:table-cell>
          <table:table-cell table:number-columns-repeated="2"/>
        </table:table-row>
        <table:table-row table:style-name="ro1">
          <table:table-cell office:value-type="float" office:value="0.907260060310364" calcext:value-type="float">
            <text:p>0.907260060310364</text:p>
          </table:table-cell>
          <table:table-cell table:number-columns-repeated="2"/>
        </table:table-row>
        <table:table-row table:style-name="ro1">
          <table:table-cell office:value-type="float" office:value="0.896523594856262" calcext:value-type="float">
            <text:p>0.896523594856262</text:p>
          </table:table-cell>
          <table:table-cell table:number-columns-repeated="2"/>
        </table:table-row>
        <table:table-row table:style-name="ro1">
          <table:table-cell office:value-type="float" office:value="0.904575526714325" calcext:value-type="float">
            <text:p>0.904575526714325</text:p>
          </table:table-cell>
          <table:table-cell table:number-columns-repeated="2"/>
        </table:table-row>
        <table:table-row table:style-name="ro1">
          <table:table-cell office:value-type="float" office:value="0.894657373428345" calcext:value-type="float">
            <text:p>0.894657373428345</text:p>
          </table:table-cell>
          <table:table-cell table:number-columns-repeated="2"/>
        </table:table-row>
        <table:table-row table:style-name="ro1">
          <table:table-cell office:value-type="float" office:value="0.887681126594543" calcext:value-type="float">
            <text:p>0.887681126594543</text:p>
          </table:table-cell>
          <table:table-cell table:number-columns-repeated="2"/>
        </table:table-row>
        <table:table-row table:style-name="ro1">
          <table:table-cell office:value-type="float" office:value="0.87452632188797" calcext:value-type="float">
            <text:p>0.87452632188797</text:p>
          </table:table-cell>
          <table:table-cell table:number-columns-repeated="2"/>
        </table:table-row>
        <table:table-row table:style-name="ro1">
          <table:table-cell office:value-type="float" office:value="0.886873364448547" calcext:value-type="float">
            <text:p>0.886873364448547</text:p>
          </table:table-cell>
          <table:table-cell table:number-columns-repeated="2"/>
        </table:table-row>
        <table:table-row table:style-name="ro1">
          <table:table-cell office:value-type="float" office:value="0.896713554859161" calcext:value-type="float">
            <text:p>0.896713554859161</text:p>
          </table:table-cell>
          <table:table-cell table:number-columns-repeated="2"/>
        </table:table-row>
        <table:table-row table:style-name="ro1">
          <table:table-cell office:value-type="float" office:value="0.898056447505951" calcext:value-type="float">
            <text:p>0.898056447505951</text:p>
          </table:table-cell>
          <table:table-cell table:number-columns-repeated="2"/>
        </table:table-row>
        <table:table-row table:style-name="ro1">
          <table:table-cell office:value-type="float" office:value="0.905308604240418" calcext:value-type="float">
            <text:p>0.905308604240418</text:p>
          </table:table-cell>
          <table:table-cell table:number-columns-repeated="2"/>
        </table:table-row>
        <table:table-row table:style-name="ro1">
          <table:table-cell office:value-type="float" office:value="0.911304950714111" calcext:value-type="float">
            <text:p>0.911304950714111</text:p>
          </table:table-cell>
          <table:table-cell table:number-columns-repeated="2"/>
        </table:table-row>
        <table:table-row table:style-name="ro1">
          <table:table-cell office:value-type="float" office:value="0.911127984523773" calcext:value-type="float">
            <text:p>0.911127984523773</text:p>
          </table:table-cell>
          <table:table-cell table:number-columns-repeated="2"/>
        </table:table-row>
        <table:table-row table:style-name="ro1">
          <table:table-cell office:value-type="float" office:value="0.911218881607056" calcext:value-type="float">
            <text:p>0.911218881607056</text:p>
          </table:table-cell>
          <table:table-cell table:number-columns-repeated="2"/>
        </table:table-row>
        <table:table-row table:style-name="ro1">
          <table:table-cell office:value-type="float" office:value="0.910978674888611" calcext:value-type="float">
            <text:p>0.910978674888611</text:p>
          </table:table-cell>
          <table:table-cell table:number-columns-repeated="2"/>
        </table:table-row>
        <table:table-row table:style-name="ro1">
          <table:table-cell office:value-type="float" office:value="0.907807052135468" calcext:value-type="float">
            <text:p>0.907807052135468</text:p>
          </table:table-cell>
          <table:table-cell table:number-columns-repeated="2"/>
        </table:table-row>
        <table:table-row table:style-name="ro1">
          <table:table-cell office:value-type="float" office:value="0.905620276927948" calcext:value-type="float">
            <text:p>0.905620276927948</text:p>
          </table:table-cell>
          <table:table-cell table:number-columns-repeated="2"/>
        </table:table-row>
        <table:table-row table:style-name="ro1">
          <table:table-cell office:value-type="float" office:value="0.905100226402283" calcext:value-type="float">
            <text:p>0.905100226402283</text:p>
          </table:table-cell>
          <table:table-cell table:number-columns-repeated="2"/>
        </table:table-row>
        <table:table-row table:style-name="ro1">
          <table:table-cell office:value-type="float" office:value="0.910828173160553" calcext:value-type="float">
            <text:p>0.910828173160553</text:p>
          </table:table-cell>
          <table:table-cell table:number-columns-repeated="2"/>
        </table:table-row>
        <table:table-row table:style-name="ro1">
          <table:table-cell office:value-type="float" office:value="0.912570059299469" calcext:value-type="float">
            <text:p>0.912570059299469</text:p>
          </table:table-cell>
          <table:table-cell table:number-columns-repeated="2"/>
        </table:table-row>
        <table:table-row table:style-name="ro1">
          <table:table-cell office:value-type="float" office:value="0.907281279563904" calcext:value-type="float">
            <text:p>0.907281279563904</text:p>
          </table:table-cell>
          <table:table-cell table:number-columns-repeated="2"/>
        </table:table-row>
        <table:table-row table:style-name="ro1">
          <table:table-cell office:value-type="float" office:value="0.913770318031311" calcext:value-type="float">
            <text:p>0.913770318031311</text:p>
          </table:table-cell>
          <table:table-cell table:number-columns-repeated="2"/>
        </table:table-row>
        <table:table-row table:style-name="ro1">
          <table:table-cell office:value-type="float" office:value="0.892316460609436" calcext:value-type="float">
            <text:p>0.892316460609436</text:p>
          </table:table-cell>
          <table:table-cell table:number-columns-repeated="2"/>
        </table:table-row>
        <table:table-row table:style-name="ro1">
          <table:table-cell office:value-type="float" office:value="0.880940437316895" calcext:value-type="float">
            <text:p>0.880940437316895</text:p>
          </table:table-cell>
          <table:table-cell table:number-columns-repeated="2"/>
        </table:table-row>
        <table:table-row table:style-name="ro1">
          <table:table-cell office:value-type="float" office:value="0.88550192117691" calcext:value-type="float">
            <text:p>0.88550192117691</text:p>
          </table:table-cell>
          <table:table-cell table:number-columns-repeated="2"/>
        </table:table-row>
        <table:table-row table:style-name="ro1">
          <table:table-cell office:value-type="float" office:value="0.905209481716156" calcext:value-type="float">
            <text:p>0.905209481716156</text:p>
          </table:table-cell>
          <table:table-cell table:number-columns-repeated="2"/>
        </table:table-row>
        <table:table-row table:style-name="ro1">
          <table:table-cell office:value-type="float" office:value="0.910378038883209" calcext:value-type="float">
            <text:p>0.910378038883209</text:p>
          </table:table-cell>
          <table:table-cell table:number-columns-repeated="2"/>
        </table:table-row>
        <table:table-row table:style-name="ro1">
          <table:table-cell office:value-type="float" office:value="0.89976692199707" calcext:value-type="float">
            <text:p>0.89976692199707</text:p>
          </table:table-cell>
          <table:table-cell table:number-columns-repeated="2"/>
        </table:table-row>
        <table:table-row table:style-name="ro1">
          <table:table-cell office:value-type="float" office:value="0.907894670963287" calcext:value-type="float">
            <text:p>0.907894670963287</text:p>
          </table:table-cell>
          <table:table-cell table:number-columns-repeated="2"/>
        </table:table-row>
        <table:table-row table:style-name="ro1">
          <table:table-cell office:value-type="float" office:value="0.907552897930145" calcext:value-type="float">
            <text:p>0.907552897930145</text:p>
          </table:table-cell>
          <table:table-cell table:number-columns-repeated="2"/>
        </table:table-row>
        <table:table-row table:style-name="ro1">
          <table:table-cell office:value-type="float" office:value="0.908258438110352" calcext:value-type="float">
            <text:p>0.908258438110352</text:p>
          </table:table-cell>
          <table:table-cell table:number-columns-repeated="2"/>
        </table:table-row>
        <table:table-row table:style-name="ro1">
          <table:table-cell office:value-type="float" office:value="0.90776115655899" calcext:value-type="float">
            <text:p>0.90776115655899</text:p>
          </table:table-cell>
          <table:table-cell table:number-columns-repeated="2"/>
        </table:table-row>
        <table:table-row table:style-name="ro1">
          <table:table-cell office:value-type="float" office:value="0.90651547908783" calcext:value-type="float">
            <text:p>0.90651547908783</text:p>
          </table:table-cell>
          <table:table-cell table:number-columns-repeated="2"/>
        </table:table-row>
        <table:table-row table:style-name="ro1">
          <table:table-cell office:value-type="float" office:value="0.900096714496612" calcext:value-type="float">
            <text:p>0.900096714496612</text:p>
          </table:table-cell>
          <table:table-cell table:number-columns-repeated="2"/>
        </table:table-row>
        <table:table-row table:style-name="ro1">
          <table:table-cell office:value-type="float" office:value="0.895897507667542" calcext:value-type="float">
            <text:p>0.895897507667542</text:p>
          </table:table-cell>
          <table:table-cell table:number-columns-repeated="2"/>
        </table:table-row>
        <table:table-row table:style-name="ro1">
          <table:table-cell office:value-type="float" office:value="0.88547158241272" calcext:value-type="float">
            <text:p>0.88547158241272</text:p>
          </table:table-cell>
          <table:table-cell table:number-columns-repeated="2"/>
        </table:table-row>
        <table:table-row table:style-name="ro1">
          <table:table-cell office:value-type="float" office:value="0.89954400062561" calcext:value-type="float">
            <text:p>0.89954400062561</text:p>
          </table:table-cell>
          <table:table-cell table:number-columns-repeated="2"/>
        </table:table-row>
        <table:table-row table:style-name="ro1">
          <table:table-cell office:value-type="float" office:value="0.899851441383362" calcext:value-type="float">
            <text:p>0.899851441383362</text:p>
          </table:table-cell>
          <table:table-cell table:number-columns-repeated="2"/>
        </table:table-row>
        <table:table-row table:style-name="ro1">
          <table:table-cell office:value-type="float" office:value="0.890008509159088" calcext:value-type="float">
            <text:p>0.890008509159088</text:p>
          </table:table-cell>
          <table:table-cell table:number-columns-repeated="2"/>
        </table:table-row>
        <table:table-row table:style-name="ro1">
          <table:table-cell office:value-type="float" office:value="0.895624041557312" calcext:value-type="float">
            <text:p>0.895624041557312</text:p>
          </table:table-cell>
          <table:table-cell table:number-columns-repeated="2"/>
        </table:table-row>
        <table:table-row table:style-name="ro1">
          <table:table-cell office:value-type="float" office:value="0.889793932437897" calcext:value-type="float">
            <text:p>0.889793932437897</text:p>
          </table:table-cell>
          <table:table-cell table:number-columns-repeated="2"/>
        </table:table-row>
        <table:table-row table:style-name="ro1">
          <table:table-cell office:value-type="float" office:value="0.89084655046463" calcext:value-type="float">
            <text:p>0.89084655046463</text:p>
          </table:table-cell>
          <table:table-cell table:number-columns-repeated="2"/>
        </table:table-row>
        <table:table-row table:style-name="ro1">
          <table:table-cell office:value-type="float" office:value="0.892537415027618" calcext:value-type="float">
            <text:p>0.892537415027618</text:p>
          </table:table-cell>
          <table:table-cell table:number-columns-repeated="2"/>
        </table:table-row>
        <table:table-row table:style-name="ro1">
          <table:table-cell office:value-type="float" office:value="0.889437675476074" calcext:value-type="float">
            <text:p>0.889437675476074</text:p>
          </table:table-cell>
          <table:table-cell table:number-columns-repeated="2"/>
        </table:table-row>
        <table:table-row table:style-name="ro1">
          <table:table-cell office:value-type="float" office:value="0.886839628219605" calcext:value-type="float">
            <text:p>0.886839628219605</text:p>
          </table:table-cell>
          <table:table-cell table:number-columns-repeated="2"/>
        </table:table-row>
        <table:table-row table:style-name="ro1">
          <table:table-cell office:value-type="float" office:value="0.831635117530823" calcext:value-type="float">
            <text:p>0.831635117530823</text:p>
          </table:table-cell>
          <table:table-cell table:number-columns-repeated="2"/>
        </table:table-row>
        <table:table-row table:style-name="ro1">
          <table:table-cell office:value-type="float" office:value="0.84195750951767" calcext:value-type="float">
            <text:p>0.84195750951767</text:p>
          </table:table-cell>
          <table:table-cell table:number-columns-repeated="2"/>
        </table:table-row>
        <table:table-row table:style-name="ro1">
          <table:table-cell office:value-type="float" office:value="0.868593335151672" calcext:value-type="float">
            <text:p>0.868593335151672</text:p>
          </table:table-cell>
          <table:table-cell table:number-columns-repeated="2"/>
        </table:table-row>
        <table:table-row table:style-name="ro1">
          <table:table-cell office:value-type="float" office:value="0.86926680803299" calcext:value-type="float">
            <text:p>0.86926680803299</text:p>
          </table:table-cell>
          <table:table-cell table:number-columns-repeated="2"/>
        </table:table-row>
        <table:table-row table:style-name="ro1">
          <table:table-cell office:value-type="float" office:value="0.817715644836426" calcext:value-type="float">
            <text:p>0.817715644836426</text:p>
          </table:table-cell>
          <table:table-cell table:number-columns-repeated="2"/>
        </table:table-row>
        <table:table-row table:style-name="ro1">
          <table:table-cell office:value-type="float" office:value="0.473593980073929" calcext:value-type="float">
            <text:p>0.473593980073929</text:p>
          </table:table-cell>
          <table:table-cell table:number-columns-repeated="2"/>
        </table:table-row>
        <table:table-row table:style-name="ro1">
          <table:table-cell office:value-type="float" office:value="0.577173113822937" calcext:value-type="float">
            <text:p>0.577173113822937</text:p>
          </table:table-cell>
          <table:table-cell table:number-columns-repeated="2"/>
        </table:table-row>
        <table:table-row table:style-name="ro1">
          <table:table-cell office:value-type="float" office:value="0.421416878700256" calcext:value-type="float">
            <text:p>0.421416878700256</text:p>
          </table:table-cell>
          <table:table-cell table:number-columns-repeated="2"/>
        </table:table-row>
        <table:table-row table:style-name="ro1">
          <table:table-cell office:value-type="float" office:value="0.48128291964531" calcext:value-type="float">
            <text:p>0.48128291964531</text:p>
          </table:table-cell>
          <table:table-cell table:number-columns-repeated="2"/>
        </table:table-row>
        <table:table-row table:style-name="ro1">
          <table:table-cell office:value-type="float" office:value="0.456368952989578" calcext:value-type="float">
            <text:p>0.456368952989578</text:p>
          </table:table-cell>
          <table:table-cell table:number-columns-repeated="2"/>
        </table:table-row>
        <table:table-row table:style-name="ro1">
          <table:table-cell office:value-type="float" office:value="0.299119502305984" calcext:value-type="float">
            <text:p>0.299119502305984</text:p>
          </table:table-cell>
          <table:table-cell table:number-columns-repeated="2"/>
        </table:table-row>
        <table:table-row table:style-name="ro1">
          <table:table-cell office:value-type="float" office:value="0.267774492502212" calcext:value-type="float">
            <text:p>0.267774492502212</text:p>
          </table:table-cell>
          <table:table-cell table:number-columns-repeated="2"/>
        </table:table-row>
        <table:table-row table:style-name="ro1">
          <table:table-cell office:value-type="float" office:value="0.398186415433884" calcext:value-type="float">
            <text:p>0.398186415433884</text:p>
          </table:table-cell>
          <table:table-cell table:number-columns-repeated="2"/>
        </table:table-row>
        <table:table-row table:style-name="ro1">
          <table:table-cell office:value-type="float" office:value="0.490019172430038" calcext:value-type="float">
            <text:p>0.490019172430038</text:p>
          </table:table-cell>
          <table:table-cell table:number-columns-repeated="2"/>
        </table:table-row>
        <table:table-row table:style-name="ro1">
          <table:table-cell office:value-type="float" office:value="0.508535981178284" calcext:value-type="float">
            <text:p>0.508535981178284</text:p>
          </table:table-cell>
          <table:table-cell table:number-columns-repeated="2"/>
        </table:table-row>
        <table:table-row table:style-name="ro1">
          <table:table-cell office:value-type="float" office:value="0.783577144145966" calcext:value-type="float">
            <text:p>0.783577144145966</text:p>
          </table:table-cell>
          <table:table-cell table:number-columns-repeated="2"/>
        </table:table-row>
        <table:table-row table:style-name="ro1">
          <table:table-cell office:value-type="float" office:value="0.802467286586762" calcext:value-type="float">
            <text:p>0.802467286586762</text:p>
          </table:table-cell>
          <table:table-cell table:number-columns-repeated="2"/>
        </table:table-row>
        <table:table-row table:style-name="ro1">
          <table:table-cell office:value-type="float" office:value="0.663389444351196" calcext:value-type="float">
            <text:p>0.663389444351196</text:p>
          </table:table-cell>
          <table:table-cell table:number-columns-repeated="2"/>
        </table:table-row>
        <table:table-row table:style-name="ro1">
          <table:table-cell office:value-type="float" office:value="0.637714326381683" calcext:value-type="float">
            <text:p>0.637714326381683</text:p>
          </table:table-cell>
          <table:table-cell table:number-columns-repeated="2"/>
        </table:table-row>
        <table:table-row table:style-name="ro1">
          <table:table-cell office:value-type="float" office:value="0.384481072425842" calcext:value-type="float">
            <text:p>0.384481072425842</text:p>
          </table:table-cell>
          <table:table-cell table:number-columns-repeated="2"/>
        </table:table-row>
        <table:table-row table:style-name="ro1">
          <table:table-cell office:value-type="float" office:value="0.315421938896179" calcext:value-type="float">
            <text:p>0.315421938896179</text:p>
          </table:table-cell>
          <table:table-cell table:number-columns-repeated="2"/>
        </table:table-row>
        <table:table-row table:style-name="ro1">
          <table:table-cell office:value-type="float" office:value="0.412934482097626" calcext:value-type="float">
            <text:p>0.412934482097626</text:p>
          </table:table-cell>
          <table:table-cell table:number-columns-repeated="2"/>
        </table:table-row>
        <table:table-row table:style-name="ro1">
          <table:table-cell office:value-type="float" office:value="0.255027174949646" calcext:value-type="float">
            <text:p>0.255027174949646</text:p>
          </table:table-cell>
          <table:table-cell table:number-columns-repeated="2"/>
        </table:table-row>
        <table:table-row table:style-name="ro1">
          <table:table-cell office:value-type="float" office:value="0.424517899751663" calcext:value-type="float">
            <text:p>0.424517899751663</text:p>
          </table:table-cell>
          <table:table-cell table:number-columns-repeated="2"/>
        </table:table-row>
        <table:table-row table:style-name="ro1">
          <table:table-cell office:value-type="float" office:value="0.351479142904282" calcext:value-type="float">
            <text:p>0.351479142904282</text:p>
          </table:table-cell>
          <table:table-cell table:number-columns-repeated="2"/>
        </table:table-row>
        <table:table-row table:style-name="ro1">
          <table:table-cell office:value-type="float" office:value="0.264809221029282" calcext:value-type="float">
            <text:p>0.264809221029282</text:p>
          </table:table-cell>
          <table:table-cell table:number-columns-repeated="2"/>
        </table:table-row>
        <table:table-row table:style-name="ro1">
          <table:table-cell office:value-type="float" office:value="0.50119960308075" calcext:value-type="float">
            <text:p>0.50119960308075</text:p>
          </table:table-cell>
          <table:table-cell table:number-columns-repeated="2"/>
        </table:table-row>
        <table:table-row table:style-name="ro1">
          <table:table-cell office:value-type="float" office:value="0.788315057754517" calcext:value-type="float">
            <text:p>0.788315057754517</text:p>
          </table:table-cell>
          <table:table-cell table:number-columns-repeated="2"/>
        </table:table-row>
        <table:table-row table:style-name="ro1">
          <table:table-cell office:value-type="float" office:value="0.861360847949982" calcext:value-type="float">
            <text:p>0.861360847949982</text:p>
          </table:table-cell>
          <table:table-cell table:number-columns-repeated="2"/>
        </table:table-row>
        <table:table-row table:style-name="ro1">
          <table:table-cell office:value-type="float" office:value="0.833779096603394" calcext:value-type="float">
            <text:p>0.833779096603394</text:p>
          </table:table-cell>
          <table:table-cell table:number-columns-repeated="2"/>
        </table:table-row>
        <table:table-row table:style-name="ro1">
          <table:table-cell office:value-type="float" office:value="0.628786385059357" calcext:value-type="float">
            <text:p>0.628786385059357</text:p>
          </table:table-cell>
          <table:table-cell table:number-columns-repeated="2"/>
        </table:table-row>
        <table:table-row table:style-name="ro1">
          <table:table-cell office:value-type="float" office:value="0.857336163520813" calcext:value-type="float">
            <text:p>0.857336163520813</text:p>
          </table:table-cell>
          <table:table-cell table:number-columns-repeated="2"/>
        </table:table-row>
        <table:table-row table:style-name="ro1">
          <table:table-cell office:value-type="float" office:value="0.837372243404388" calcext:value-type="float">
            <text:p>0.837372243404388</text:p>
          </table:table-cell>
          <table:table-cell table:number-columns-repeated="2"/>
        </table:table-row>
        <table:table-row table:style-name="ro1">
          <table:table-cell office:value-type="float" office:value="0.869258165359497" calcext:value-type="float">
            <text:p>0.869258165359497</text:p>
          </table:table-cell>
          <table:table-cell table:number-columns-repeated="2"/>
        </table:table-row>
        <table:table-row table:style-name="ro1">
          <table:table-cell office:value-type="float" office:value="0.890081465244293" calcext:value-type="float">
            <text:p>0.890081465244293</text:p>
          </table:table-cell>
          <table:table-cell table:number-columns-repeated="2"/>
        </table:table-row>
        <table:table-row table:style-name="ro1">
          <table:table-cell office:value-type="float" office:value="0.870624959468842" calcext:value-type="float">
            <text:p>0.870624959468842</text:p>
          </table:table-cell>
          <table:table-cell table:number-columns-repeated="2"/>
        </table:table-row>
        <table:table-row table:style-name="ro1">
          <table:table-cell office:value-type="float" office:value="0.911610782146454" calcext:value-type="float">
            <text:p>0.911610782146454</text:p>
          </table:table-cell>
          <table:table-cell table:number-columns-repeated="2"/>
        </table:table-row>
        <table:table-row table:style-name="ro1">
          <table:table-cell office:value-type="float" office:value="0.907970011234283" calcext:value-type="float">
            <text:p>0.907970011234283</text:p>
          </table:table-cell>
          <table:table-cell table:number-columns-repeated="2"/>
        </table:table-row>
        <table:table-row table:style-name="ro1">
          <table:table-cell office:value-type="float" office:value="0.907635629177094" calcext:value-type="float">
            <text:p>0.907635629177094</text:p>
          </table:table-cell>
          <table:table-cell table:number-columns-repeated="2"/>
        </table:table-row>
        <table:table-row table:style-name="ro1">
          <table:table-cell office:value-type="float" office:value="0.90568608045578" calcext:value-type="float">
            <text:p>0.90568608045578</text:p>
          </table:table-cell>
          <table:table-cell table:number-columns-repeated="2"/>
        </table:table-row>
        <table:table-row table:style-name="ro1">
          <table:table-cell office:value-type="float" office:value="0.911996483802795" calcext:value-type="float">
            <text:p>0.911996483802795</text:p>
          </table:table-cell>
          <table:table-cell table:number-columns-repeated="2"/>
        </table:table-row>
        <table:table-row table:style-name="ro1">
          <table:table-cell office:value-type="float" office:value="0.898768365383148" calcext:value-type="float">
            <text:p>0.898768365383148</text:p>
          </table:table-cell>
          <table:table-cell table:number-columns-repeated="2"/>
        </table:table-row>
        <table:table-row table:style-name="ro1">
          <table:table-cell office:value-type="float" office:value="0.909208357334137" calcext:value-type="float">
            <text:p>0.909208357334137</text:p>
          </table:table-cell>
          <table:table-cell table:number-columns-repeated="2"/>
        </table:table-row>
        <table:table-row table:style-name="ro1">
          <table:table-cell office:value-type="float" office:value="0.906298279762268" calcext:value-type="float">
            <text:p>0.906298279762268</text:p>
          </table:table-cell>
          <table:table-cell table:number-columns-repeated="2"/>
        </table:table-row>
        <table:table-row table:style-name="ro1">
          <table:table-cell office:value-type="float" office:value="0.847216188907623" calcext:value-type="float">
            <text:p>0.847216188907623</text:p>
          </table:table-cell>
          <table:table-cell table:number-columns-repeated="2"/>
        </table:table-row>
        <table:table-row table:style-name="ro1">
          <table:table-cell office:value-type="float" office:value="0.877845048904419" calcext:value-type="float">
            <text:p>0.877845048904419</text:p>
          </table:table-cell>
          <table:table-cell table:number-columns-repeated="2"/>
        </table:table-row>
        <table:table-row table:style-name="ro1">
          <table:table-cell office:value-type="float" office:value="0.837697744369507" calcext:value-type="float">
            <text:p>0.837697744369507</text:p>
          </table:table-cell>
          <table:table-cell table:number-columns-repeated="2"/>
        </table:table-row>
        <table:table-row table:style-name="ro1">
          <table:table-cell office:value-type="float" office:value="0.833970665931702" calcext:value-type="float">
            <text:p>0.833970665931702</text:p>
          </table:table-cell>
          <table:table-cell table:number-columns-repeated="2"/>
        </table:table-row>
        <table:table-row table:style-name="ro1">
          <table:table-cell office:value-type="float" office:value="0.779159069061279" calcext:value-type="float">
            <text:p>0.779159069061279</text:p>
          </table:table-cell>
          <table:table-cell table:number-columns-repeated="2"/>
        </table:table-row>
        <table:table-row table:style-name="ro1">
          <table:table-cell office:value-type="float" office:value="0.488467782735825" calcext:value-type="float">
            <text:p>0.488467782735825</text:p>
          </table:table-cell>
          <table:table-cell table:number-columns-repeated="2"/>
        </table:table-row>
        <table:table-row table:style-name="ro1">
          <table:table-cell office:value-type="float" office:value="0.813595652580261" calcext:value-type="float">
            <text:p>0.813595652580261</text:p>
          </table:table-cell>
          <table:table-cell table:number-columns-repeated="2"/>
        </table:table-row>
        <table:table-row table:style-name="ro1">
          <table:table-cell office:value-type="float" office:value="0.88957417011261" calcext:value-type="float">
            <text:p>0.88957417011261</text:p>
          </table:table-cell>
          <table:table-cell table:number-columns-repeated="2"/>
        </table:table-row>
        <table:table-row table:style-name="ro1">
          <table:table-cell office:value-type="float" office:value="0.909097135066986" calcext:value-type="float">
            <text:p>0.909097135066986</text:p>
          </table:table-cell>
          <table:table-cell table:number-columns-repeated="2"/>
        </table:table-row>
        <table:table-row table:style-name="ro1">
          <table:table-cell office:value-type="float" office:value="0.917798697948456" calcext:value-type="float">
            <text:p>0.917798697948456</text:p>
          </table:table-cell>
          <table:table-cell table:number-columns-repeated="2"/>
        </table:table-row>
        <table:table-row table:style-name="ro1">
          <table:table-cell office:value-type="float" office:value="0.921118915081024" calcext:value-type="float">
            <text:p>0.921118915081024</text:p>
          </table:table-cell>
          <table:table-cell table:number-columns-repeated="2"/>
        </table:table-row>
        <table:table-row table:style-name="ro1">
          <table:table-cell office:value-type="float" office:value="0.930560052394867" calcext:value-type="float">
            <text:p>0.930560052394867</text:p>
          </table:table-cell>
          <table:table-cell table:number-columns-repeated="2"/>
        </table:table-row>
        <table:table-row table:style-name="ro1">
          <table:table-cell office:value-type="float" office:value="0.930789172649384" calcext:value-type="float">
            <text:p>0.930789172649384</text:p>
          </table:table-cell>
          <table:table-cell table:number-columns-repeated="2"/>
        </table:table-row>
        <table:table-row table:style-name="ro1">
          <table:table-cell office:value-type="float" office:value="0.930058419704437" calcext:value-type="float">
            <text:p>0.930058419704437</text:p>
          </table:table-cell>
          <table:table-cell table:number-columns-repeated="2"/>
        </table:table-row>
        <table:table-row table:style-name="ro1">
          <table:table-cell office:value-type="float" office:value="0.930282711982727" calcext:value-type="float">
            <text:p>0.930282711982727</text:p>
          </table:table-cell>
          <table:table-cell table:number-columns-repeated="2"/>
        </table:table-row>
        <table:table-row table:style-name="ro1">
          <table:table-cell office:value-type="float" office:value="0.929667770862579" calcext:value-type="float">
            <text:p>0.929667770862579</text:p>
          </table:table-cell>
          <table:table-cell table:number-columns-repeated="2"/>
        </table:table-row>
        <table:table-row table:style-name="ro1">
          <table:table-cell office:value-type="float" office:value="0.93103015422821" calcext:value-type="float">
            <text:p>0.93103015422821</text:p>
          </table:table-cell>
          <table:table-cell table:number-columns-repeated="2"/>
        </table:table-row>
        <table:table-row table:style-name="ro1">
          <table:table-cell office:value-type="float" office:value="0.931384384632111" calcext:value-type="float">
            <text:p>0.931384384632111</text:p>
          </table:table-cell>
          <table:table-cell table:number-columns-repeated="2"/>
        </table:table-row>
        <table:table-row table:style-name="ro1">
          <table:table-cell office:value-type="float" office:value="0.930306971073151" calcext:value-type="float">
            <text:p>0.930306971073151</text:p>
          </table:table-cell>
          <table:table-cell table:number-columns-repeated="2"/>
        </table:table-row>
        <table:table-row table:style-name="ro1">
          <table:table-cell office:value-type="float" office:value="0.928951621055603" calcext:value-type="float">
            <text:p>0.928951621055603</text:p>
          </table:table-cell>
          <table:table-cell table:number-columns-repeated="2"/>
        </table:table-row>
        <table:table-row table:style-name="ro1">
          <table:table-cell office:value-type="float" office:value="0.916195750236511" calcext:value-type="float">
            <text:p>0.916195750236511</text:p>
          </table:table-cell>
          <table:table-cell table:number-columns-repeated="2"/>
        </table:table-row>
        <table:table-row table:style-name="ro1">
          <table:table-cell office:value-type="float" office:value="0.907510876655579" calcext:value-type="float">
            <text:p>0.907510876655579</text:p>
          </table:table-cell>
          <table:table-cell table:number-columns-repeated="2"/>
        </table:table-row>
        <table:table-row table:style-name="ro1">
          <table:table-cell office:value-type="float" office:value="0.912847518920898" calcext:value-type="float">
            <text:p>0.912847518920898</text:p>
          </table:table-cell>
          <table:table-cell table:number-columns-repeated="2"/>
        </table:table-row>
        <table:table-row table:style-name="ro1">
          <table:table-cell office:value-type="float" office:value="0.913230240345001" calcext:value-type="float">
            <text:p>0.913230240345001</text:p>
          </table:table-cell>
          <table:table-cell table:number-columns-repeated="2"/>
        </table:table-row>
        <table:table-row table:style-name="ro1">
          <table:table-cell office:value-type="float" office:value="0.911391973495483" calcext:value-type="float">
            <text:p>0.911391973495483</text:p>
          </table:table-cell>
          <table:table-cell table:number-columns-repeated="2"/>
        </table:table-row>
        <table:table-row table:style-name="ro1">
          <table:table-cell office:value-type="float" office:value="0.903311669826508" calcext:value-type="float">
            <text:p>0.903311669826508</text:p>
          </table:table-cell>
          <table:table-cell table:number-columns-repeated="2"/>
        </table:table-row>
        <table:table-row table:style-name="ro1">
          <table:table-cell office:value-type="float" office:value="0.90224951505661" calcext:value-type="float">
            <text:p>0.90224951505661</text:p>
          </table:table-cell>
          <table:table-cell table:number-columns-repeated="2"/>
        </table:table-row>
        <table:table-row table:style-name="ro1">
          <table:table-cell office:value-type="float" office:value="0.91971230506897" calcext:value-type="float">
            <text:p>0.91971230506897</text:p>
          </table:table-cell>
          <table:table-cell table:number-columns-repeated="2"/>
        </table:table-row>
        <table:table-row table:style-name="ro1">
          <table:table-cell office:value-type="float" office:value="0.911932229995728" calcext:value-type="float">
            <text:p>0.911932229995728</text:p>
          </table:table-cell>
          <table:table-cell table:number-columns-repeated="2"/>
        </table:table-row>
        <table:table-row table:style-name="ro1">
          <table:table-cell office:value-type="float" office:value="0.906210839748383" calcext:value-type="float">
            <text:p>0.906210839748383</text:p>
          </table:table-cell>
          <table:table-cell table:number-columns-repeated="2"/>
        </table:table-row>
        <table:table-row table:style-name="ro1">
          <table:table-cell office:value-type="float" office:value="0.921441674232483" calcext:value-type="float">
            <text:p>0.921441674232483</text:p>
          </table:table-cell>
          <table:table-cell table:number-columns-repeated="2"/>
        </table:table-row>
        <table:table-row table:style-name="ro1">
          <table:table-cell office:value-type="float" office:value="0.904331088066101" calcext:value-type="float">
            <text:p>0.904331088066101</text:p>
          </table:table-cell>
          <table:table-cell table:number-columns-repeated="2"/>
        </table:table-row>
        <table:table-row table:style-name="ro1">
          <table:table-cell office:value-type="float" office:value="0.904909193515778" calcext:value-type="float">
            <text:p>0.904909193515778</text:p>
          </table:table-cell>
          <table:table-cell table:number-columns-repeated="2"/>
        </table:table-row>
        <table:table-row table:style-name="ro1">
          <table:table-cell office:value-type="float" office:value="0.925986647605896" calcext:value-type="float">
            <text:p>0.925986647605896</text:p>
          </table:table-cell>
          <table:table-cell table:number-columns-repeated="2"/>
        </table:table-row>
        <table:table-row table:style-name="ro1">
          <table:table-cell office:value-type="float" office:value="0.910223841667175" calcext:value-type="float">
            <text:p>0.910223841667175</text:p>
          </table:table-cell>
          <table:table-cell table:number-columns-repeated="2"/>
        </table:table-row>
        <table:table-row table:style-name="ro1">
          <table:table-cell office:value-type="float" office:value="0.893168807029724" calcext:value-type="float">
            <text:p>0.893168807029724</text:p>
          </table:table-cell>
          <table:table-cell table:number-columns-repeated="2"/>
        </table:table-row>
        <table:table-row table:style-name="ro1">
          <table:table-cell office:value-type="float" office:value="0.910025477409363" calcext:value-type="float">
            <text:p>0.910025477409363</text:p>
          </table:table-cell>
          <table:table-cell table:number-columns-repeated="2"/>
        </table:table-row>
        <table:table-row table:style-name="ro1">
          <table:table-cell office:value-type="float" office:value="0.896193087100983" calcext:value-type="float">
            <text:p>0.896193087100983</text:p>
          </table:table-cell>
          <table:table-cell table:number-columns-repeated="2"/>
        </table:table-row>
        <table:table-row table:style-name="ro1">
          <table:table-cell office:value-type="float" office:value="0.899869024753571" calcext:value-type="float">
            <text:p>0.899869024753571</text:p>
          </table:table-cell>
          <table:table-cell table:number-columns-repeated="2"/>
        </table:table-row>
        <table:table-row table:style-name="ro1">
          <table:table-cell office:value-type="float" office:value="0.814584910869598" calcext:value-type="float">
            <text:p>0.814584910869598</text:p>
          </table:table-cell>
          <table:table-cell table:number-columns-repeated="2"/>
        </table:table-row>
        <table:table-row table:style-name="ro1">
          <table:table-cell office:value-type="float" office:value="0.757367432117462" calcext:value-type="float">
            <text:p>0.757367432117462</text:p>
          </table:table-cell>
          <table:table-cell table:number-columns-repeated="2"/>
        </table:table-row>
        <table:table-row table:style-name="ro1">
          <table:table-cell office:value-type="float" office:value="0.863716721534729" calcext:value-type="float">
            <text:p>0.863716721534729</text:p>
          </table:table-cell>
          <table:table-cell table:number-columns-repeated="2"/>
        </table:table-row>
        <table:table-row table:style-name="ro1">
          <table:table-cell office:value-type="float" office:value="0.854066371917725" calcext:value-type="float">
            <text:p>0.854066371917725</text:p>
          </table:table-cell>
          <table:table-cell table:number-columns-repeated="2"/>
        </table:table-row>
        <table:table-row table:style-name="ro1">
          <table:table-cell office:value-type="float" office:value="0.904138088226318" calcext:value-type="float">
            <text:p>0.904138088226318</text:p>
          </table:table-cell>
          <table:table-cell table:number-columns-repeated="2"/>
        </table:table-row>
        <table:table-row table:style-name="ro1">
          <table:table-cell office:value-type="float" office:value="0.800555765628815" calcext:value-type="float">
            <text:p>0.800555765628815</text:p>
          </table:table-cell>
          <table:table-cell table:number-columns-repeated="2"/>
        </table:table-row>
        <table:table-row table:style-name="ro1">
          <table:table-cell office:value-type="float" office:value="0.877428531646729" calcext:value-type="float">
            <text:p>0.877428531646729</text:p>
          </table:table-cell>
          <table:table-cell table:number-columns-repeated="2"/>
        </table:table-row>
        <table:table-row table:style-name="ro1">
          <table:table-cell office:value-type="float" office:value="0.905719757080078" calcext:value-type="float">
            <text:p>0.905719757080078</text:p>
          </table:table-cell>
          <table:table-cell table:number-columns-repeated="2"/>
        </table:table-row>
        <table:table-row table:style-name="ro1">
          <table:table-cell office:value-type="float" office:value="0.901081264019012" calcext:value-type="float">
            <text:p>0.901081264019012</text:p>
          </table:table-cell>
          <table:table-cell table:number-columns-repeated="2"/>
        </table:table-row>
        <table:table-row table:style-name="ro1">
          <table:table-cell office:value-type="float" office:value="0.843618810176849" calcext:value-type="float">
            <text:p>0.843618810176849</text:p>
          </table:table-cell>
          <table:table-cell table:number-columns-repeated="2"/>
        </table:table-row>
        <table:table-row table:style-name="ro1">
          <table:table-cell office:value-type="float" office:value="0.903529465198517" calcext:value-type="float">
            <text:p>0.903529465198517</text:p>
          </table:table-cell>
          <table:table-cell table:number-columns-repeated="2"/>
        </table:table-row>
        <table:table-row table:style-name="ro1">
          <table:table-cell office:value-type="float" office:value="0.899615228176117" calcext:value-type="float">
            <text:p>0.899615228176117</text:p>
          </table:table-cell>
          <table:table-cell table:number-columns-repeated="2"/>
        </table:table-row>
        <table:table-row table:style-name="ro1">
          <table:table-cell office:value-type="float" office:value="0.867638230323792" calcext:value-type="float">
            <text:p>0.867638230323792</text:p>
          </table:table-cell>
          <table:table-cell table:number-columns-repeated="2"/>
        </table:table-row>
        <table:table-row table:style-name="ro1">
          <table:table-cell office:value-type="float" office:value="0.869722425937653" calcext:value-type="float">
            <text:p>0.869722425937653</text:p>
          </table:table-cell>
          <table:table-cell table:number-columns-repeated="2"/>
        </table:table-row>
        <table:table-row table:style-name="ro1">
          <table:table-cell office:value-type="float" office:value="0.674078106880188" calcext:value-type="float">
            <text:p>0.674078106880188</text:p>
          </table:table-cell>
          <table:table-cell table:number-columns-repeated="2"/>
        </table:table-row>
        <table:table-row table:style-name="ro1">
          <table:table-cell office:value-type="float" office:value="0.442603439092636" calcext:value-type="float">
            <text:p>0.442603439092636</text:p>
          </table:table-cell>
          <table:table-cell table:number-columns-repeated="2"/>
        </table:table-row>
        <table:table-row table:style-name="ro1">
          <table:table-cell office:value-type="float" office:value="0.715668797492981" calcext:value-type="float">
            <text:p>0.715668797492981</text:p>
          </table:table-cell>
          <table:table-cell table:number-columns-repeated="2"/>
        </table:table-row>
        <table:table-row table:style-name="ro1">
          <table:table-cell office:value-type="float" office:value="0.829821050167084" calcext:value-type="float">
            <text:p>0.829821050167084</text:p>
          </table:table-cell>
          <table:table-cell table:number-columns-repeated="2"/>
        </table:table-row>
        <table:table-row table:style-name="ro1">
          <table:table-cell office:value-type="float" office:value="0.859072685241699" calcext:value-type="float">
            <text:p>0.859072685241699</text:p>
          </table:table-cell>
          <table:table-cell table:number-columns-repeated="2"/>
        </table:table-row>
        <table:table-row table:style-name="ro1">
          <table:table-cell office:value-type="float" office:value="0.853497266769409" calcext:value-type="float">
            <text:p>0.853497266769409</text:p>
          </table:table-cell>
          <table:table-cell table:number-columns-repeated="2"/>
        </table:table-row>
        <table:table-row table:style-name="ro1">
          <table:table-cell office:value-type="float" office:value="0.727474927902222" calcext:value-type="float">
            <text:p>0.727474927902222</text:p>
          </table:table-cell>
          <table:table-cell table:number-columns-repeated="2"/>
        </table:table-row>
        <table:table-row table:style-name="ro1">
          <table:table-cell office:value-type="float" office:value="0.719873130321503" calcext:value-type="float">
            <text:p>0.719873130321503</text:p>
          </table:table-cell>
          <table:table-cell table:number-columns-repeated="2"/>
        </table:table-row>
        <table:table-row table:style-name="ro1">
          <table:table-cell office:value-type="float" office:value="0.692883908748627" calcext:value-type="float">
            <text:p>0.692883908748627</text:p>
          </table:table-cell>
          <table:table-cell table:number-columns-repeated="2"/>
        </table:table-row>
        <table:table-row table:style-name="ro1">
          <table:table-cell office:value-type="float" office:value="0.832188963890076" calcext:value-type="float">
            <text:p>0.832188963890076</text:p>
          </table:table-cell>
          <table:table-cell table:number-columns-repeated="2"/>
        </table:table-row>
        <table:table-row table:style-name="ro1">
          <table:table-cell office:value-type="float" office:value="0.85971474647522" calcext:value-type="float">
            <text:p>0.85971474647522</text:p>
          </table:table-cell>
          <table:table-cell table:number-columns-repeated="2"/>
        </table:table-row>
        <table:table-row table:style-name="ro1">
          <table:table-cell office:value-type="float" office:value="0.866865634918213" calcext:value-type="float">
            <text:p>0.866865634918213</text:p>
          </table:table-cell>
          <table:table-cell table:number-columns-repeated="2"/>
        </table:table-row>
        <table:table-row table:style-name="ro1">
          <table:table-cell office:value-type="float" office:value="0.880819857120514" calcext:value-type="float">
            <text:p>0.880819857120514</text:p>
          </table:table-cell>
          <table:table-cell table:number-columns-repeated="2"/>
        </table:table-row>
        <table:table-row table:style-name="ro1">
          <table:table-cell office:value-type="float" office:value="0.850338995456696" calcext:value-type="float">
            <text:p>0.850338995456696</text:p>
          </table:table-cell>
          <table:table-cell table:number-columns-repeated="2"/>
        </table:table-row>
        <table:table-row table:style-name="ro1">
          <table:table-cell office:value-type="float" office:value="0.835269033908844" calcext:value-type="float">
            <text:p>0.835269033908844</text:p>
          </table:table-cell>
          <table:table-cell table:number-columns-repeated="2"/>
        </table:table-row>
        <table:table-row table:style-name="ro1">
          <table:table-cell office:value-type="float" office:value="0.776068985462189" calcext:value-type="float">
            <text:p>0.776068985462189</text:p>
          </table:table-cell>
          <table:table-cell table:number-columns-repeated="2"/>
        </table:table-row>
        <table:table-row table:style-name="ro1">
          <table:table-cell office:value-type="float" office:value="0.773768067359924" calcext:value-type="float">
            <text:p>0.773768067359924</text:p>
          </table:table-cell>
          <table:table-cell table:number-columns-repeated="2"/>
        </table:table-row>
        <table:table-row table:style-name="ro1">
          <table:table-cell office:value-type="float" office:value="0.785948157310486" calcext:value-type="float">
            <text:p>0.785948157310486</text:p>
          </table:table-cell>
          <table:table-cell table:number-columns-repeated="2"/>
        </table:table-row>
        <table:table-row table:style-name="ro1">
          <table:table-cell office:value-type="float" office:value="0.879432559013367" calcext:value-type="float">
            <text:p>0.879432559013367</text:p>
          </table:table-cell>
          <table:table-cell table:number-columns-repeated="2"/>
        </table:table-row>
        <table:table-row table:style-name="ro1">
          <table:table-cell office:value-type="float" office:value="0.887921631336212" calcext:value-type="float">
            <text:p>0.887921631336212</text:p>
          </table:table-cell>
          <table:table-cell table:number-columns-repeated="2"/>
        </table:table-row>
        <table:table-row table:style-name="ro1">
          <table:table-cell office:value-type="float" office:value="0.884414315223694" calcext:value-type="float">
            <text:p>0.884414315223694</text:p>
          </table:table-cell>
          <table:table-cell table:number-columns-repeated="2"/>
        </table:table-row>
        <table:table-row table:style-name="ro1">
          <table:table-cell office:value-type="float" office:value="0.879466474056244" calcext:value-type="float">
            <text:p>0.879466474056244</text:p>
          </table:table-cell>
          <table:table-cell table:number-columns-repeated="2"/>
        </table:table-row>
        <table:table-row table:style-name="ro1">
          <table:table-cell office:value-type="float" office:value="0.876858949661255" calcext:value-type="float">
            <text:p>0.876858949661255</text:p>
          </table:table-cell>
          <table:table-cell table:number-columns-repeated="2"/>
        </table:table-row>
        <table:table-row table:style-name="ro1">
          <table:table-cell office:value-type="float" office:value="0.887549877166748" calcext:value-type="float">
            <text:p>0.887549877166748</text:p>
          </table:table-cell>
          <table:table-cell table:number-columns-repeated="2"/>
        </table:table-row>
        <table:table-row table:style-name="ro1">
          <table:table-cell office:value-type="float" office:value="0.891635358333588" calcext:value-type="float">
            <text:p>0.891635358333588</text:p>
          </table:table-cell>
          <table:table-cell table:number-columns-repeated="2"/>
        </table:table-row>
        <table:table-row table:style-name="ro1">
          <table:table-cell office:value-type="float" office:value="0.872155845165253" calcext:value-type="float">
            <text:p>0.872155845165253</text:p>
          </table:table-cell>
          <table:table-cell table:number-columns-repeated="2"/>
        </table:table-row>
        <table:table-row table:style-name="ro1">
          <table:table-cell office:value-type="float" office:value="0.859682202339172" calcext:value-type="float">
            <text:p>0.859682202339172</text:p>
          </table:table-cell>
          <table:table-cell table:number-columns-repeated="2"/>
        </table:table-row>
        <table:table-row table:style-name="ro1">
          <table:table-cell office:value-type="float" office:value="0.888127863407135" calcext:value-type="float">
            <text:p>0.888127863407135</text:p>
          </table:table-cell>
          <table:table-cell table:number-columns-repeated="2"/>
        </table:table-row>
        <table:table-row table:style-name="ro1">
          <table:table-cell office:value-type="float" office:value="0.839808642864227" calcext:value-type="float">
            <text:p>0.839808642864227</text:p>
          </table:table-cell>
          <table:table-cell table:number-columns-repeated="2"/>
        </table:table-row>
        <table:table-row table:style-name="ro1">
          <table:table-cell office:value-type="float" office:value="0.843980491161346" calcext:value-type="float">
            <text:p>0.843980491161346</text:p>
          </table:table-cell>
          <table:table-cell table:number-columns-repeated="2"/>
        </table:table-row>
        <table:table-row table:style-name="ro1">
          <table:table-cell office:value-type="float" office:value="0.842524528503418" calcext:value-type="float">
            <text:p>0.842524528503418</text:p>
          </table:table-cell>
          <table:table-cell table:number-columns-repeated="2"/>
        </table:table-row>
        <table:table-row table:style-name="ro1">
          <table:table-cell office:value-type="float" office:value="0.834461867809296" calcext:value-type="float">
            <text:p>0.834461867809296</text:p>
          </table:table-cell>
          <table:table-cell table:number-columns-repeated="2"/>
        </table:table-row>
        <table:table-row table:style-name="ro1">
          <table:table-cell office:value-type="float" office:value="0.788270831108093" calcext:value-type="float">
            <text:p>0.788270831108093</text:p>
          </table:table-cell>
          <table:table-cell table:number-columns-repeated="2"/>
        </table:table-row>
        <table:table-row table:style-name="ro1">
          <table:table-cell office:value-type="float" office:value="0.820365965366364" calcext:value-type="float">
            <text:p>0.820365965366364</text:p>
          </table:table-cell>
          <table:table-cell table:number-columns-repeated="2"/>
        </table:table-row>
        <table:table-row table:style-name="ro1">
          <table:table-cell office:value-type="float" office:value="0.8466437458992" calcext:value-type="float">
            <text:p>0.8466437458992</text:p>
          </table:table-cell>
          <table:table-cell table:number-columns-repeated="2"/>
        </table:table-row>
        <table:table-row table:style-name="ro1">
          <table:table-cell office:value-type="float" office:value="0.874342143535614" calcext:value-type="float">
            <text:p>0.874342143535614</text:p>
          </table:table-cell>
          <table:table-cell table:number-columns-repeated="2"/>
        </table:table-row>
        <table:table-row table:style-name="ro1">
          <table:table-cell office:value-type="float" office:value="0.88687938451767" calcext:value-type="float">
            <text:p>0.88687938451767</text:p>
          </table:table-cell>
          <table:table-cell table:number-columns-repeated="2"/>
        </table:table-row>
        <table:table-row table:style-name="ro1">
          <table:table-cell office:value-type="float" office:value="0.8490070104599" calcext:value-type="float">
            <text:p>0.8490070104599</text:p>
          </table:table-cell>
          <table:table-cell table:number-columns-repeated="2"/>
        </table:table-row>
        <table:table-row table:style-name="ro1">
          <table:table-cell office:value-type="float" office:value="0.891702175140381" calcext:value-type="float">
            <text:p>0.891702175140381</text:p>
          </table:table-cell>
          <table:table-cell table:number-columns-repeated="2"/>
        </table:table-row>
        <table:table-row table:style-name="ro1">
          <table:table-cell office:value-type="float" office:value="0.916604399681091" calcext:value-type="float">
            <text:p>0.916604399681091</text:p>
          </table:table-cell>
          <table:table-cell table:number-columns-repeated="2"/>
        </table:table-row>
        <table:table-row table:style-name="ro1">
          <table:table-cell office:value-type="float" office:value="0.895972311496735" calcext:value-type="float">
            <text:p>0.895972311496735</text:p>
          </table:table-cell>
          <table:table-cell table:number-columns-repeated="2"/>
        </table:table-row>
        <table:table-row table:style-name="ro1">
          <table:table-cell office:value-type="float" office:value="0.833898186683655" calcext:value-type="float">
            <text:p>0.833898186683655</text:p>
          </table:table-cell>
          <table:table-cell table:number-columns-repeated="2"/>
        </table:table-row>
        <table:table-row table:style-name="ro1">
          <table:table-cell office:value-type="float" office:value="0.90063214302063" calcext:value-type="float">
            <text:p>0.90063214302063</text:p>
          </table:table-cell>
          <table:table-cell table:number-columns-repeated="2"/>
        </table:table-row>
        <table:table-row table:style-name="ro1">
          <table:table-cell office:value-type="float" office:value="0.912526607513428" calcext:value-type="float">
            <text:p>0.912526607513428</text:p>
          </table:table-cell>
          <table:table-cell table:number-columns-repeated="2"/>
        </table:table-row>
        <table:table-row table:style-name="ro1">
          <table:table-cell office:value-type="float" office:value="0.903939843177795" calcext:value-type="float">
            <text:p>0.903939843177795</text:p>
          </table:table-cell>
          <table:table-cell table:number-columns-repeated="2"/>
        </table:table-row>
        <table:table-row table:style-name="ro1">
          <table:table-cell office:value-type="float" office:value="0.905836999416351" calcext:value-type="float">
            <text:p>0.905836999416351</text:p>
          </table:table-cell>
          <table:table-cell table:number-columns-repeated="2"/>
        </table:table-row>
        <table:table-row table:style-name="ro1">
          <table:table-cell office:value-type="float" office:value="0.905926764011383" calcext:value-type="float">
            <text:p>0.905926764011383</text:p>
          </table:table-cell>
          <table:table-cell table:number-columns-repeated="2"/>
        </table:table-row>
        <table:table-row table:style-name="ro1">
          <table:table-cell office:value-type="float" office:value="0.908389627933502" calcext:value-type="float">
            <text:p>0.908389627933502</text:p>
          </table:table-cell>
          <table:table-cell table:number-columns-repeated="2"/>
        </table:table-row>
        <table:table-row table:style-name="ro1">
          <table:table-cell office:value-type="float" office:value="0.912180960178375" calcext:value-type="float">
            <text:p>0.912180960178375</text:p>
          </table:table-cell>
          <table:table-cell table:number-columns-repeated="2"/>
        </table:table-row>
        <table:table-row table:style-name="ro1">
          <table:table-cell office:value-type="float" office:value="0.912464737892151" calcext:value-type="float">
            <text:p>0.912464737892151</text:p>
          </table:table-cell>
          <table:table-cell table:number-columns-repeated="2"/>
        </table:table-row>
        <table:table-row table:style-name="ro1">
          <table:table-cell office:value-type="float" office:value="0.909211456775665" calcext:value-type="float">
            <text:p>0.909211456775665</text:p>
          </table:table-cell>
          <table:table-cell table:number-columns-repeated="2"/>
        </table:table-row>
        <table:table-row table:style-name="ro1">
          <table:table-cell office:value-type="float" office:value="0.898576200008392" calcext:value-type="float">
            <text:p>0.898576200008392</text:p>
          </table:table-cell>
          <table:table-cell table:number-columns-repeated="2"/>
        </table:table-row>
        <table:table-row table:style-name="ro1">
          <table:table-cell office:value-type="float" office:value="0.903716623783112" calcext:value-type="float">
            <text:p>0.903716623783112</text:p>
          </table:table-cell>
          <table:table-cell table:number-columns-repeated="2"/>
        </table:table-row>
        <table:table-row table:style-name="ro1">
          <table:table-cell office:value-type="float" office:value="0.906259298324585" calcext:value-type="float">
            <text:p>0.906259298324585</text:p>
          </table:table-cell>
          <table:table-cell table:number-columns-repeated="2"/>
        </table:table-row>
        <table:table-row table:style-name="ro1">
          <table:table-cell office:value-type="float" office:value="0.905941545963287" calcext:value-type="float">
            <text:p>0.905941545963287</text:p>
          </table:table-cell>
          <table:table-cell table:number-columns-repeated="2"/>
        </table:table-row>
        <table:table-row table:style-name="ro1">
          <table:table-cell office:value-type="float" office:value="0.899152219295502" calcext:value-type="float">
            <text:p>0.899152219295502</text:p>
          </table:table-cell>
          <table:table-cell table:number-columns-repeated="2"/>
        </table:table-row>
        <table:table-row table:style-name="ro1">
          <table:table-cell office:value-type="float" office:value="0.906020522117615" calcext:value-type="float">
            <text:p>0.906020522117615</text:p>
          </table:table-cell>
          <table:table-cell table:number-columns-repeated="2"/>
        </table:table-row>
        <table:table-row table:style-name="ro1">
          <table:table-cell office:value-type="float" office:value="0.915674686431885" calcext:value-type="float">
            <text:p>0.915674686431885</text:p>
          </table:table-cell>
          <table:table-cell table:number-columns-repeated="2"/>
        </table:table-row>
        <table:table-row table:style-name="ro1">
          <table:table-cell office:value-type="float" office:value="0.916673541069031" calcext:value-type="float">
            <text:p>0.916673541069031</text:p>
          </table:table-cell>
          <table:table-cell table:number-columns-repeated="2"/>
        </table:table-row>
        <table:table-row table:style-name="ro1">
          <table:table-cell office:value-type="float" office:value="0.916831493377686" calcext:value-type="float">
            <text:p>0.916831493377686</text:p>
          </table:table-cell>
          <table:table-cell table:number-columns-repeated="2"/>
        </table:table-row>
        <table:table-row table:style-name="ro1">
          <table:table-cell office:value-type="float" office:value="0.91349583864212" calcext:value-type="float">
            <text:p>0.91349583864212</text:p>
          </table:table-cell>
          <table:table-cell table:number-columns-repeated="2"/>
        </table:table-row>
        <table:table-row table:style-name="ro1">
          <table:table-cell office:value-type="float" office:value="0.899734139442444" calcext:value-type="float">
            <text:p>0.899734139442444</text:p>
          </table:table-cell>
          <table:table-cell table:number-columns-repeated="2"/>
        </table:table-row>
        <table:table-row table:style-name="ro1">
          <table:table-cell office:value-type="float" office:value="0.894931554794312" calcext:value-type="float">
            <text:p>0.894931554794312</text:p>
          </table:table-cell>
          <table:table-cell table:number-columns-repeated="2"/>
        </table:table-row>
        <table:table-row table:style-name="ro1">
          <table:table-cell office:value-type="float" office:value="0.906542539596558" calcext:value-type="float">
            <text:p>0.906542539596558</text:p>
          </table:table-cell>
          <table:table-cell table:number-columns-repeated="2"/>
        </table:table-row>
        <table:table-row table:style-name="ro1">
          <table:table-cell office:value-type="float" office:value="0.920125484466553" calcext:value-type="float">
            <text:p>0.920125484466553</text:p>
          </table:table-cell>
          <table:table-cell table:number-columns-repeated="2"/>
        </table:table-row>
        <table:table-row table:style-name="ro1">
          <table:table-cell office:value-type="float" office:value="0.914277613162994" calcext:value-type="float">
            <text:p>0.914277613162994</text:p>
          </table:table-cell>
          <table:table-cell table:number-columns-repeated="2"/>
        </table:table-row>
        <table:table-row table:style-name="ro1">
          <table:table-cell office:value-type="float" office:value="0.905224859714508" calcext:value-type="float">
            <text:p>0.905224859714508</text:p>
          </table:table-cell>
          <table:table-cell table:number-columns-repeated="2"/>
        </table:table-row>
        <table:table-row table:style-name="ro1">
          <table:table-cell office:value-type="float" office:value="0.891558170318604" calcext:value-type="float">
            <text:p>0.891558170318604</text:p>
          </table:table-cell>
          <table:table-cell table:number-columns-repeated="2"/>
        </table:table-row>
        <table:table-row table:style-name="ro1">
          <table:table-cell office:value-type="float" office:value="0.892962634563446" calcext:value-type="float">
            <text:p>0.892962634563446</text:p>
          </table:table-cell>
          <table:table-cell table:number-columns-repeated="2"/>
        </table:table-row>
        <table:table-row table:style-name="ro1">
          <table:table-cell office:value-type="float" office:value="0.88692831993103" calcext:value-type="float">
            <text:p>0.88692831993103</text:p>
          </table:table-cell>
          <table:table-cell table:number-columns-repeated="2"/>
        </table:table-row>
        <table:table-row table:style-name="ro1">
          <table:table-cell office:value-type="float" office:value="0.890208065509796" calcext:value-type="float">
            <text:p>0.890208065509796</text:p>
          </table:table-cell>
          <table:table-cell table:number-columns-repeated="2"/>
        </table:table-row>
        <table:table-row table:style-name="ro1">
          <table:table-cell office:value-type="float" office:value="0.875770568847656" calcext:value-type="float">
            <text:p>0.875770568847656</text:p>
          </table:table-cell>
          <table:table-cell table:number-columns-repeated="2"/>
        </table:table-row>
        <table:table-row table:style-name="ro1">
          <table:table-cell office:value-type="float" office:value="0.876801669597626" calcext:value-type="float">
            <text:p>0.876801669597626</text:p>
          </table:table-cell>
          <table:table-cell table:number-columns-repeated="2"/>
        </table:table-row>
        <table:table-row table:style-name="ro1">
          <table:table-cell office:value-type="float" office:value="0.89331591129303" calcext:value-type="float">
            <text:p>0.89331591129303</text:p>
          </table:table-cell>
          <table:table-cell table:number-columns-repeated="2"/>
        </table:table-row>
        <table:table-row table:style-name="ro1">
          <table:table-cell office:value-type="float" office:value="0.91374808549881" calcext:value-type="float">
            <text:p>0.91374808549881</text:p>
          </table:table-cell>
          <table:table-cell table:number-columns-repeated="2"/>
        </table:table-row>
        <table:table-row table:style-name="ro1">
          <table:table-cell office:value-type="float" office:value="0.913405954837799" calcext:value-type="float">
            <text:p>0.913405954837799</text:p>
          </table:table-cell>
          <table:table-cell/>
          <table:table-cell table:formula="of:=AVERAGE([.A1:.A1076])" office:value-type="float" office:value="0.858087567176296" calcext:value-type="float">
            <text:p>0.858087567176296</text:p>
          </table:table-cell>
        </table:table-row>
        <table:table-row table:style-name="ro1">
          <table:table-cell office:value-type="float" office:value="0.917017042636871" calcext:value-type="float">
            <text:p>0.917017042636871</text:p>
          </table:table-cell>
          <table:table-cell table:number-columns-repeated="2"/>
        </table:table-row>
        <table:table-row table:style-name="ro1">
          <table:table-cell office:value-type="float" office:value="0.917100429534912" calcext:value-type="float">
            <text:p>0.917100429534912</text:p>
          </table:table-cell>
          <table:table-cell table:number-columns-repeated="2"/>
        </table:table-row>
        <table:table-row table:style-name="ro1">
          <table:table-cell office:value-type="float" office:value="0.914641678333282" calcext:value-type="float">
            <text:p>0.914641678333282</text:p>
          </table:table-cell>
          <table:table-cell table:number-columns-repeated="2"/>
        </table:table-row>
        <table:table-row table:style-name="ro1">
          <table:table-cell office:value-type="float" office:value="0.894046366214752" calcext:value-type="float">
            <text:p>0.894046366214752</text:p>
          </table:table-cell>
          <table:table-cell table:number-columns-repeated="2"/>
        </table:table-row>
        <table:table-row table:style-name="ro1">
          <table:table-cell office:value-type="float" office:value="0.891224026679993" calcext:value-type="float">
            <text:p>0.891224026679993</text:p>
          </table:table-cell>
          <table:table-cell table:number-columns-repeated="2"/>
        </table:table-row>
        <table:table-row table:style-name="ro1">
          <table:table-cell office:value-type="float" office:value="0.891068994998932" calcext:value-type="float">
            <text:p>0.891068994998932</text:p>
          </table:table-cell>
          <table:table-cell table:number-columns-repeated="2"/>
        </table:table-row>
        <table:table-row table:style-name="ro1">
          <table:table-cell office:value-type="float" office:value="0.834268867969513" calcext:value-type="float">
            <text:p>0.834268867969513</text:p>
          </table:table-cell>
          <table:table-cell table:number-columns-repeated="2"/>
        </table:table-row>
        <table:table-row table:style-name="ro1">
          <table:table-cell office:value-type="float" office:value="0.829276442527771" calcext:value-type="float">
            <text:p>0.829276442527771</text:p>
          </table:table-cell>
          <table:table-cell table:number-columns-repeated="2"/>
        </table:table-row>
        <table:table-row table:style-name="ro1">
          <table:table-cell office:value-type="float" office:value="0.894946217536926" calcext:value-type="float">
            <text:p>0.894946217536926</text:p>
          </table:table-cell>
          <table:table-cell table:number-columns-repeated="2"/>
        </table:table-row>
        <table:table-row table:style-name="ro1">
          <table:table-cell office:value-type="float" office:value="0.910946249961853" calcext:value-type="float">
            <text:p>0.910946249961853</text:p>
          </table:table-cell>
          <table:table-cell table:number-columns-repeated="2"/>
        </table:table-row>
        <table:table-row table:style-name="ro1">
          <table:table-cell office:value-type="float" office:value="0.901457011699676" calcext:value-type="float">
            <text:p>0.901457011699676</text:p>
          </table:table-cell>
          <table:table-cell table:number-columns-repeated="2"/>
        </table:table-row>
        <table:table-row table:style-name="ro1">
          <table:table-cell office:value-type="float" office:value="0.908179819583893" calcext:value-type="float">
            <text:p>0.908179819583893</text:p>
          </table:table-cell>
          <table:table-cell table:number-columns-repeated="2"/>
        </table:table-row>
        <table:table-row table:style-name="ro1">
          <table:table-cell office:value-type="float" office:value="0.916866719722748" calcext:value-type="float">
            <text:p>0.916866719722748</text:p>
          </table:table-cell>
          <table:table-cell table:number-columns-repeated="2"/>
        </table:table-row>
        <table:table-row table:style-name="ro1">
          <table:table-cell office:value-type="float" office:value="0.917914688587189" calcext:value-type="float">
            <text:p>0.917914688587189</text:p>
          </table:table-cell>
          <table:table-cell table:number-columns-repeated="2"/>
        </table:table-row>
        <table:table-row table:style-name="ro1">
          <table:table-cell office:value-type="float" office:value="0.896831214427948" calcext:value-type="float">
            <text:p>0.896831214427948</text:p>
          </table:table-cell>
          <table:table-cell table:number-columns-repeated="2"/>
        </table:table-row>
        <table:table-row table:style-name="ro1">
          <table:table-cell office:value-type="float" office:value="0.925859034061432" calcext:value-type="float">
            <text:p>0.925859034061432</text:p>
          </table:table-cell>
          <table:table-cell table:number-columns-repeated="2"/>
        </table:table-row>
        <table:table-row table:style-name="ro1">
          <table:table-cell office:value-type="float" office:value="0.914676427841186" calcext:value-type="float">
            <text:p>0.914676427841186</text:p>
          </table:table-cell>
          <table:table-cell table:number-columns-repeated="2"/>
        </table:table-row>
        <table:table-row table:style-name="ro1">
          <table:table-cell office:value-type="float" office:value="0.901214838027954" calcext:value-type="float">
            <text:p>0.901214838027954</text:p>
          </table:table-cell>
          <table:table-cell table:number-columns-repeated="2"/>
        </table:table-row>
        <table:table-row table:style-name="ro1">
          <table:table-cell office:value-type="float" office:value="0.888184607028961" calcext:value-type="float">
            <text:p>0.888184607028961</text:p>
          </table:table-cell>
          <table:table-cell table:number-columns-repeated="2"/>
        </table:table-row>
        <table:table-row table:style-name="ro1">
          <table:table-cell office:value-type="float" office:value="0.900788486003876" calcext:value-type="float">
            <text:p>0.900788486003876</text:p>
          </table:table-cell>
          <table:table-cell table:number-columns-repeated="2"/>
        </table:table-row>
        <table:table-row table:style-name="ro1">
          <table:table-cell office:value-type="float" office:value="0.912115275859833" calcext:value-type="float">
            <text:p>0.912115275859833</text:p>
          </table:table-cell>
          <table:table-cell table:number-columns-repeated="2"/>
        </table:table-row>
        <table:table-row table:style-name="ro1">
          <table:table-cell office:value-type="float" office:value="0.915099680423737" calcext:value-type="float">
            <text:p>0.915099680423737</text:p>
          </table:table-cell>
          <table:table-cell table:number-columns-repeated="2"/>
        </table:table-row>
        <table:table-row table:style-name="ro1">
          <table:table-cell office:value-type="float" office:value="0.907069981098175" calcext:value-type="float">
            <text:p>0.907069981098175</text:p>
          </table:table-cell>
          <table:table-cell table:number-columns-repeated="2"/>
        </table:table-row>
        <table:table-row table:style-name="ro1">
          <table:table-cell office:value-type="float" office:value="0.902802050113678" calcext:value-type="float">
            <text:p>0.90280205011367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6T09:04:58.568408765</dc:date>
    <meta:editing-duration>PT1M37S</meta:editing-duration>
    <meta:editing-cycles>1</meta:editing-cycles>
    <meta:document-statistic meta:table-count="1" meta:cell-count="1077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5cm" svg:y="4.148cm" style:legend-expansion="high" chart:style-name="ch2"/>
        <chart:plot-area chart:style-name="ch3" table:cell-range-address="20230216_085745conf_memo.A1:20230216_085745conf_memo.A1076" svg:x="0.32cm" svg:y="0.18cm" svg:width="13.255cm" svg:height="8.64cm">
          <chartooo:coordinate-region svg:x="1.047cm" svg:y="0.38cm" svg:width="12.15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230216_085745conf_memo.A1:20230216_085745conf_memo.A1076" chart:class="chart:scatter">
            <chart:data-point chart:repeated="10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1745319366455">
                <text:p>0.901745319366455</text:p>
                <draw:g>
                  <svg:desc>20230216_085745conf_memo.A1:20230216_085745conf_memo.A10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2316749095917">
                <text:p>0.9023167490959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2185339927673">
                <text:p>0.882185339927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7980856895447">
                <text:p>0.847980856895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020881175995">
                <text:p>0.892020881175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1366114616394">
                <text:p>0.901366114616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5798027515411">
                <text:p>0.8957980275154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0192022323608">
                <text:p>0.900192022323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11071360111237">
                <text:p>0.911071360111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3886914253235">
                <text:p>0.9038869142532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2052192687988">
                <text:p>0.872052192687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7509822845459">
                <text:p>0.887509822845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0698432922363">
                <text:p>0.890698432922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2847170829773">
                <text:p>0.9028471708297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258380651474">
                <text:p>0.87258380651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5982563495636">
                <text:p>0.8959825634956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7316823005676">
                <text:p>0.8873168230056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5136952400208">
                <text:p>0.8951369524002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18774402141571">
                <text:p>0.8187744021415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51759016513824">
                <text:p>0.8517590165138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46272230148315">
                <text:p>0.846272230148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9125007390976">
                <text:p>0.891250073909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75108456611633">
                <text:p>0.7751084566116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78965729475021">
                <text:p>0.4789657294750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81737291812897">
                <text:p>0.8817372918128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35982263088226">
                <text:p>0.8359822630882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80946218967438">
                <text:p>0.8809462189674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33435654640198">
                <text:p>0.8334356546401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83302807807922">
                <text:p>0.8833028078079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2666866779327">
                <text:p>0.9026668667793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87291610240936">
                <text:p>0.8872916102409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91583561897278">
                <text:p>0.8915835618972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8160514831543">
                <text:p>0.881605148315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0084316730499">
                <text:p>0.9000843167304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90924692153931">
                <text:p>0.8909246921539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90306651592254">
                <text:p>0.8903066515922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90980660915375">
                <text:p>0.890980660915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92802000045776">
                <text:p>0.8928020000457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93921315670013">
                <text:p>0.8939213156700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94871830940247">
                <text:p>0.8948718309402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92484247684479">
                <text:p>0.8924842476844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131885766983">
                <text:p>0.891318857669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91943037509918">
                <text:p>0.8919430375099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90067636966705">
                <text:p>0.8900676369667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6523067951202">
                <text:p>0.8865230679512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88435661792755">
                <text:p>0.8884356617927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86749446392059">
                <text:p>0.8867494463920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93868088722229">
                <text:p>0.8938680887222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93732249736786">
                <text:p>0.8937322497367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399032831192">
                <text:p>0.903990328311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03107941150665">
                <text:p>0.9031079411506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07066464424133">
                <text:p>0.9070664644241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07477259635925">
                <text:p>0.9074772596359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05680775642395">
                <text:p>0.9056807756423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97253155708313">
                <text:p>0.8972531557083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97803068161011">
                <text:p>0.8978030681610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0383768081665">
                <text:p>0.903837680816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00109648704529">
                <text:p>0.9001096487045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9061039686203">
                <text:p>0.890610396862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78239929676056">
                <text:p>0.8782399296760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86681795120239">
                <text:p>0.8866817951202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86648595333099">
                <text:p>0.8866485953330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67134511470795">
                <text:p>0.8671345114707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7206381559372">
                <text:p>0.872063815593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68716180324554">
                <text:p>0.8687161803245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75334620475769">
                <text:p>0.8753346204757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75090837478638">
                <text:p>0.8750908374786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81097257137299">
                <text:p>0.8810972571372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85363459587097">
                <text:p>0.8853634595870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81925344467163">
                <text:p>0.8819253444671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82555425167084">
                <text:p>0.8825554251670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02644515037537">
                <text:p>0.9026445150375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8774436712265">
                <text:p>0.887744367122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83080065250397">
                <text:p>0.8830800652503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90135288238525">
                <text:p>0.8901352882385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96749496459961">
                <text:p>0.8967494964599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90246152877808">
                <text:p>0.8902461528778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93491566181183">
                <text:p>0.8934915661811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94822776317596">
                <text:p>0.8948227763175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88458847999573">
                <text:p>0.8884588479995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92933487892151">
                <text:p>0.8929334878921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9118880033493">
                <text:p>0.891188800334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86355638504028">
                <text:p>0.8863556385040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67577254772186">
                <text:p>0.8675772547721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1680755615234">
                <text:p>0.8516807556152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342154502869">
                <text:p>0.8503421545028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34325313568115">
                <text:p>0.8343253135681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43703985214233">
                <text:p>0.8437039852142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64651381969452">
                <text:p>0.8646513819694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8897317647934">
                <text:p>0.888973176479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7801855802536">
                <text:p>0.878018558025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94021153450012">
                <text:p>0.8940211534500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98951351642608">
                <text:p>0.8989513516426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06232476234436">
                <text:p>0.9062324762344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04326558113098">
                <text:p>0.9043265581130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96012365818024">
                <text:p>0.8960123658180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95472943782806">
                <text:p>0.8954729437828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82304847240448">
                <text:p>0.8823048472404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88491153717041">
                <text:p>0.8884911537170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00202810764313">
                <text:p>0.9002028107643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95323097705841">
                <text:p>0.8953230977058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21548247337341">
                <text:p>0.9215482473373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01502966880798">
                <text:p>0.9015029668807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00993227958679">
                <text:p>0.9009932279586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11802768707275">
                <text:p>0.9118027687072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16021704673767">
                <text:p>0.9160217046737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22020316123962">
                <text:p>0.9220203161239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18530404567718">
                <text:p>0.9185304045677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12513256072998">
                <text:p>0.9125132560729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10931646823883">
                <text:p>0.9109316468238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16266202926636">
                <text:p>0.9162662029266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05718445777893">
                <text:p>0.9057184457778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07431423664093">
                <text:p>0.9074314236640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16384816169739">
                <text:p>0.9163848161697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28272247314453">
                <text:p>0.9282722473144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20032143592834">
                <text:p>0.9200321435928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06646847724915">
                <text:p>0.9066468477249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87823462486267">
                <text:p>0.8878234624862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82711410522461">
                <text:p>0.8827114105224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72166991233826">
                <text:p>0.872166991233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07940745353699">
                <text:p>0.9079407453536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9702171087265">
                <text:p>0.897021710872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7527242898941">
                <text:p>0.775272428989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07902717590332">
                <text:p>0.9079027175903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61812651157379">
                <text:p>0.8618126511573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0989750623703">
                <text:p>0.909897506237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95857393741608">
                <text:p>0.8958573937416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13975179195404">
                <text:p>0.9139751791954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09484684467316">
                <text:p>0.9094846844673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09828782081604">
                <text:p>0.9098287820816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11457598209381">
                <text:p>0.9114575982093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12204384803772">
                <text:p>0.9122043848037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19202148914337">
                <text:p>0.9192021489143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24326121807098">
                <text:p>0.9243261218070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24136102199554">
                <text:p>0.9241361021995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25192534923553">
                <text:p>0.9251925349235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23674762248993">
                <text:p>0.9236747622489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20734882354736">
                <text:p>0.9207348823547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13973152637482">
                <text:p>0.9139731526374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22447860240936">
                <text:p>0.9224478602409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26055371761322">
                <text:p>0.9260553717613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27233874797821">
                <text:p>0.9272338747978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31895971298218">
                <text:p>0.9318959712982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24287617206574">
                <text:p>0.9242876172065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22006726264954">
                <text:p>0.9220067262649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13062274456024">
                <text:p>0.9130622744560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20906603336334">
                <text:p>0.9209066033363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16299641132355">
                <text:p>0.9162996411323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25626397132874">
                <text:p>0.9256263971328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35825347900391">
                <text:p>0.9358253479003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40620124340057">
                <text:p>0.9406201243400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51929748058319">
                <text:p>0.9519297480583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5768803358078">
                <text:p>0.957688033580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17514264583588">
                <text:p>0.9175142645835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21377599239349">
                <text:p>0.9213775992393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27326798439026">
                <text:p>0.9273267984390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12038087844849">
                <text:p>0.9120380878448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40189063549041">
                <text:p>0.9401890635490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20813798904419">
                <text:p>0.9208137989044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08683836460114">
                <text:p>0.9086838364601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98200154304504">
                <text:p>0.8982001543045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11893308162689">
                <text:p>0.9118933081626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9911824464798">
                <text:p>0.899118244647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20687317848206">
                <text:p>0.9206873178482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22764480113983">
                <text:p>0.9227644801139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20455396175384">
                <text:p>0.9204553961753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95690143108368">
                <text:p>0.8956901431083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15747106075287">
                <text:p>0.9157471060752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95727276802063">
                <text:p>0.8957272768020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91345083713532">
                <text:p>0.8913450837135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93149673938751">
                <text:p>0.8931496739387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0868479013443">
                <text:p>0.908684790134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01712119579315">
                <text:p>0.9017121195793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05263483524322">
                <text:p>0.9052634835243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91203820705414">
                <text:p>0.8912038207054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05984878540039">
                <text:p>0.9059848785400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95380198955536">
                <text:p>0.8953801989555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09482896327972">
                <text:p>0.9094828963279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06426966190338">
                <text:p>0.9064269661903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15998756885529">
                <text:p>0.9159987568855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16664123535156">
                <text:p>0.9166641235351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14519965648651">
                <text:p>0.9145199656486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26249563694">
                <text:p>0.9262495636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20320928096771">
                <text:p>0.9203209280967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20418500900269">
                <text:p>0.9204185009002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36453580856323">
                <text:p>0.9364535808563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29946780204773">
                <text:p>0.9299467802047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9964896440506">
                <text:p>0.899648964405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01372492313385">
                <text:p>0.9013724923133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04127836227417">
                <text:p>0.9041278362274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91900718212128">
                <text:p>0.8919007182121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75792622566223">
                <text:p>0.8757926225662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63801753520966">
                <text:p>0.7638017535209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14826488494873">
                <text:p>0.8148264884948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08377707004547">
                <text:p>0.9083777070045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11148130893707">
                <text:p>0.9111481308937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98216605186462">
                <text:p>0.8982166051864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95770251750946">
                <text:p>0.8957702517509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00611281394959">
                <text:p>0.9006112813949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11118984222412">
                <text:p>0.9111189842224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02931869029999">
                <text:p>0.9029318690299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17964041233063">
                <text:p>0.9179640412330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14027333259582">
                <text:p>0.9140273332595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87723028659821">
                <text:p>0.8877230286598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04340922832489">
                <text:p>0.9043409228324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04609739780426">
                <text:p>0.9046097397804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06857371330261">
                <text:p>0.9068573713302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90173494815826">
                <text:p>0.8901734948158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80222678184509">
                <text:p>0.8802226781845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63337218761444">
                <text:p>0.8633372187614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40586304664612">
                <text:p>0.8405863046646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13837170600891">
                <text:p>0.8138371706008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47921311855316">
                <text:p>0.8479213118553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46442222595215">
                <text:p>0.8464422225952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07181417942047">
                <text:p>0.8071814179420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77277648448944">
                <text:p>0.7772776484489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74920701980591">
                <text:p>0.7749207019805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98128664493561">
                <text:p>0.7981286644935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68084669113159">
                <text:p>0.8680846691131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98374736309052">
                <text:p>0.8983747363090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99514675140381">
                <text:p>0.8995146751403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9646589756012">
                <text:p>0.896465897560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91667246818543">
                <text:p>0.8916672468185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96630764007568">
                <text:p>0.8966307640075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95907938480377">
                <text:p>0.8959079384803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83022785186768">
                <text:p>0.8830227851867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940509557724">
                <text:p>0.89405095577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89904737472534">
                <text:p>0.8899047374725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9187878370285">
                <text:p>0.891878783702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96244168281555">
                <text:p>0.8962441682815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88786792755127">
                <text:p>0.8887867927551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98207068443298">
                <text:p>0.8982070684432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01834487915039">
                <text:p>0.9018344879150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10929322242737">
                <text:p>0.9109293222427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23280298709869">
                <text:p>0.9232802987098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20662343502045">
                <text:p>0.9206623435020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99655878543854">
                <text:p>0.8996558785438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13518846035004">
                <text:p>0.9135188460350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98899555206299">
                <text:p>0.8988995552062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93970251083374">
                <text:p>0.8939702510833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83318781852722">
                <text:p>0.8833187818527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38194012641907">
                <text:p>0.8381940126419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1677188873291">
                <text:p>0.916771888732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03248965740204">
                <text:p>0.9032489657402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81101071834564">
                <text:p>0.8811010718345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96793937683106">
                <text:p>0.7967939376831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89591336250305">
                <text:p>0.8895913362503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96274566650391">
                <text:p>0.8962745666503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13246750831604">
                <text:p>0.9132467508316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9182984828949">
                <text:p>0.891829848289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00179445743561">
                <text:p>0.9001794457435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04279112815857">
                <text:p>0.9042791128158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08277809619904">
                <text:p>0.9082778096199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96498501300812">
                <text:p>0.8964985013008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98243248462677">
                <text:p>0.8982432484626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84254813194275">
                <text:p>0.8842548131942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11921739578247">
                <text:p>0.9119217395782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11181211471558">
                <text:p>0.9111812114715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1437041759491">
                <text:p>0.914370417594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10064220428467">
                <text:p>0.9100642204284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10008430480957">
                <text:p>0.9100084304809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32038843631744">
                <text:p>0.9320388436317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09193217754364">
                <text:p>0.9091932177543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08844411373138">
                <text:p>0.9088444113731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18932557106018">
                <text:p>0.9189325571060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18303728103638">
                <text:p>0.9183037281036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89221787452698">
                <text:p>0.8892217874526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83481562137604">
                <text:p>0.8834815621376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11964356899262">
                <text:p>0.9119643568992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06235814094543">
                <text:p>0.9062358140945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09074962139129">
                <text:p>0.9090749621391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01381373405456">
                <text:p>0.9013813734054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97213995456696">
                <text:p>0.8972139954566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08519148826599">
                <text:p>0.9085191488265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12645637989044">
                <text:p>0.9126456379890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09671604633331">
                <text:p>0.9096716046333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0391606092453">
                <text:p>0.903916060924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08045768737793">
                <text:p>0.9080457687377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89964580535889">
                <text:p>0.8899645805358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7827056646347">
                <text:p>0.878270566463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56053709983826">
                <text:p>0.8560537099838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48611176013947">
                <text:p>0.8486111760139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22780084609985">
                <text:p>0.6227800846099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55302178859711">
                <text:p>0.4553021788597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59941661357879">
                <text:p>0.8599416613578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85812640190125">
                <text:p>0.8858126401901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70394170284271">
                <text:p>0.87039417028427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14260625839233">
                <text:p>0.9142606258392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15112972259522">
                <text:p>0.9151129722595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97194743156433">
                <text:p>0.8971947431564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11091387271881">
                <text:p>0.9110913872718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01624202728272">
                <text:p>0.9016242027282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12939846515656">
                <text:p>0.9129398465156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01829183101654">
                <text:p>0.9018291831016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1595047712326">
                <text:p>0.915950477123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11859929561615">
                <text:p>0.9118599295616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07052993774414">
                <text:p>0.9070529937744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96442174911499">
                <text:p>0.8964421749114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79757881164551">
                <text:p>0.8797578811645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87061655521393">
                <text:p>0.8870616555213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76141965389252">
                <text:p>0.8761419653892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86939823627472">
                <text:p>0.88693982362747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890721321105957">
                <text:p>0.8907213211059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89764904975891">
                <text:p>0.8897649049758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89892995357513">
                <text:p>0.8898929953575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84973287582397">
                <text:p>0.8849732875823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73580873012543">
                <text:p>0.8735808730125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78069937229157">
                <text:p>0.8780699372291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08817648887634">
                <text:p>0.9088176488876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74357342720032">
                <text:p>0.8743573427200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872808575630188">
                <text:p>0.8728085756301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89836186170578">
                <text:p>0.898361861705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76041948795319">
                <text:p>0.8760419487953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0390545129776">
                <text:p>0.903905451297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91320168972015">
                <text:p>0.8913201689720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01082098484039">
                <text:p>0.9010820984840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60880649089813">
                <text:p>0.7608806490898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86602759361267">
                <text:p>0.8866027593612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93980085849762">
                <text:p>0.8939800858497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00926470756531">
                <text:p>0.9009264707565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55817854404449">
                <text:p>0.8558178544044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96715474128723">
                <text:p>0.6967154741287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85738706588745">
                <text:p>0.7857387065887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9485729932785">
                <text:p>0.694857299327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32966279983521">
                <text:p>0.6329662799835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6913241147995">
                <text:p>0.669132411479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729124188423157">
                <text:p>0.7291241884231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96624541282654">
                <text:p>0.7966245412826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62689888477325">
                <text:p>0.7626898884773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45457351207733">
                <text:p>0.7454573512077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724680185317993">
                <text:p>0.7246801853179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721305131912231">
                <text:p>0.7213051319122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11605787277222">
                <text:p>0.7116057872772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71866101026535">
                <text:p>0.718661010265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03043937683106">
                <text:p>0.7030439376831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41512942314148">
                <text:p>0.4415129423141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34713959693909">
                <text:p>0.4347139596939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94858694076538">
                <text:p>0.7948586940765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4595513343811">
                <text:p>0.845955133438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10279750823975">
                <text:p>0.9102797508239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10969257354736">
                <text:p>0.9109692573547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09041881561279">
                <text:p>0.9090418815612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89527142047882">
                <text:p>0.8895271420478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92069339752197">
                <text:p>0.8920693397521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00148749351501">
                <text:p>0.9001487493515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92530798912048">
                <text:p>0.8925307989120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99319767951965">
                <text:p>0.8993197679519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82344245910645">
                <text:p>0.8823442459106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05964076519012">
                <text:p>0.9059640765190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25353407859802">
                <text:p>0.9253534078598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0424382686615">
                <text:p>0.904243826866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14316594600678">
                <text:p>0.9143165946006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1342431306839">
                <text:p>0.913424313068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10214602947235">
                <text:p>0.9102146029472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89474749565125">
                <text:p>0.8894747495651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16458070278168">
                <text:p>0.9164580702781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14977729320526">
                <text:p>0.9149777293205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33335185050964">
                <text:p>0.9333351850509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3803858757019">
                <text:p>0.938038587570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29792761802673">
                <text:p>0.9297927618026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25786077976227">
                <text:p>0.9257860779762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08981919288635">
                <text:p>0.9089819192886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9790141582489">
                <text:p>0.897901415824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91640067100525">
                <text:p>0.8916400671005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15764033794403">
                <text:p>0.9157640337944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05110895633698">
                <text:p>0.9051108956336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00153040885925">
                <text:p>0.9001530408859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10512208938599">
                <text:p>0.9105122089385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14122641086578">
                <text:p>0.9141226410865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92856776714325">
                <text:p>0.8928567767143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04921591281891">
                <text:p>0.9049215912818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39471578598022">
                <text:p>0.8394715785980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03474569320679">
                <text:p>0.9034745693206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07830774784088">
                <text:p>0.9078307747840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08923149108887">
                <text:p>0.90892314910888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894445955753326">
                <text:p>0.8944459557533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06331121921539">
                <text:p>0.9063311219215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94702255725861">
                <text:p>0.89470225572586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04105722904205">
                <text:p>0.9041057229042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10369336605072">
                <text:p>0.9103693366050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97252023220062">
                <text:p>0.8972520232200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8419508934021">
                <text:p>0.884195089340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893480122089386">
                <text:p>0.8934801220893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891578853130341">
                <text:p>0.89157885313034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99947762489319">
                <text:p>0.8999477624893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890408396720886">
                <text:p>0.8904083967208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02951002120972">
                <text:p>0.9029510021209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90163719654083">
                <text:p>0.8901637196540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04189765453339">
                <text:p>0.9041897654533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05270934104919">
                <text:p>0.90527093410491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06269252300262">
                <text:p>0.9062692523002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12699460983276">
                <text:p>0.91269946098327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05197322368622">
                <text:p>0.9051973223686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895749688148499">
                <text:p>0.89574968814849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93154323101044">
                <text:p>0.8931543231010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93103241920471">
                <text:p>0.8931032419204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02916014194488">
                <text:p>0.9029160141944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06702399253845">
                <text:p>0.9067023992538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879139602184296">
                <text:p>0.8791396021842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02303218841553">
                <text:p>0.9023032188415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45721685886383">
                <text:p>0.9457216858863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44433927536011">
                <text:p>0.9444339275360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8617330789566">
                <text:p>0.886173307895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92533421516418">
                <text:p>0.8925334215164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89838844537735">
                <text:p>0.898388445377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16268765926361">
                <text:p>0.9162687659263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21500623226166">
                <text:p>0.9215006232261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01931762695312">
                <text:p>0.9019317626953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85544615983963">
                <text:p>0.855446159839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4137362241745">
                <text:p>0.841373622417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60989809036255">
                <text:p>0.8609898090362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76340389251709">
                <text:p>0.763403892517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861246943473816">
                <text:p>0.8612469434738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78763139247894">
                <text:p>0.8787631392478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888597130775452">
                <text:p>0.8885971307754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98737728595733">
                <text:p>0.89873772859573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05583024024963">
                <text:p>0.9055830240249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02430355548858">
                <text:p>0.9024303555488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86337220668793">
                <text:p>0.88633722066879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69473278522491">
                <text:p>0.8694732785224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857323825359345">
                <text:p>0.85732382535934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10115039348602">
                <text:p>0.8101150393486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10075521469116">
                <text:p>0.8100755214691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898960649967194">
                <text:p>0.89896064996719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09329175949097">
                <text:p>0.90932917594909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99705648422241">
                <text:p>0.89970564842224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09034550189972">
                <text:p>0.90903455018997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892128884792328">
                <text:p>0.8921288847923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05196249485016">
                <text:p>0.9051962494850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15676355361938">
                <text:p>0.9156763553619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11648035049438">
                <text:p>0.9116480350494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83297681808472">
                <text:p>0.88329768180847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08823251724243">
                <text:p>0.90882325172424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895379960536957">
                <text:p>0.89537996053695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886512994766235">
                <text:p>0.88651299476623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94645988941193">
                <text:p>0.8946459889411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07836377620697">
                <text:p>0.90783637762069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97788524627685">
                <text:p>0.8977885246276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894496917724609">
                <text:p>0.89449691772460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11902248859406">
                <text:p>0.9119022488594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94142627716064">
                <text:p>0.8941426277160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05936241149902">
                <text:p>0.9059362411499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911984145641327">
                <text:p>0.9119841456413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82447481155396">
                <text:p>0.8824474811553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07304465770721">
                <text:p>0.9073044657707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03878092765808">
                <text:p>0.9038780927658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65247249603272">
                <text:p>0.8652472496032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69029402732849">
                <text:p>0.8690294027328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07713687419891">
                <text:p>0.8077136874198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579181432724">
                <text:p>0.85791814327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843380510807037">
                <text:p>0.8433805108070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07807505130768">
                <text:p>0.80780750513076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804736137390137">
                <text:p>0.8047361373901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46843957901001">
                <text:p>0.8468439579010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62129485607147">
                <text:p>0.7621294856071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879286706447601">
                <text:p>0.87928670644760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895608246326447">
                <text:p>0.89560824632644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09729480743408">
                <text:p>0.9097294807434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93703579902649">
                <text:p>0.89370357990264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00225043296814">
                <text:p>0.9002250432968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896473824977875">
                <text:p>0.8964738249778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85295867919922">
                <text:p>0.8852958679199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879857361316681">
                <text:p>0.8798573613166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876588940620422">
                <text:p>0.87658894062042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72761785984039">
                <text:p>0.8727617859840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62784326076508">
                <text:p>0.86278432607650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54741811752319">
                <text:p>0.8547418117523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57069373130798">
                <text:p>0.85706937313079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875323593616486">
                <text:p>0.8753235936164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73300790786743">
                <text:p>0.8733007907867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879434823989868">
                <text:p>0.8794348239898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51901829242706">
                <text:p>0.8519018292427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83856588602066">
                <text:p>0.838565886020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765569090843201">
                <text:p>0.7655690908432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762941300868988">
                <text:p>0.7629413008689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80548757314682">
                <text:p>0.8054875731468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79501974582672">
                <text:p>0.7795019745826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3170360326767">
                <text:p>0.831703603267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02764868736267">
                <text:p>0.7027648687362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17611277103424">
                <text:p>0.3176112771034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833599150180817">
                <text:p>0.8335991501808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733413100242615">
                <text:p>0.7334131002426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60718607902527">
                <text:p>0.86071860790252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888964712619782">
                <text:p>0.8889647126197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58011662960053">
                <text:p>0.85801166296005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01151633262634">
                <text:p>0.8011516332626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819867789745331">
                <text:p>0.8198677897453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33130300045013">
                <text:p>0.8331303000450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59203219413757">
                <text:p>0.85920321941375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84521698951721">
                <text:p>0.78452169895172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502654075622559">
                <text:p>0.50265407562255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57812792062759">
                <text:p>0.35781279206275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79276484251022">
                <text:p>0.3792764842510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72394919395447">
                <text:p>0.3723949193954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44652825593948">
                <text:p>0.44465282559394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17113184928894">
                <text:p>0.4171131849288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17308688163757">
                <text:p>0.4173086881637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86895024776459">
                <text:p>0.4868950247764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68942165374756">
                <text:p>0.4689421653747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40204173326492">
                <text:p>0.44020417332649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12590110301971">
                <text:p>0.51259011030197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23139894008637">
                <text:p>0.5231398940086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43347537517548">
                <text:p>0.5433475375175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32311320304871">
                <text:p>0.53231132030487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24029314517975">
                <text:p>0.5240293145179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20602107048035">
                <text:p>0.5206021070480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30625760555267">
                <text:p>0.5306257605552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39369463920593">
                <text:p>0.5393694639205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32142162322998">
                <text:p>0.53214216232299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60051918029785">
                <text:p>0.5600519180297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7474559545517">
                <text:p>0.5747455954551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78762829303741">
                <text:p>0.57876282930374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7963502407074">
                <text:p>0.5796350240707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601473093032837">
                <text:p>0.60147309303283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607728779315949">
                <text:p>0.60772877931594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70445775985718">
                <text:p>0.57044577598571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87865352630615">
                <text:p>0.5878653526306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60048818588257">
                <text:p>0.5600488185882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69246053695679">
                <text:p>0.56924605369567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90963900089264">
                <text:p>0.59096390008926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653130948543549">
                <text:p>0.65313094854354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782276570796967">
                <text:p>0.78227657079696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752742052078247">
                <text:p>0.75274205207824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771047353744507">
                <text:p>0.77104735374450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83840811252594">
                <text:p>0.8384081125259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827096402645111">
                <text:p>0.8270964026451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814050316810608">
                <text:p>0.81405031681060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780758082866669">
                <text:p>0.78075808286666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667383253574371">
                <text:p>0.66738325357437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779917418956757">
                <text:p>0.7799174189567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791629552841187">
                <text:p>0.79162955284118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798831582069397">
                <text:p>0.79883158206939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80750447511673">
                <text:p>0.8075044751167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792166590690613">
                <text:p>0.7921665906906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792264997959137">
                <text:p>0.7922649979591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799924075603485">
                <text:p>0.7999240756034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800541460514069">
                <text:p>0.80054146051406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80054247379303">
                <text:p>0.8005424737930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08616638183594">
                <text:p>0.80861663818359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0954372882843">
                <text:p>0.809543728828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803639888763428">
                <text:p>0.80363988876342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80837881565094">
                <text:p>0.8083788156509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805858850479126">
                <text:p>0.80585885047912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803351163864136">
                <text:p>0.80335116386413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804488599300385">
                <text:p>0.80448859930038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796701371669769">
                <text:p>0.79670137166976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793149769306183">
                <text:p>0.79314976930618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7982417345047">
                <text:p>0.79824173450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795232772827148">
                <text:p>0.7952327728271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788216471672058">
                <text:p>0.78821647167205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831362128257751">
                <text:p>0.83136212825775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836123883724213">
                <text:p>0.8361238837242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33878874778748">
                <text:p>0.83387887477874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837557911872864">
                <text:p>0.83755791187286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835929453372955">
                <text:p>0.8359294533729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835758209228516">
                <text:p>0.8357582092285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836157023906708">
                <text:p>0.83615702390670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834857523441315">
                <text:p>0.8348575234413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834945857524872">
                <text:p>0.83494585752487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835640668869019">
                <text:p>0.8356406688690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833400666713715">
                <text:p>0.83340066671371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833759784698486">
                <text:p>0.83375978469848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832941710948944">
                <text:p>0.8329417109489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818036437034607">
                <text:p>0.81803643703460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22073400020599">
                <text:p>0.82207340002059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867847442626953">
                <text:p>0.86784744262695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879779100418091">
                <text:p>0.8797791004180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858496367931366">
                <text:p>0.85849636793136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767138659954071">
                <text:p>0.76713865995407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24275147914887">
                <text:p>0.62427514791488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252855747938156">
                <text:p>0.2528557479381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264317721128464">
                <text:p>0.26431772112846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55969762802124">
                <text:p>0.2559697628021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337782025337219">
                <text:p>0.33778202533721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15674388408661">
                <text:p>0.41567438840866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77587604522705">
                <text:p>0.5775876045227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864318788051605">
                <text:p>0.8643187880516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885564625263214">
                <text:p>0.88556462526321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886090040206909">
                <text:p>0.88609004020690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87249082326889">
                <text:p>0.872490823268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17410135269165">
                <text:p>0.91741013526916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04772579669952">
                <text:p>0.90477257966995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908614218235016">
                <text:p>0.9086142182350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0211033821106">
                <text:p>0.9021103382110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882030844688416">
                <text:p>0.88203084468841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882116496562958">
                <text:p>0.88211649656295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05680596828461">
                <text:p>0.90568059682846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14237082004547">
                <text:p>0.91423708200454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13461148738861">
                <text:p>0.9134611487388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885551571846008">
                <text:p>0.8855515718460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86848372220993">
                <text:p>0.8684837222099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862134575843811">
                <text:p>0.8621345758438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85247153043747">
                <text:p>0.8524715304374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704119205474854">
                <text:p>0.70411920547485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04764413833618">
                <text:p>0.90476441383361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887150526046753">
                <text:p>0.88715052604675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904036104679108">
                <text:p>0.90403610467910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907929360866547">
                <text:p>0.90792936086654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88738489151001">
                <text:p>0.8873848915100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1204971075058">
                <text:p>0.9120497107505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881763517856598">
                <text:p>0.88176351785659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894757866859436">
                <text:p>0.8947578668594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89761358499527">
                <text:p>0.8976135849952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865530014038086">
                <text:p>0.8655300140380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00178849697113">
                <text:p>0.90017884969711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08859729766846">
                <text:p>0.90885972976684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16248023509979">
                <text:p>0.91624802350997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896691143512726">
                <text:p>0.89669114351272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864647030830383">
                <text:p>0.86464703083038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14525389671326">
                <text:p>0.91452538967132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1170209646225">
                <text:p>0.911702096462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891281723976135">
                <text:p>0.89128172397613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04484391212463">
                <text:p>0.90448439121246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0545129776001">
                <text:p>0.9054512977600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21257317066193">
                <text:p>0.92125731706619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27045166492462">
                <text:p>0.92704516649246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09209311008453">
                <text:p>0.90920931100845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05873715877533">
                <text:p>0.9058737158775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13023710250854">
                <text:p>0.91302371025085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03367877006531">
                <text:p>0.90336787700653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11100089550018">
                <text:p>0.91110008955001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08978641033173">
                <text:p>0.90897864103317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891623318195343">
                <text:p>0.89162331819534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862892508506775">
                <text:p>0.8628925085067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13050711154938">
                <text:p>0.91305071115493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00390923023224">
                <text:p>0.90039092302322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08464133739471">
                <text:p>0.90846413373947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902123153209686">
                <text:p>0.90212315320968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877903461456299">
                <text:p>0.8779034614562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83541876077652">
                <text:p>0.835418760776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809137403964996">
                <text:p>0.8091374039649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9349080324173">
                <text:p>0.6934908032417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44533395767212">
                <text:p>0.64453339576721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42080962657928">
                <text:p>0.64208096265792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462349772453308">
                <text:p>0.46234977245330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313226878643036">
                <text:p>0.31322687864303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438661456108093">
                <text:p>0.43866145610809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771001279354095">
                <text:p>0.77100127935409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783397495746612">
                <text:p>0.7833974957466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833896100521088">
                <text:p>0.83389610052108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885258138179779">
                <text:p>0.88525813817977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877988278865814">
                <text:p>0.87798827886581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883684694766998">
                <text:p>0.88368469476699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894985914230347">
                <text:p>0.89498591423034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889925241470337">
                <text:p>0.88992524147033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911545515060425">
                <text:p>0.9115455150604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01985704898834">
                <text:p>0.90198570489883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899852156639099">
                <text:p>0.89985215663909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895787954330444">
                <text:p>0.89578795433044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907071053981781">
                <text:p>0.90707105398178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887220442295074">
                <text:p>0.88722044229507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902804434299469">
                <text:p>0.90280443429946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09793794155121">
                <text:p>0.90979379415512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908843219280243">
                <text:p>0.90884321928024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903330743312836">
                <text:p>0.9033307433128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902714490890503">
                <text:p>0.9027144908905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909635722637176">
                <text:p>0.90963572263717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925880968570709">
                <text:p>0.92588096857070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27552998065948">
                <text:p>0.9275529980659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928740382194519">
                <text:p>0.9287403821945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922973573207855">
                <text:p>0.92297357320785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918091297149658">
                <text:p>0.91809129714965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914087474346161">
                <text:p>0.91408747434616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906964123249054">
                <text:p>0.90696412324905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90212869644165">
                <text:p>0.9021286964416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902554154396057">
                <text:p>0.90255415439605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90171492099762">
                <text:p>0.9017149209976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01768326759338">
                <text:p>0.90176832675933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900820553302765">
                <text:p>0.90082055330276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900328814983368">
                <text:p>0.90032881498336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901420772075653">
                <text:p>0.90142077207565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899662971496582">
                <text:p>0.89966297149658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901910245418549">
                <text:p>0.90191024541854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90131026506424">
                <text:p>0.9013102650642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02518630027771">
                <text:p>0.90251863002777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898340880870819">
                <text:p>0.89834088087081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06052231788635">
                <text:p>0.90605223178863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05552685260773">
                <text:p>0.90555268526077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04412150382996">
                <text:p>0.90441215038299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05760824680328">
                <text:p>0.90576082468032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03749704360962">
                <text:p>0.90374970436096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896925687789917">
                <text:p>0.89692568778991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00680243968964">
                <text:p>0.90068024396896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90453839302063">
                <text:p>0.904538393020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06595587730408">
                <text:p>0.90659558773040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05949354171753">
                <text:p>0.90594935417175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902266979217529">
                <text:p>0.90226697921752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895131051540375">
                <text:p>0.8951310515403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06559348106384">
                <text:p>0.90655934810638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05623257160187">
                <text:p>0.90562325716018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04445052146912">
                <text:p>0.9044450521469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06742990016937">
                <text:p>0.90674299001693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08834517002106">
                <text:p>0.90883451700210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10313129425049">
                <text:p>0.91031312942504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909798860549927">
                <text:p>0.90979886054992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909814715385437">
                <text:p>0.90981471538543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13343250751495">
                <text:p>0.91334325075149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90922623872757">
                <text:p>0.9092262387275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906235575675964">
                <text:p>0.90623557567596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909821808338165">
                <text:p>0.90982180833816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905713260173798">
                <text:p>0.90571326017379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914671540260315">
                <text:p>0.91467154026031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915311574935913">
                <text:p>0.9153115749359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912852108478546">
                <text:p>0.91285210847854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15336430072784">
                <text:p>0.91533643007278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910282135009766">
                <text:p>0.91028213500976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908771097660065">
                <text:p>0.90877109766006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912701666355133">
                <text:p>0.91270166635513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913545608520508">
                <text:p>0.91354560852050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913751840591431">
                <text:p>0.91375184059143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91405439376831">
                <text:p>0.9140543937683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914871990680695">
                <text:p>0.91487199068069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915136575698852">
                <text:p>0.9151365756988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915501594543457">
                <text:p>0.91550159454345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915991187095642">
                <text:p>0.91599118709564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916511952877045">
                <text:p>0.91651195287704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916492700576782">
                <text:p>0.91649270057678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916118562221527">
                <text:p>0.91611856222152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915955424308777">
                <text:p>0.91595542430877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915760338306427">
                <text:p>0.91576033830642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915643572807312">
                <text:p>0.91564357280731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915831387042999">
                <text:p>0.91583138704299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916038572788238">
                <text:p>0.91603857278823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916174292564392">
                <text:p>0.91617429256439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916352272033691">
                <text:p>0.91635227203369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916418254375458">
                <text:p>0.91641825437545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916552424430847">
                <text:p>0.91655242443084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916399896144867">
                <text:p>0.91639989614486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916586101055145">
                <text:p>0.91658610105514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916623830795288">
                <text:p>0.91662383079528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916907787322998">
                <text:p>0.91690778732299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916918456554413">
                <text:p>0.91691845655441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917097806930542">
                <text:p>0.91709780693054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917086899280548">
                <text:p>0.91708689928054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917012453079224">
                <text:p>0.9170124530792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91703873872757">
                <text:p>0.9170387387275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916539192199707">
                <text:p>0.91653919219970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916744947433472">
                <text:p>0.91674494743347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916509747505188">
                <text:p>0.91650974750518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916592419147491">
                <text:p>0.91659241914749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916727423667908">
                <text:p>0.91672742366790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917388439178467">
                <text:p>0.91738843917846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917701423168182">
                <text:p>0.91770142316818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91779214143753">
                <text:p>0.9177921414375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917654573917389">
                <text:p>0.91765457391738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917929649353027">
                <text:p>0.91792964935302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918032109737396">
                <text:p>0.91803210973739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918942928314209">
                <text:p>0.91894292831420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91890025138855">
                <text:p>0.9189002513885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919117152690887">
                <text:p>0.91911715269088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918890953063965">
                <text:p>0.91889095306396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918882787227631">
                <text:p>0.91888278722763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918798625469208">
                <text:p>0.9187986254692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918737471103668">
                <text:p>0.9187374711036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919065594673157">
                <text:p>0.91906559467315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918918371200562">
                <text:p>0.91891837120056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918762564659119">
                <text:p>0.91876256465911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918603777885437">
                <text:p>0.91860377788543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918568968772888">
                <text:p>0.91856896877288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918440997600555">
                <text:p>0.9184409976005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91841733455658">
                <text:p>0.9184173345565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918421924114227">
                <text:p>0.91842192411422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918466091156006">
                <text:p>0.91846609115600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918502748012543">
                <text:p>0.9185027480125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918548285961151">
                <text:p>0.91854828596115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918680429458618">
                <text:p>0.91868042945861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918743848800659">
                <text:p>0.91874384880065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918796122074127">
                <text:p>0.91879612207412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918973863124847">
                <text:p>0.91897386312484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918805480003357">
                <text:p>0.91880548000335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918881416320801">
                <text:p>0.91888141632080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919235587120056">
                <text:p>0.91923558712005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919877409934998">
                <text:p>0.91987740993499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920049250125885">
                <text:p>0.92004925012588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920183420181274">
                <text:p>0.92018342018127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920275390148163">
                <text:p>0.92027539014816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920896351337433">
                <text:p>0.92089635133743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92091429233551">
                <text:p>0.9209142923355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20983970165253">
                <text:p>0.92098397016525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920983254909515">
                <text:p>0.92098325490951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920988440513611">
                <text:p>0.92098844051361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920792698860168">
                <text:p>0.92079269886016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92069935798645">
                <text:p>0.920699357986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920839965343475">
                <text:p>0.92083996534347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920943260192871">
                <text:p>0.92094326019287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920898139476776">
                <text:p>0.92089813947677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917889416217804">
                <text:p>0.91788941621780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914575576782227">
                <text:p>0.91457557678222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91562283039093">
                <text:p>0.9156228303909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916940689086914">
                <text:p>0.9169406890869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917903244495392">
                <text:p>0.91790324449539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918601632118225">
                <text:p>0.91860163211822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917604148387909">
                <text:p>0.91760414838790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919499695301056">
                <text:p>0.91949969530105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917452752590179">
                <text:p>0.91745275259017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900692522525787">
                <text:p>0.90069252252578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904845654964447">
                <text:p>0.90484565496444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900847434997559">
                <text:p>0.90084743499755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904475271701813">
                <text:p>0.90447527170181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08775866031647">
                <text:p>0.90877586603164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906322658061981">
                <text:p>0.90632265806198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904613494873047">
                <text:p>0.90461349487304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906338095664978">
                <text:p>0.90633809566497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899066507816315">
                <text:p>0.89906650781631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904165625572205">
                <text:p>0.90416562557220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908482015132904">
                <text:p>0.90848201513290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910328030586243">
                <text:p>0.91032803058624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911380529403686">
                <text:p>0.91138052940368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915043592453003">
                <text:p>0.91504359245300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92030268907547">
                <text:p>0.9203026890754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919825077056885">
                <text:p>0.91982507705688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916333436965942">
                <text:p>0.91633343696594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913259625434876">
                <text:p>0.91325962543487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916085004806519">
                <text:p>0.91608500480651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912990987300873">
                <text:p>0.91299098730087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907551765441894">
                <text:p>0.90755176544189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903527081012726">
                <text:p>0.90352708101272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910581469535827">
                <text:p>0.91058146953582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909419000148773">
                <text:p>0.90941900014877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906782388687134">
                <text:p>0.9067823886871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905416488647461">
                <text:p>0.90541648864746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911240875720978">
                <text:p>0.91124087572097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907889068126678">
                <text:p>0.90788906812667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898819208145142">
                <text:p>0.89881920814514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98187577724457">
                <text:p>0.89818757772445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906890094280243">
                <text:p>0.90689009428024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907860457897186">
                <text:p>0.90786045789718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97156178951263">
                <text:p>0.89715617895126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77036452293396">
                <text:p>0.87703645229339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910995960235596">
                <text:p>0.91099596023559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98752868175507">
                <text:p>0.89875286817550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90831995010376">
                <text:p>0.9083199501037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903924465179443">
                <text:p>0.90392446517944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90486752986908">
                <text:p>0.9048675298690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90263855457306">
                <text:p>0.89026385545730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907260060310364">
                <text:p>0.90726006031036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96523594856262">
                <text:p>0.89652359485626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904575526714325">
                <text:p>0.90457552671432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94657373428345">
                <text:p>0.89465737342834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87681126594543">
                <text:p>0.88768112659454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7452632188797">
                <text:p>0.8745263218879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86873364448547">
                <text:p>0.88687336444854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96713554859161">
                <text:p>0.89671355485916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98056447505951">
                <text:p>0.89805644750595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905308604240418">
                <text:p>0.90530860424041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911304950714111">
                <text:p>0.91130495071411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911127984523773">
                <text:p>0.91112798452377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911218881607056">
                <text:p>0.91121888160705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910978674888611">
                <text:p>0.91097867488861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907807052135468">
                <text:p>0.90780705213546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905620276927948">
                <text:p>0.90562027692794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905100226402283">
                <text:p>0.90510022640228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910828173160553">
                <text:p>0.91082817316055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912570059299469">
                <text:p>0.91257005929946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907281279563904">
                <text:p>0.90728127956390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913770318031311">
                <text:p>0.91377031803131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92316460609436">
                <text:p>0.89231646060943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80940437316895">
                <text:p>0.88094043731689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8550192117691">
                <text:p>0.8855019211769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905209481716156">
                <text:p>0.90520948171615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910378038883209">
                <text:p>0.91037803888320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9976692199707">
                <text:p>0.899766921997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907894670963287">
                <text:p>0.90789467096328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907552897930145">
                <text:p>0.90755289793014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908258438110352">
                <text:p>0.90825843811035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90776115655899">
                <text:p>0.9077611565589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90651547908783">
                <text:p>0.9065154790878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900096714496612">
                <text:p>0.90009671449661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95897507667542">
                <text:p>0.89589750766754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8547158241272">
                <text:p>0.8854715824127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9954400062561">
                <text:p>0.8995440006256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99851441383362">
                <text:p>0.89985144138336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90008509159088">
                <text:p>0.89000850915908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95624041557312">
                <text:p>0.89562404155731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89793932437897">
                <text:p>0.88979393243789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89084655046463">
                <text:p>0.8908465504646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92537415027618">
                <text:p>0.89253741502761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89437675476074">
                <text:p>0.88943767547607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86839628219605">
                <text:p>0.8868396282196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31635117530823">
                <text:p>0.83163511753082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4195750951767">
                <text:p>0.8419575095176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68593335151672">
                <text:p>0.86859333515167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6926680803299">
                <text:p>0.8692668080329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17715644836426">
                <text:p>0.81771564483642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473593980073929">
                <text:p>0.47359398007392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577173113822937">
                <text:p>0.57717311382293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421416878700256">
                <text:p>0.42141687870025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48128291964531">
                <text:p>0.4812829196453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456368952989578">
                <text:p>0.45636895298957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299119502305984">
                <text:p>0.29911950230598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267774492502212">
                <text:p>0.26777449250221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98186415433884">
                <text:p>0.39818641543388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490019172430038">
                <text:p>0.49001917243003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508535981178284">
                <text:p>0.50853598117828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783577144145966">
                <text:p>0.78357714414596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02467286586762">
                <text:p>0.80246728658676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663389444351196">
                <text:p>0.66338944435119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637714326381683">
                <text:p>0.63771432638168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384481072425842">
                <text:p>0.38448107242584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315421938896179">
                <text:p>0.31542193889617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412934482097626">
                <text:p>0.41293448209762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255027174949646">
                <text:p>0.25502717494964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424517899751663">
                <text:p>0.42451789975166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51479142904282">
                <text:p>0.35147914290428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264809221029282">
                <text:p>0.26480922102928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50119960308075">
                <text:p>0.5011996030807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788315057754517">
                <text:p>0.78831505775451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861360847949982">
                <text:p>0.86136084794998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833779096603394">
                <text:p>0.83377909660339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628786385059357">
                <text:p>0.62878638505935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857336163520813">
                <text:p>0.85733616352081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837372243404388">
                <text:p>0.83737224340438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869258165359497">
                <text:p>0.86925816535949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890081465244293">
                <text:p>0.89008146524429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870624959468842">
                <text:p>0.87062495946884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11610782146454">
                <text:p>0.91161078214645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07970011234283">
                <text:p>0.90797001123428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07635629177094">
                <text:p>0.90763562917709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0568608045578">
                <text:p>0.9056860804557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11996483802795">
                <text:p>0.91199648380279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898768365383148">
                <text:p>0.89876836538314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09208357334137">
                <text:p>0.90920835733413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06298279762268">
                <text:p>0.90629827976226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847216188907623">
                <text:p>0.84721618890762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877845048904419">
                <text:p>0.87784504890441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837697744369507">
                <text:p>0.83769774436950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833970665931702">
                <text:p>0.83397066593170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779159069061279">
                <text:p>0.77915906906127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488467782735825">
                <text:p>0.4884677827358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813595652580261">
                <text:p>0.81359565258026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88957417011261">
                <text:p>0.8895741701126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09097135066986">
                <text:p>0.90909713506698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17798697948456">
                <text:p>0.91779869794845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21118915081024">
                <text:p>0.92111891508102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30560052394867">
                <text:p>0.93056005239486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30789172649384">
                <text:p>0.93078917264938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30058419704437">
                <text:p>0.93005841970443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30282711982727">
                <text:p>0.9302827119827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29667770862579">
                <text:p>0.92966777086257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3103015422821">
                <text:p>0.9310301542282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31384384632111">
                <text:p>0.93138438463211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930306971073151">
                <text:p>0.93030697107315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28951621055603">
                <text:p>0.92895162105560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16195750236511">
                <text:p>0.91619575023651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07510876655579">
                <text:p>0.90751087665557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12847518920898">
                <text:p>0.91284751892089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13230240345001">
                <text:p>0.91323024034500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11391973495483">
                <text:p>0.91139197349548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03311669826508">
                <text:p>0.90331166982650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0224951505661">
                <text:p>0.9022495150566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1971230506897">
                <text:p>0.9197123050689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11932229995728">
                <text:p>0.91193222999572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06210839748383">
                <text:p>0.90621083974838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21441674232483">
                <text:p>0.92144167423248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904331088066101">
                <text:p>0.90433108806610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04909193515778">
                <text:p>0.90490919351577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25986647605896">
                <text:p>0.92598664760589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10223841667175">
                <text:p>0.91022384166717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893168807029724">
                <text:p>0.89316880702972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10025477409363">
                <text:p>0.91002547740936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896193087100983">
                <text:p>0.89619308710098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899869024753571">
                <text:p>0.89986902475357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814584910869598">
                <text:p>0.81458491086959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757367432117462">
                <text:p>0.75736743211746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863716721534729">
                <text:p>0.86371672153472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854066371917725">
                <text:p>0.85406637191772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04138088226318">
                <text:p>0.90413808822631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800555765628815">
                <text:p>0.8005557656288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877428531646729">
                <text:p>0.87742853164672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05719757080078">
                <text:p>0.90571975708007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01081264019012">
                <text:p>0.90108126401901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843618810176849">
                <text:p>0.84361881017684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03529465198517">
                <text:p>0.90352946519851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899615228176117">
                <text:p>0.89961522817611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867638230323792">
                <text:p>0.86763823032379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869722425937653">
                <text:p>0.86972242593765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674078106880188">
                <text:p>0.67407810688018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442603439092636">
                <text:p>0.44260343909263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715668797492981">
                <text:p>0.71566879749298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829821050167084">
                <text:p>0.82982105016708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859072685241699">
                <text:p>0.85907268524169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853497266769409">
                <text:p>0.85349726676940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727474927902222">
                <text:p>0.72747492790222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719873130321503">
                <text:p>0.71987313032150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692883908748627">
                <text:p>0.69288390874862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832188963890076">
                <text:p>0.83218896389007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85971474647522">
                <text:p>0.859714746475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866865634918213">
                <text:p>0.86686563491821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880819857120514">
                <text:p>0.88081985712051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850338995456696">
                <text:p>0.85033899545669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835269033908844">
                <text:p>0.83526903390884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776068985462189">
                <text:p>0.77606898546218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773768067359924">
                <text:p>0.77376806735992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785948157310486">
                <text:p>0.78594815731048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879432559013367">
                <text:p>0.87943255901336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887921631336212">
                <text:p>0.88792163133621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884414315223694">
                <text:p>0.88441431522369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879466474056244">
                <text:p>0.87946647405624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876858949661255">
                <text:p>0.87685894966125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887549877166748">
                <text:p>0.88754987716674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891635358333588">
                <text:p>0.89163535833358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872155845165253">
                <text:p>0.87215584516525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859682202339172">
                <text:p>0.85968220233917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888127863407135">
                <text:p>0.88812786340713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839808642864227">
                <text:p>0.83980864286422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843980491161346">
                <text:p>0.84398049116134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842524528503418">
                <text:p>0.84252452850341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834461867809296">
                <text:p>0.83446186780929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788270831108093">
                <text:p>0.78827083110809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820365965366364">
                <text:p>0.82036596536636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8466437458992">
                <text:p>0.846643745899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874342143535614">
                <text:p>0.87434214353561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88687938451767">
                <text:p>0.8868793845176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8490070104599">
                <text:p>0.849007010459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891702175140381">
                <text:p>0.89170217514038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916604399681091">
                <text:p>0.91660439968109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895972311496735">
                <text:p>0.89597231149673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833898186683655">
                <text:p>0.83389818668365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90063214302063">
                <text:p>0.9006321430206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912526607513428">
                <text:p>0.91252660751342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903939843177795">
                <text:p>0.90393984317779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905836999416351">
                <text:p>0.90583699941635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905926764011383">
                <text:p>0.90592676401138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908389627933502">
                <text:p>0.90838962793350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912180960178375">
                <text:p>0.91218096017837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912464737892151">
                <text:p>0.91246473789215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909211456775665">
                <text:p>0.90921145677566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898576200008392">
                <text:p>0.89857620000839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903716623783112">
                <text:p>0.90371662378311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906259298324585">
                <text:p>0.90625929832458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905941545963287">
                <text:p>0.90594154596328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899152219295502">
                <text:p>0.89915221929550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906020522117615">
                <text:p>0.90602052211761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915674686431885">
                <text:p>0.91567468643188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916673541069031">
                <text:p>0.91667354106903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916831493377686">
                <text:p>0.91683149337768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91349583864212">
                <text:p>0.9134958386421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899734139442444">
                <text:p>0.89973413944244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894931554794312">
                <text:p>0.89493155479431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906542539596558">
                <text:p>0.90654253959655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920125484466553">
                <text:p>0.92012548446655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914277613162994">
                <text:p>0.91427761316299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905224859714508">
                <text:p>0.90522485971450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891558170318604">
                <text:p>0.89155817031860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892962634563446">
                <text:p>0.89296263456344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88692831993103">
                <text:p>0.8869283199310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890208065509796">
                <text:p>0.89020806550979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875770568847656">
                <text:p>0.87577056884765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876801669597626">
                <text:p>0.87680166959762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89331591129303">
                <text:p>0.8933159112930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91374808549881">
                <text:p>0.9137480854988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913405954837799">
                <text:p>0.91340595483779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917017042636871">
                <text:p>0.91701704263687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917100429534912">
                <text:p>0.91710042953491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914641678333282">
                <text:p>0.91464167833328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894046366214752">
                <text:p>0.89404636621475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891224026679993">
                <text:p>0.89122402667999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891068994998932">
                <text:p>0.89106899499893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834268867969513">
                <text:p>0.83426886796951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829276442527771">
                <text:p>0.82927644252777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894946217536926">
                <text:p>0.89494621753692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910946249961853">
                <text:p>0.91094624996185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901457011699676">
                <text:p>0.90145701169967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908179819583893">
                <text:p>0.90817981958389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916866719722748">
                <text:p>0.91686671972274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917914688587189">
                <text:p>0.91791468858718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896831214427948">
                <text:p>0.89683121442794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925859034061432">
                <text:p>0.92585903406143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914676427841186">
                <text:p>0.91467642784118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901214838027954">
                <text:p>0.90121483802795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888184607028961">
                <text:p>0.88818460702896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900788486003876">
                <text:p>0.90078848600387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912115275859833">
                <text:p>0.91211527585983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915099680423737">
                <text:p>0.91509968042373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907069981098175">
                <text:p>0.90706998109817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902802050113678">
                <text:p>0.9028020501136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